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2" style:family="graphic" style:parent-style-name="standard">
      <style:graphic-properties draw:stroke="solid" svg:stroke-width="0.044cm" svg:stroke-color="#000000" draw:stroke-linejoin="miter" draw:fill="solid" draw:fill-color="#bbe0e3" draw:textarea-horizontal-align="left" draw:textarea-vertical-align="middle" draw:auto-grow-height="false" fo:padding-top="0.13cm" fo:padding-bottom="0.13cm" fo:padding-left="0.25cm" fo:padding-right="0.25cm" fo:wrap-option="wrap" draw:shadow="hidden"/>
    </style:style>
    <style:style style:name="gr3"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4" style:family="graphic" style:parent-style-name="standard">
      <style:graphic-properties draw:stroke="solid" svg:stroke-width="0.044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6" style:family="graphic" style:parent-style-name="standard">
      <style:graphic-properties draw:stroke="solid" svg:stroke-width="0.044cm" svg:stroke-color="#000000" draw:stroke-linejoin="miter" draw:fill="solid" draw:fill-color="#ff3333"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graphic-properties draw:stroke="none" draw:fill="solid" draw:fill-color="#ff3333" draw:textarea-horizontal-align="justify" draw:textarea-vertical-align="top" draw:auto-grow-height="true" fo:min-height="0cm" fo:min-width="0cm" fo:padding-top="0.13cm" fo:padding-bottom="0.13cm" fo:padding-left="0.25cm" fo:padding-right="0.25cm" fo:wrap-option="no-wrap" draw:shadow="hidden"/>
    </style:style>
    <style:style style:name="gr8" style:family="graphic" style:parent-style-name="standard">
      <style:graphic-properties draw:stroke="solid" svg:stroke-width="0.044cm" svg:stroke-color="#000000" draw:stroke-linejoin="miter" draw:fill="solid" draw:fill-color="#ff0000" draw:textarea-horizontal-align="left" draw:textarea-vertical-align="middle" draw:auto-grow-height="false" fo:padding-top="0.13cm" fo:padding-bottom="0.13cm" fo:padding-left="0.25cm" fo:padding-right="0.25cm" fo:wrap-option="wrap" draw:shadow="hidden"/>
    </style:style>
    <style:style style:name="gr9" style:family="graphic" style:parent-style-name="standard">
      <style:graphic-properties draw:stroke="none" draw:fill="solid" draw:fill-color="#ff0000" draw:textarea-horizontal-align="justify" draw:textarea-vertical-align="top" draw:auto-grow-height="true" fo:min-height="0cm" fo:min-width="0cm" fo:padding-top="0.13cm" fo:padding-bottom="0.13cm" fo:padding-left="0.25cm" fo:padding-right="0.25cm" fo:wrap-option="no-wrap" draw:shadow="hidden"/>
    </style:style>
    <style:style style:name="gr10" style:family="graphic" style:parent-style-name="standard">
      <style:graphic-properties draw:stroke="solid" svg:stroke-width="0.14cm" svg:stroke-color="#ff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1"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wrap" draw:shadow="hidden"/>
    </style:style>
    <style:style style:name="gr12" style:family="graphic" style:parent-style-name="standard">
      <style:graphic-properties draw:stroke="solid" svg:stroke-width="0.026cm" svg:stroke-color="#000000"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13" style:family="graphic" style:parent-style-name="standard">
      <style:graphic-properties draw:stroke="solid" svg:stroke-width="0.044cm" svg:stroke-color="#008000" draw:stroke-linejoin="miter" draw:fill="solid" draw:fill-color="#bbe0e3" draw:textarea-horizontal-align="left" draw:textarea-vertical-align="middle" draw:auto-grow-height="false" fo:padding-top="0.13cm" fo:padding-bottom="0.13cm" fo:padding-left="0.25cm" fo:padding-right="0.25cm" fo:wrap-option="wrap" draw:shadow="hidden"/>
    </style:style>
    <style:style style:name="gr14" style:family="graphic" style:parent-style-name="standard">
      <style:graphic-properties draw:stroke="solid" svg:stroke-width="0.044cm" svg:stroke-color="#000000" draw:stroke-linejoin="miter" draw:fill="solid" draw:fill-color="#0000ff" draw:textarea-horizontal-align="left" draw:textarea-vertical-align="middle" draw:auto-grow-height="false" fo:padding-top="0.13cm" fo:padding-bottom="0.13cm" fo:padding-left="0.25cm" fo:padding-right="0.25cm" fo:wrap-option="wrap" draw:shadow="hidden"/>
    </style:style>
    <style:style style:name="gr15" style:family="graphic" style:parent-style-name="standard">
      <style:graphic-properties draw:stroke="none" draw:fill="solid" draw:fill-color="#0000ff" draw:textarea-horizontal-align="justify" draw:textarea-vertical-align="top" draw:auto-grow-height="true" fo:min-height="0cm" fo:min-width="0cm" fo:padding-top="0.13cm" fo:padding-bottom="0.13cm" fo:padding-left="0.25cm" fo:padding-right="0.25cm" fo:wrap-option="no-wrap" draw:shadow="hidden"/>
    </style:style>
    <style:style style:name="gr16" style:family="graphic" style:parent-style-name="standard">
      <style:graphic-properties draw:stroke="solid" svg:stroke-width="0.044cm" svg:stroke-color="#000000" draw:stroke-linejoin="miter" draw:fill="solid" draw:fill-color="#008000" draw:textarea-horizontal-align="left" draw:textarea-vertical-align="middle" draw:auto-grow-height="false" fo:padding-top="0.13cm" fo:padding-bottom="0.13cm" fo:padding-left="0.25cm" fo:padding-right="0.25cm" fo:wrap-option="wrap" draw:shadow="hidden"/>
    </style:style>
    <style:style style:name="gr17" style:family="graphic" style:parent-style-name="standard">
      <style:graphic-properties draw:stroke="none" draw:fill="solid" draw:fill-color="#008000" draw:textarea-horizontal-align="justify" draw:textarea-vertical-align="top" draw:auto-grow-height="true" fo:min-height="0cm" fo:min-width="0cm" fo:padding-top="0.13cm" fo:padding-bottom="0.13cm" fo:padding-left="0.25cm" fo:padding-right="0.25cm" fo:wrap-option="no-wrap" draw:shadow="hidden"/>
    </style:style>
    <style:style style:name="gr18" style:family="graphic">
      <style:graphic-properties style:protect="size"/>
    </style:style>
    <style:style style:name="pr1" style:family="presentation" style:parent-style-name="Default-outline1" style:list-style-name="L3">
      <style:graphic-properties draw:stroke="none" draw:fill="none" draw:fill-color="#ffffff" draw:textarea-horizontal-align="justify" draw:textarea-vertical-align="top" draw:auto-grow-height="true" draw:auto-grow-width="false" fo:min-height="2.079cm" fo:min-width="0cm" fo:padding-top="0.13cm" fo:padding-bottom="0.13cm" fo:padding-left="0.25cm" fo:padding-right="0.25cm" fo:wrap-option="no-wrap" draw:shadow="hidden" draw:shadow-color="#808080"/>
    </style:style>
    <style:style style:name="pr2" style:family="presentation" style:parent-style-name="Default-notes">
      <style:graphic-properties draw:stroke="none" draw:fill="none" draw:fill-color="#ffffff" draw:auto-grow-height="true" fo:min-height="13.326cm" draw:shadow="hidden"/>
    </style:style>
    <style:style style:name="pr3" style:family="presentation" style:parent-style-name="Default-outline1" style:list-style-name="L4">
      <style:graphic-properties draw:stroke="none" draw:fill="none" draw:fill-color="#ffffff" draw:textarea-horizontal-align="justify" draw:textarea-vertical-align="top" draw:auto-grow-height="true" draw:auto-grow-width="false" fo:min-height="5.022cm" fo:min-width="0cm" fo:padding-top="0cm" fo:padding-bottom="0cm" fo:padding-left="0cm" fo:padding-right="0cm" fo:wrap-option="no-wrap" draw:shadow="hidden" draw:shadow-color="#808080"/>
    </style:style>
    <style:style style:name="pr4" style:family="presentation" style:parent-style-name="Default-title">
      <style:graphic-properties draw:stroke="none" draw:fill="none" draw:fill-color="#ffffff" fo:min-height="1.915cm" draw:shadow="hidden" draw:shadow-color="#808080"/>
    </style:style>
    <style:style style:name="pr5" style:family="presentation" style:parent-style-name="Default-outline1" style:list-style-name="L4">
      <style:graphic-properties draw:stroke="none" draw:fill="none" draw:fill-color="#ffffff" draw:textarea-horizontal-align="justify" draw:textarea-vertical-align="top" draw:auto-grow-height="true" draw:auto-grow-width="false" fo:min-height="3.37cm" fo:min-width="0cm" fo:padding-top="0cm" fo:padding-bottom="0cm" fo:padding-left="0cm" fo:padding-right="0cm" fo:wrap-option="no-wrap" draw:shadow="hidden" draw:shadow-color="#808080"/>
    </style:style>
    <style:style style:name="pr6" style:family="presentation" style:parent-style-name="Default-outline1" style:list-style-name="L4">
      <style:graphic-properties draw:stroke="none" draw:fill="none" draw:fill-color="#ffffff" draw:textarea-horizontal-align="justify" draw:textarea-vertical-align="top" draw:auto-grow-height="true" draw:auto-grow-width="false" fo:min-height="14.395cm" fo:min-width="0cm" fo:padding-top="0cm" fo:padding-bottom="0cm" fo:padding-left="0cm" fo:padding-right="0cm" fo:wrap-option="no-wrap" draw:shadow="hidden" draw:shadow-color="#808080"/>
    </style:style>
    <style:style style:name="pr7" style:family="presentation" style:parent-style-name="Default-outline1" style:list-style-name="L4">
      <style:graphic-properties draw:stroke="none" draw:fill="none" draw:fill-color="#ffffff" draw:textarea-horizontal-align="justify" draw:textarea-vertical-align="top" draw:auto-grow-height="true" draw:auto-grow-width="false" fo:min-height="14.395cm" fo:min-width="0cm" fo:padding-top="0cm" fo:padding-bottom="0cm" fo:padding-left="0cm" fo:padding-right="0cm" fo:wrap-option="no-wrap" draw:shadow="hidden" draw:shadow-color="#808080"/>
    </style:style>
    <style:style style:name="pr8" style:family="presentation" style:parent-style-name="Default-outline1" style:list-style-name="L4">
      <style:graphic-properties draw:stroke="none" draw:fill="none" draw:fill-color="#ffffff" draw:textarea-horizontal-align="justify" draw:textarea-vertical-align="top" draw:auto-grow-height="true" draw:auto-grow-width="false" fo:min-height="3.37cm" fo:min-width="0cm" fo:padding-top="0cm" fo:padding-bottom="0cm" fo:padding-left="0cm" fo:padding-right="0cm" fo:wrap-option="no-wrap" draw:shadow="hidden" draw:shadow-color="#808080"/>
    </style:style>
    <style:style style:name="pr9" style:family="presentation" style:parent-style-name="Default-outline1" style:list-style-name="L3">
      <style:graphic-properties draw:stroke="none" draw:fill="none" draw:fill-color="#ffffff" draw:textarea-horizontal-align="justify" draw:textarea-vertical-align="top" draw:auto-grow-height="true" draw:auto-grow-width="false" fo:min-height="2.079cm" fo:min-width="0cm" fo:padding-top="0.13cm" fo:padding-bottom="0.13cm" fo:padding-left="0.25cm" fo:padding-right="0.25cm" fo:wrap-option="no-wrap" draw:shadow="hidden" draw:shadow-color="#808080"/>
    </style:style>
    <style:style style:name="pr10" style:family="presentation" style:parent-style-name="Default-outline1" style:list-style-name="L4">
      <style:graphic-properties draw:stroke="none" draw:fill="none" draw:fill-color="#ffffff" draw:textarea-horizontal-align="justify" draw:textarea-vertical-align="top" draw:auto-grow-height="true" draw:auto-grow-width="false" fo:min-height="14.439cm" fo:min-width="0cm" fo:padding-top="0cm" fo:padding-bottom="0cm" fo:padding-left="0cm" fo:padding-right="0cm" fo:wrap-option="no-wrap" draw:shadow="hidden" draw:shadow-color="#808080"/>
    </style:style>
    <style:style style:name="pr11" style:family="presentation" style:parent-style-name="Default-outline1" style:list-style-name="L4">
      <style:graphic-properties draw:stroke="none" draw:fill="none" draw:fill-color="#ffffff" draw:textarea-horizontal-align="justify" draw:textarea-vertical-align="top" draw:auto-grow-height="true" draw:auto-grow-width="false" fo:min-height="5.022cm" fo:min-width="0cm" fo:padding-top="0cm" fo:padding-bottom="0cm" fo:padding-left="0cm" fo:padding-right="0cm" fo:wrap-option="no-wrap" draw:shadow="hidden" draw:shadow-color="#808080"/>
    </style:style>
    <style:style style:name="pr12" style:family="presentation" style:parent-style-name="Default-outline1" style:list-style-name="L4">
      <style:graphic-properties draw:stroke="none" draw:fill="none" draw:fill-color="#ffffff" draw:textarea-horizontal-align="justify" draw:textarea-vertical-align="top" draw:auto-grow-height="true" draw:auto-grow-width="false" fo:min-height="14.616cm" fo:min-width="0cm" fo:padding-top="0cm" fo:padding-bottom="0cm" fo:padding-left="0cm" fo:padding-right="0cm" fo:wrap-option="no-wrap" draw:shadow="hidden" draw:shadow-color="#808080"/>
    </style:style>
    <style:style style:name="pr13" style:family="presentation" style:parent-style-name="Default-outline1" style:list-style-name="L4">
      <style:graphic-properties draw:stroke="none" draw:fill="none" draw:fill-color="#ffffff" draw:textarea-horizontal-align="justify" draw:textarea-vertical-align="top" draw:auto-grow-height="true" draw:auto-grow-width="false" fo:min-height="17.5cm" fo:min-width="0cm" fo:padding-top="0cm" fo:padding-bottom="0cm" fo:padding-left="0cm" fo:padding-right="0cm" fo:wrap-option="no-wrap" draw:shadow="hidden" draw:shadow-color="#808080"/>
    </style:style>
    <style:style style:name="pr14" style:family="presentation" style:parent-style-name="Default-outline1" style:list-style-name="L4">
      <style:graphic-properties draw:stroke="none" draw:fill="none" draw:fill-color="#ffffff" draw:textarea-horizontal-align="justify" draw:textarea-vertical-align="top" draw:auto-grow-height="true" draw:auto-grow-width="false" fo:min-height="12.091cm" fo:min-width="0cm" fo:padding-top="0cm" fo:padding-bottom="0cm" fo:padding-left="0cm" fo:padding-right="0cm" fo:wrap-option="no-wrap" draw:shadow="hidden" draw:shadow-color="#808080"/>
    </style:style>
    <style:style style:name="pr15" style:family="presentation" style:parent-style-name="Default-outline1" style:list-style-name="L4">
      <style:graphic-properties draw:stroke="none" draw:fill="none" draw:fill-color="#ffffff" draw:textarea-horizontal-align="justify" draw:textarea-vertical-align="top" draw:auto-grow-height="true" draw:auto-grow-width="false" fo:min-height="12.091cm" fo:min-width="0cm" fo:padding-top="0cm" fo:padding-bottom="0cm" fo:padding-left="0cm" fo:padding-right="0cm" fo:wrap-option="no-wrap" draw:shadow="hidden" draw:shadow-color="#808080"/>
    </style:style>
    <style:style style:name="pr16" style:family="presentation" style:parent-style-name="Default-outline1" style:list-style-name="L4">
      <style:graphic-properties draw:stroke="none" draw:fill="none" draw:fill-color="#ffffff" draw:textarea-horizontal-align="justify" draw:textarea-vertical-align="top" draw:auto-grow-height="true" draw:auto-grow-width="false" fo:min-height="12.091cm" fo:min-width="0cm" fo:padding-top="0cm" fo:padding-bottom="0cm" fo:padding-left="0cm" fo:padding-right="0cm" fo:wrap-option="no-wrap" draw:shadow="hidden" draw:shadow-color="#808080"/>
    </style:style>
    <style:style style:name="pr17" style:family="presentation" style:parent-style-name="Default-title">
      <style:graphic-properties draw:fill-color="#ffffff" fo:min-height="1.915cm"/>
    </style:style>
    <style:style style:name="pr18" style:family="presentation" style:parent-style-name="Default-outline1" style:list-style-name="L4">
      <style:graphic-properties fo:min-height="14.758cm"/>
    </style:style>
    <style:style style:name="pr19" style:family="presentation" style:parent-style-name="Default-notes">
      <style:graphic-properties draw:fill-color="#ffffff" fo:min-height="13.033cm"/>
    </style:style>
    <style:style style:name="pr20" style:family="presentation" style:parent-style-name="Default-outline1" style:list-style-name="L4">
      <style:graphic-properties draw:stroke="none" draw:fill="none" draw:fill-color="#ffffff" draw:textarea-horizontal-align="justify" draw:textarea-vertical-align="top" draw:auto-grow-height="true" draw:auto-grow-width="false" fo:min-height="12.091cm" fo:min-width="0cm" fo:padding-top="0cm" fo:padding-bottom="0cm" fo:padding-left="0cm" fo:padding-right="0cm" fo:wrap-option="no-wrap" draw:shadow="hidden" draw:shadow-color="#808080"/>
    </style:style>
    <style:style style:name="pr21" style:family="presentation" style:parent-style-name="Default-title">
      <style:graphic-properties fo:min-height="3.506cm"/>
    </style:style>
    <style:style style:name="pr22" style:family="presentation" style:parent-style-name="Default-outline1">
      <style:graphic-properties fo:min-height="13.859cm"/>
    </style:style>
    <style:style style:name="pr23" style:family="presentation" style:parent-style-name="Default-notes">
      <style:graphic-properties draw:fill-color="#ffffff" fo:min-height="13.364cm"/>
    </style:style>
    <style:style style:name="pr24" style:family="presentation" style:parent-style-name="Default-title">
      <style:graphic-properties draw:stroke="none" draw:fill="none" draw:fill-color="#ffffff" draw:textarea-horizontal-align="justify" draw:textarea-vertical-align="middle" draw:auto-grow-height="true" draw:auto-grow-width="false" fo:min-height="1.915cm" fo:min-width="0cm" fo:padding-top="0cm" fo:padding-bottom="0cm" fo:padding-left="0cm" fo:padding-right="0cm" fo:wrap-option="no-wrap" draw:shadow="hidden" draw:shadow-color="#808080"/>
    </style:style>
    <style:style style:name="pr25" style:family="presentation" style:parent-style-name="Default-outline1" style:list-style-name="L4">
      <style:graphic-properties draw:stroke="none" draw:fill="none" draw:fill-color="#ffffff" draw:textarea-horizontal-align="justify" draw:textarea-vertical-align="top" draw:auto-grow-height="true" draw:auto-grow-width="false" fo:min-height="17.024cm" fo:min-width="0cm" fo:padding-top="0cm" fo:padding-bottom="0cm" fo:padding-left="0cm" fo:padding-right="0cm" fo:wrap-option="no-wrap" draw:shadow="hidden" draw:shadow-color="#808080"/>
    </style:style>
    <style:style style:name="pr26" style:family="presentation" style:parent-style-name="Default-outline1" style:list-style-name="L4">
      <style:graphic-properties draw:stroke="none" draw:fill="none" draw:fill-color="#ffffff" draw:textarea-horizontal-align="justify" draw:textarea-vertical-align="top" draw:auto-grow-height="true" draw:auto-grow-width="false" fo:min-height="12.512cm" fo:min-width="0cm" fo:padding-top="0cm" fo:padding-bottom="0cm" fo:padding-left="0cm" fo:padding-right="0cm" fo:wrap-option="no-wrap" draw:shadow="hidden" draw:shadow-color="#808080"/>
    </style:style>
    <style:style style:name="P1" style:family="paragraph">
      <style:paragraph-properties fo:margin-left="0cm" fo:margin-right="0cm" fo:margin-top="0.282cm" fo:margin-bottom="0cm" fo:line-height="100%" fo:text-indent="0cm" style:punctuation-wrap="hanging" style:line-break="strict"/>
    </style:style>
    <style:style style:name="P2" style:family="paragraph">
      <style:paragraph-properties text:enable-numbering="false" fo:margin-left="0cm" fo:margin-right="0cm" fo:margin-top="0.282cm" fo:margin-bottom="0cm" fo:line-height="100%" fo:text-indent="0cm" style:punctuation-wrap="hanging" style:line-break="strict" style:writing-mode="lr-tb"/>
    </style:style>
    <style:style style:name="P3" style:family="paragraph">
      <style:paragraph-properties style:writing-mode="lr-tb"/>
    </style:style>
    <style:style style:name="P4" style:family="paragraph">
      <style:paragraph-properties fo:margin-left="0cm" fo:margin-right="0cm" fo:text-indent="0cm"/>
      <style:text-properties fo:font-size="14pt"/>
    </style:style>
    <style:style style:name="P5" style:family="paragraph">
      <style:paragraph-properties fo:margin-left="0cm" fo:margin-right="0cm" fo:margin-top="0.282cm" fo:margin-bottom="0cm" fo:line-height="101%" fo:text-indent="0cm" style:punctuation-wrap="hanging" style:line-break="strict"/>
    </style:style>
    <style:style style:name="P6" style:family="paragraph">
      <style:paragraph-properties text:enable-numbering="true" fo:margin-left="0cm" fo:margin-right="0cm" fo:margin-top="0.282cm" fo:margin-bottom="0cm" fo:line-height="101%" fo:text-indent="0cm" style:punctuation-wrap="hanging" style:line-break="strict" style:writing-mode="lr-tb"/>
    </style:style>
    <style:style style:name="P7" style:family="paragraph">
      <style:paragraph-properties fo:margin-left="0cm" fo:margin-right="0cm" fo:margin-top="0.308cm" fo:margin-bottom="0cm" fo:line-height="100%" fo:text-align="center" fo:text-indent="0cm" style:punctuation-wrap="hanging" style:line-break="strict"/>
    </style:style>
    <style:style style:name="P8" style:family="paragraph">
      <style:paragraph-properties text:enable-numbering="false" fo:margin-left="0cm" fo:margin-right="0cm" fo:margin-top="0.308cm" fo:margin-bottom="0cm" fo:line-height="100%" fo:text-align="center" fo:text-indent="0cm" style:punctuation-wrap="hanging" style:line-break="strict" style:writing-mode="lr-tb"/>
    </style:style>
    <style:style style:name="P9" style:family="paragraph">
      <style:paragraph-properties fo:text-align="center" style:writing-mode="lr-tb"/>
      <style:text-properties fo:font-size="24pt"/>
    </style:style>
    <style:style style:name="P10" style:family="paragraph">
      <style:paragraph-properties fo:margin-left="0cm" fo:margin-right="0cm" fo:margin-top="0.308cm" fo:margin-bottom="0cm" fo:line-height="100%" fo:text-align="center" fo:text-indent="0cm" style:punctuation-wrap="hanging" style:line-break="strict" style:writing-mode="lr-tb"/>
    </style:style>
    <style:style style:name="P11" style:family="paragraph">
      <style:paragraph-properties fo:margin-left="0cm" fo:margin-right="0cm" fo:text-indent="0cm"/>
    </style:style>
    <style:style style:name="P12" style:family="paragraph">
      <style:paragraph-properties fo:margin-left="0cm" fo:margin-right="0cm" fo:margin-top="0.282cm" fo:margin-bottom="0cm" fo:line-height="104%" fo:text-indent="0cm" style:punctuation-wrap="hanging" style:line-break="strict"/>
    </style:style>
    <style:style style:name="P13" style:family="paragraph">
      <style:paragraph-properties fo:margin-left="0cm" fo:margin-right="0cm" fo:margin-top="0.282cm" fo:margin-bottom="0cm" fo:line-height="103%" fo:text-indent="0cm" style:punctuation-wrap="hanging" style:line-break="strict"/>
    </style:style>
    <style:style style:name="P14" style:family="paragraph">
      <style:paragraph-properties fo:margin-left="0cm" fo:margin-right="0cm" fo:margin-top="0.282cm" fo:margin-bottom="0cm" fo:line-height="101%" fo:text-indent="0cm" style:punctuation-wrap="hanging" style:line-break="strict"/>
      <style:text-properties fo:font-size="28pt" style:font-size-asian="32pt" style:font-size-complex="32pt"/>
    </style:style>
    <style:style style:name="P15" style:family="paragraph">
      <style:paragraph-properties fo:line-height="101%" style:punctuation-wrap="hanging"/>
    </style:style>
    <style:style style:name="P16" style:family="paragraph">
      <style:paragraph-properties fo:margin-left="0cm" fo:margin-right="0cm" fo:line-height="101%" fo:text-indent="0cm" style:punctuation-wrap="hanging" style:line-break="strict"/>
    </style:style>
    <style:style style:name="P17" style:family="paragraph">
      <style:paragraph-properties text:enable-numbering="false" fo:margin-left="0cm" fo:margin-right="0cm" fo:line-height="101%" fo:text-indent="0cm" style:punctuation-wrap="hanging" style:line-break="strict" style:writing-mode="lr-tb"/>
    </style:style>
    <style:style style:name="T1" style:family="text">
      <style:text-properties fo:language="en" fo:country="GB"/>
    </style:style>
    <style:style style:name="T2" style:family="text">
      <style:text-properties fo:font-family="Symbol" style:font-family-generic="roman" style:font-pitch="variable" style:font-charset="x-symbol" fo:language="en" fo:country="GB" style:font-family-asian="Symbol" style:font-family-generic-asian="roman" style:font-pitch-asian="variable" style:font-charset-asian="x-symbol" style:font-family-complex="Symbol" style:font-family-generic-complex="roman" style:font-pitch-complex="variable" style:font-charset-complex="x-symbol"/>
    </style:style>
    <style:style style:name="T3" style:family="text">
      <style:text-properties fo:font-family="Tahoma" style:font-pitch="variable" fo:language="en" fo:country="GB" style:font-family-asian="Symbol" style:font-family-generic-asian="roman" style:font-pitch-asian="variable" style:font-charset-asian="x-symbol" style:font-family-complex="Symbol" style:font-family-generic-complex="roman" style:font-pitch-complex="variable" style:font-charset-complex="x-symbol"/>
    </style:style>
    <style:style style:name="T4" style:family="text">
      <style:text-properties fo:color="#000000" fo:font-size="14pt" fo:language="en" fo:country="GB" style:font-size-asian="14pt" style:font-size-complex="14pt"/>
    </style:style>
    <style:style style:name="T5" style:family="text">
      <style:text-properties fo:font-size="30pt" fo:language="en" fo:country="GB" style:font-size-asian="30pt" style:font-size-complex="30pt"/>
    </style:style>
    <style:style style:name="T6" style:family="text">
      <style:text-properties fo:font-family="Symbol" style:font-family-generic="roman" style:font-pitch="variable" style:font-charset="x-symbol" fo:font-size="30pt" fo:language="en" fo:country="GB" style:font-family-asian="Symbol" style:font-family-generic-asian="roman" style:font-pitch-asian="variable" style:font-charset-asian="x-symbol" style:font-size-asian="30pt" style:font-family-complex="Symbol" style:font-family-generic-complex="roman" style:font-pitch-complex="variable" style:font-charset-complex="x-symbol" style:font-size-complex="30pt"/>
    </style:style>
    <style:style style:name="T7" style:family="text">
      <style:text-properties fo:font-family="Tahoma" style:font-pitch="variable" fo:font-size="30pt" fo:language="en" fo:country="GB" style:font-family-asian="Symbol" style:font-family-generic-asian="roman" style:font-pitch-asian="variable" style:font-charset-asian="x-symbol" style:font-size-asian="30pt" style:font-family-complex="Symbol" style:font-family-generic-complex="roman" style:font-pitch-complex="variable" style:font-charset-complex="x-symbol" style:font-size-complex="30pt"/>
    </style:style>
    <style:style style:name="T8" style:family="text">
      <style:text-properties fo:font-size="28pt" fo:language="en" fo:country="GB" style:font-size-asian="28pt" style:font-size-complex="28pt"/>
    </style:style>
    <style:style style:name="T9" style:family="text">
      <style:text-properties style:text-position="-33% 58%" fo:font-size="28pt" fo:language="en" fo:country="GB" style:font-size-asian="28pt" style:font-size-complex="28pt"/>
    </style:style>
    <style:style style:name="T10" style:family="text">
      <style:text-properties fo:font-family="Symbol" style:font-family-generic="roman" style:font-pitch="variable" style:font-charset="x-symbol" fo:font-size="28pt" fo:language="en" fo:country="GB" style:font-family-asian="Symbol" style:font-family-generic-asian="roman" style:font-pitch-asian="variable" style:font-charset-asian="x-symbol" style:font-size-asian="28pt" style:font-family-complex="Symbol" style:font-family-generic-complex="roman" style:font-pitch-complex="variable" style:font-charset-complex="x-symbol" style:font-size-complex="28pt"/>
    </style:style>
    <style:style style:name="T11" style:family="text">
      <style:text-properties fo:font-family="Tahoma" style:font-pitch="variable" fo:font-size="28pt" fo:language="en" fo:country="GB" style:font-family-asian="Symbol" style:font-family-generic-asian="roman" style:font-pitch-asian="variable" style:font-charset-asian="x-symbol" style:font-size-asian="28pt" style:font-family-complex="Symbol" style:font-family-generic-complex="roman" style:font-pitch-complex="variable" style:font-charset-complex="x-symbol" style:font-size-complex="28pt"/>
    </style:style>
    <style:style style:name="T12" style:family="text">
      <style:text-properties fo:font-size="32pt" fo:language="en" fo:country="GB" style:font-size-asian="32pt" style:font-size-complex="32pt"/>
    </style:style>
    <style:style style:name="T13" style:family="text">
      <style:text-properties fo:font-family="Symbol" style:font-family-generic="roman" style:font-pitch="variable" style:font-charset="x-symbol" fo:font-size="32pt" fo:language="en" fo:country="GB" style:font-family-asian="Symbol" style:font-family-generic-asian="roman" style:font-pitch-asian="variable" style:font-charset-asian="x-symbol" style:font-size-asian="32pt" style:font-family-complex="Symbol" style:font-family-generic-complex="roman" style:font-pitch-complex="variable" style:font-charset-complex="x-symbol" style:font-size-complex="32pt"/>
    </style:style>
    <style:style style:name="T14" style:family="text">
      <style:text-properties fo:font-family="Tahoma" style:font-pitch="variable" fo:font-size="32pt" fo:language="en" fo:country="GB" style:font-family-asian="Symbol" style:font-family-generic-asian="roman" style:font-pitch-asian="variable" style:font-charset-asian="x-symbol" style:font-size-asian="32pt" style:font-family-complex="Symbol" style:font-family-generic-complex="roman" style:font-pitch-complex="variable" style:font-charset-complex="x-symbol" style:font-size-complex="32pt"/>
    </style:style>
    <style:style style:name="T15" style:family="text">
      <style:text-properties fo:font-family="Symbol" style:font-style-name="Regular" style:font-family-generic="roman" style:font-pitch="variable" style:font-charset="x-symbol" fo:font-size="32pt" fo:language="en" fo:country="GB" style:font-family-asian="Symbol" style:font-style-name-asian="Regular" style:font-family-generic-asian="roman" style:font-pitch-asian="variable" style:font-charset-asian="x-symbol" style:font-size-asian="32pt" style:font-family-complex="Symbol" style:font-style-name-complex="Regular" style:font-family-generic-complex="roman" style:font-pitch-complex="variable" style:font-charset-complex="x-symbol" style:font-size-complex="32pt"/>
    </style:style>
    <style:style style:name="T16" style:family="text">
      <style:text-properties fo:font-family="Tahoma" style:font-pitch="variable" fo:font-size="32pt" fo:language="en" fo:country="GB" style:font-family-asian="Symbol" style:font-style-name-asian="Regular" style:font-family-generic-asian="roman" style:font-pitch-asian="variable" style:font-charset-asian="x-symbol" style:font-size-asian="32pt" style:font-family-complex="Symbol" style:font-style-name-complex="Regular" style:font-family-generic-complex="roman" style:font-pitch-complex="variable" style:font-charset-complex="x-symbol" style:font-size-complex="32pt"/>
    </style:style>
    <style:style style:name="T17" style:family="text">
      <style:text-properties fo:font-size="28pt" fo:language="en" fo:country="GB" style:font-size-asian="32pt" style:font-size-complex="32pt"/>
    </style:style>
    <style:style style:name="T18" style:family="text">
      <style:text-properties style:text-position="-10% 59%" fo:font-size="28pt" fo:language="en" fo:country="GB" style:font-size-asian="32pt" style:font-size-complex="32pt"/>
    </style:style>
    <style:style style:name="T19" style:family="text">
      <style:text-properties fo:font-family="Symbol" style:font-style-name="Normal" style:font-family-generic="roman" style:font-pitch="variable" style:font-charset="x-symbol" fo:font-size="28pt" fo:language="en" fo:country="GB" style:font-family-asian="Symbol" style:font-style-name-asian="Normal" style:font-family-generic-asian="roman" style:font-pitch-asian="variable" style:font-charset-asian="x-symbol" style:font-size-asian="32pt" style:font-family-complex="Symbol" style:font-style-name-complex="Normal" style:font-family-generic-complex="roman" style:font-pitch-complex="variable" style:font-charset-complex="x-symbol" style:font-size-complex="32pt"/>
    </style:style>
    <style:style style:name="T20" style:family="text">
      <style:text-properties fo:font-family="Symbol" style:font-family-generic="roman" style:font-pitch="variable" style:font-charset="x-symbol" fo:font-size="32pt" fo:language="en" fo:country="GB" style:font-family-asian="Symbol" style:font-style-name-asian="Regular" style:font-family-generic-asian="roman" style:font-pitch-asian="variable" style:font-charset-asian="x-symbol" style:font-size-asian="32pt" style:font-family-complex="Symbol" style:font-style-name-complex="Regular" style:font-family-generic-complex="roman" style:font-pitch-complex="variable" style:font-charset-complex="x-symbol" style:font-size-complex="32pt"/>
    </style:style>
    <style:style style:name="T21" style:family="text">
      <style:text-properties fo:font-size="22pt" fo:language="en" fo:country="GB" style:font-size-asian="22pt" style:font-size-complex="22pt"/>
    </style:style>
    <style:style style:name="T22" style:family="text">
      <style:text-properties fo:color="#000000" fo:language="pt" fo:country="BR"/>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Tahoma"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2.049cm" svg:height="2.339cm" svg:x="3.305cm" svg:y="9.371cm" presentation:class="outline" presentation:user-transformed="true">
          <draw:text-box>
            <text:p text:style-name="P1"><text:span text:style-name="T1">Conjunto Independente</text:span></text:p>
          </draw:text-box>
        </draw:frame>
        <presentation:notes draw:style-name="dp2">
          <draw:custom-shape draw:style-name="gr1" draw:text-style-name="P3" draw:layer="layout" svg:width="14cm" svg:height="11.138cm" svg:x="3.499cm" svg:y="2.227cm">
            <text:p/>
            <draw:enhanced-geometry svg:viewBox="0 0 21600 21600" draw:type="mso-spt202" draw:enhanced-path="M 0 0 L 21600 0 21600 21600 0 21600 0 0 Z N"/>
          </draw:custom-shape>
          <draw:frame presentation:style-name="pr2" draw:text-style-name="P4" draw:layer="layout" svg:width="16.707cm" svg:height="13.326cm" svg:x="2.1cm" svg:y="14.106cm" presentation:class="notes" presentation:placeholder="true" presentation:user-transformed="true">
            <draw:text-box/>
          </draw:frame>
        </presentation:notes>
      </draw:page>
      <draw:page draw:name="page2" draw:style-name="dp1" draw:master-page-name="Default" presentation:presentation-page-layout-name="AL1T1">
        <office:forms form:automatic-focus="false" form:apply-design-mode="false"/>
        <draw:frame presentation:style-name="pr3" draw:text-style-name="P6" draw:layer="layout" svg:width="24.491cm" svg:height="5.022cm" svg:x="2.565cm" svg:y="4.898cm" presentation:class="outline" presentation:user-transformed="true">
          <draw:text-box>
            <text:p text:style-name="P5"><text:span text:style-name="T1">Conjunto independente: S </text:span><text:span text:style-name="T2"></text:span><text:span text:style-name="T3"> V tal que nenhum vértice de S é adjacente a outro vértice de S.</text:span></text:p>
          </draw:text-box>
        </draw:frame>
        <draw:g>
          <draw:custom-shape draw:style-name="gr2" draw:text-style-name="P3" draw:layer="layout" svg:width="0.7cm" svg:height="0.7cm" svg:x="2.658cm" svg:y="14.54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8" draw:layer="layout" svg:width="0.777cm" svg:height="0.816cm" svg:x="2.62cm" svg:y="14.447cm">
            <text:p text:style-name="P7"><text:span text:style-name="T4">1</text:span></text:p>
            <draw:enhanced-geometry svg:viewBox="0 0 21600 21600" draw:type="mso-spt202" draw:enhanced-path="M 0 0 L 21600 0 21600 21600 0 21600 0 0 Z N"/>
          </draw:custom-shape>
        </draw:g>
        <draw:g>
          <draw:custom-shape draw:style-name="gr2" draw:text-style-name="P3" draw:layer="layout" svg:width="0.7cm" svg:height="0.7cm" svg:x="15.113cm" svg:y="14.54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8" draw:layer="layout" svg:width="0.777cm" svg:height="0.816cm" svg:x="15.074cm" svg:y="14.447cm">
            <text:p text:style-name="P7"><text:span text:style-name="T4">1</text:span></text:p>
            <draw:enhanced-geometry svg:viewBox="0 0 21600 21600" draw:type="mso-spt202" draw:enhanced-path="M 0 0 L 21600 0 21600 21600 0 21600 0 0 Z N"/>
          </draw:custom-shape>
        </draw:g>
        <draw:g>
          <draw:custom-shape draw:style-name="gr2" draw:text-style-name="P3" draw:layer="layout" svg:width="0.7cm" svg:height="0.7cm" svg:x="18.369cm" svg:y="12.10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8" draw:layer="layout" svg:width="0.777cm" svg:height="0.816cm" svg:x="18.341cm" svg:y="12.016cm">
            <text:p text:style-name="P7"><text:span text:style-name="T4">2</text:span></text:p>
            <draw:enhanced-geometry svg:viewBox="0 0 21600 21600" draw:type="mso-spt202" draw:enhanced-path="M 0 0 L 21600 0 21600 21600 0 21600 0 0 Z N"/>
          </draw:custom-shape>
        </draw:g>
        <draw:g>
          <draw:custom-shape draw:style-name="gr2" draw:text-style-name="P3" draw:layer="layout" svg:width="0.7cm" svg:height="0.7cm" svg:x="18.369cm" svg:y="14.55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8" draw:layer="layout" svg:width="0.777cm" svg:height="0.816cm" svg:x="18.341cm" svg:y="14.466cm">
            <text:p text:style-name="P7"><text:span text:style-name="T4">5</text:span></text:p>
            <draw:enhanced-geometry svg:viewBox="0 0 21600 21600" draw:type="mso-spt202" draw:enhanced-path="M 0 0 L 21600 0 21600 21600 0 21600 0 0 Z N"/>
          </draw:custom-shape>
        </draw:g>
        <draw:g>
          <draw:custom-shape draw:style-name="gr2" draw:text-style-name="P3" draw:layer="layout" svg:width="0.7cm" svg:height="0.7cm" svg:x="18.369cm" svg:y="17.00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8" draw:layer="layout" svg:width="0.777cm" svg:height="0.816cm" svg:x="18.341cm" svg:y="16.916cm">
            <text:p text:style-name="P7"><text:span text:style-name="T4">3</text:span></text:p>
            <draw:enhanced-geometry svg:viewBox="0 0 21600 21600" draw:type="mso-spt202" draw:enhanced-path="M 0 0 L 21600 0 21600 21600 0 21600 0 0 Z N"/>
          </draw:custom-shape>
        </draw:g>
        <draw:g>
          <draw:custom-shape draw:style-name="gr2" draw:text-style-name="P3" draw:layer="layout" svg:width="0.7cm" svg:height="0.7cm" svg:x="21.869cm" svg:y="12.10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8" draw:layer="layout" svg:width="0.777cm" svg:height="0.816cm" svg:x="21.841cm" svg:y="12.016cm">
            <text:p text:style-name="P7"><text:span text:style-name="T4">6</text:span></text:p>
            <draw:enhanced-geometry svg:viewBox="0 0 21600 21600" draw:type="mso-spt202" draw:enhanced-path="M 0 0 L 21600 0 21600 21600 0 21600 0 0 Z N"/>
          </draw:custom-shape>
        </draw:g>
        <draw:g>
          <draw:custom-shape draw:style-name="gr2" draw:text-style-name="P3" draw:layer="layout" svg:width="0.7cm" svg:height="0.7cm" svg:x="21.869cm" svg:y="14.55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8" draw:layer="layout" svg:width="0.777cm" svg:height="0.816cm" svg:x="21.841cm" svg:y="14.466cm">
            <text:p text:style-name="P7"><text:span text:style-name="T4">4</text:span></text:p>
            <draw:enhanced-geometry svg:viewBox="0 0 21600 21600" draw:type="mso-spt202" draw:enhanced-path="M 0 0 L 21600 0 21600 21600 0 21600 0 0 Z N"/>
          </draw:custom-shape>
        </draw:g>
        <draw:g>
          <draw:custom-shape draw:style-name="gr2" draw:text-style-name="P3" draw:layer="layout" svg:width="0.7cm" svg:height="0.7cm" svg:x="25.369cm" svg:y="14.55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8" draw:layer="layout" svg:width="0.777cm" svg:height="0.816cm" svg:x="25.341cm" svg:y="14.466cm">
            <text:p text:style-name="P7"><text:span text:style-name="T4">8</text:span></text:p>
            <draw:enhanced-geometry svg:viewBox="0 0 21600 21600" draw:type="mso-spt202" draw:enhanced-path="M 0 0 L 21600 0 21600 21600 0 21600 0 0 Z N"/>
          </draw:custom-shape>
        </draw:g>
        <draw:g>
          <draw:custom-shape draw:style-name="gr2" draw:text-style-name="P3" draw:layer="layout" svg:width="0.7cm" svg:height="0.7cm" svg:x="25.369cm" svg:y="17.00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8" draw:layer="layout" svg:width="0.777cm" svg:height="0.816cm" svg:x="25.341cm" svg:y="16.916cm">
            <text:p text:style-name="P7"><text:span text:style-name="T4">7</text:span></text:p>
            <draw:enhanced-geometry svg:viewBox="0 0 21600 21600" draw:type="mso-spt202" draw:enhanced-path="M 0 0 L 21600 0 21600 21600 0 21600 0 0 Z N"/>
          </draw:custom-shape>
        </draw:g>
        <draw:line draw:style-name="gr4" draw:text-style-name="P9" draw:layer="layout" svg:x1="15.764cm" svg:y1="14.734cm" svg:x2="18.442cm" svg:y2="12.576cm">
          <text:p/>
        </draw:line>
        <draw:line draw:style-name="gr4" draw:text-style-name="P9" draw:layer="layout" svg:x1="15.813cm" svg:y1="14.913cm" svg:x2="18.379cm" svg:y2="14.917cm">
          <text:p/>
        </draw:line>
        <draw:line draw:style-name="gr4" draw:text-style-name="P9" draw:layer="layout" svg:x1="19.079cm" svg:y1="14.913cm" svg:x2="21.899cm" svg:y2="14.917cm">
          <text:p/>
        </draw:line>
        <draw:line draw:style-name="gr4" draw:text-style-name="P9" draw:layer="layout" svg:x1="22.589cm" svg:y1="14.913cm" svg:x2="25.399cm" svg:y2="14.917cm">
          <text:p/>
        </draw:line>
        <draw:line draw:style-name="gr4" draw:text-style-name="P9" draw:layer="layout" svg:x1="19.079cm" svg:y1="12.434cm" svg:x2="21.899cm" svg:y2="12.438cm">
          <text:p/>
        </draw:line>
        <draw:line draw:style-name="gr4" draw:text-style-name="P9" draw:layer="layout" svg:x1="19.079cm" svg:y1="17.382cm" svg:x2="25.379cm" svg:y2="17.388cm">
          <text:p/>
        </draw:line>
        <draw:line draw:style-name="gr4" draw:text-style-name="P9" draw:layer="layout" svg:x1="18.71cm" svg:y1="12.765cm" svg:x2="18.714cm" svg:y2="14.514cm">
          <text:p/>
        </draw:line>
        <draw:line draw:style-name="gr4" draw:text-style-name="P9" draw:layer="layout" svg:x1="18.71cm" svg:y1="15.214cm" svg:x2="18.714cm" svg:y2="16.965cm">
          <text:p/>
        </draw:line>
        <draw:line draw:style-name="gr4" draw:text-style-name="P9" draw:layer="layout" svg:x1="22.248cm" svg:y1="12.803cm" svg:x2="22.254cm" svg:y2="14.554cm">
          <text:p/>
        </draw:line>
        <draw:line draw:style-name="gr4" draw:text-style-name="P9" draw:layer="layout" svg:x1="25.71cm" svg:y1="15.214cm" svg:x2="25.714cm" svg:y2="16.965cm">
          <text:p/>
        </draw:line>
        <draw:line draw:style-name="gr4" draw:text-style-name="P9" draw:layer="layout" svg:x1="22.492cm" svg:y1="12.62cm" svg:x2="25.413cm" svg:y2="14.613cm">
          <text:p/>
        </draw:line>
        <draw:line draw:style-name="gr4" draw:text-style-name="P9" draw:layer="layout" svg:x1="22.482cm" svg:y1="15.157cm" svg:x2="25.403cm" svg:y2="17.15cm">
          <text:p/>
        </draw:line>
        <draw:line draw:style-name="gr4" draw:text-style-name="P9" draw:layer="layout" svg:x1="22.044cm" svg:y1="15.147cm" svg:x2="18.938cm" svg:y2="17.14cm">
          <text:p/>
        </draw:line>
        <draw:line draw:style-name="gr4" draw:text-style-name="P9" draw:layer="layout" svg:x1="15.716cm" svg:y1="15.127cm" svg:x2="18.394cm" svg:y2="17.1cm">
          <text:p/>
        </draw:line>
        <draw:custom-shape draw:style-name="gr5" draw:text-style-name="P3" draw:layer="layout" svg:width="0.7cm" svg:height="0.987cm" svg:x="16.979cm" svg:y="14.068cm">
          <text:p/>
          <draw:enhanced-geometry svg:viewBox="0 0 21600 21600" draw:type="mso-spt202" draw:enhanced-path="M 0 0 L 21600 0 21600 21600 0 21600 0 0 Z N"/>
        </draw:custom-shape>
        <draw:custom-shape draw:style-name="gr5" draw:text-style-name="P3" draw:layer="layout" svg:width="0.7cm" svg:height="0.987cm" svg:x="16.513cm" svg:y="16.168cm">
          <text:p/>
          <draw:enhanced-geometry svg:viewBox="0 0 21600 21600" draw:type="mso-spt202" draw:enhanced-path="M 0 0 L 21600 0 21600 21600 0 21600 0 0 Z N"/>
        </draw:custom-shape>
        <draw:line draw:style-name="gr4" draw:text-style-name="P9" draw:layer="layout" svg:x1="22.496cm" svg:y1="12.62cm" svg:x2="25.417cm" svg:y2="14.613cm">
          <text:p/>
        </draw:line>
        <draw:line draw:style-name="gr4" draw:text-style-name="P9" draw:layer="layout" svg:x1="15.764cm" svg:y1="14.734cm" svg:x2="18.442cm" svg:y2="12.576cm">
          <text:p/>
        </draw:line>
        <draw:g>
          <draw:custom-shape draw:style-name="gr2" draw:text-style-name="P3" draw:layer="layout" svg:width="0.7cm" svg:height="0.7cm" svg:x="5.803cm" svg:y="12.10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8" draw:layer="layout" svg:width="0.777cm" svg:height="0.816cm" svg:x="5.775cm" svg:y="12.016cm">
            <text:p text:style-name="P7"><text:span text:style-name="T4">2</text:span></text:p>
            <draw:enhanced-geometry svg:viewBox="0 0 21600 21600" draw:type="mso-spt202" draw:enhanced-path="M 0 0 L 21600 0 21600 21600 0 21600 0 0 Z N"/>
          </draw:custom-shape>
        </draw:g>
        <draw:g>
          <draw:custom-shape draw:style-name="gr2" draw:text-style-name="P3" draw:layer="layout" svg:width="0.7cm" svg:height="0.7cm" svg:x="5.803cm" svg:y="14.55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8" draw:layer="layout" svg:width="0.777cm" svg:height="0.816cm" svg:x="5.775cm" svg:y="14.466cm">
            <text:p text:style-name="P7"><text:span text:style-name="T4">5</text:span></text:p>
            <draw:enhanced-geometry svg:viewBox="0 0 21600 21600" draw:type="mso-spt202" draw:enhanced-path="M 0 0 L 21600 0 21600 21600 0 21600 0 0 Z N"/>
          </draw:custom-shape>
        </draw:g>
        <draw:g>
          <draw:custom-shape draw:style-name="gr2" draw:text-style-name="P3" draw:layer="layout" svg:width="0.7cm" svg:height="0.7cm" svg:x="5.803cm" svg:y="17.00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8" draw:layer="layout" svg:width="0.777cm" svg:height="0.816cm" svg:x="5.775cm" svg:y="16.916cm">
            <text:p text:style-name="P7"><text:span text:style-name="T4">3</text:span></text:p>
            <draw:enhanced-geometry svg:viewBox="0 0 21600 21600" draw:type="mso-spt202" draw:enhanced-path="M 0 0 L 21600 0 21600 21600 0 21600 0 0 Z N"/>
          </draw:custom-shape>
        </draw:g>
        <draw:g>
          <draw:custom-shape draw:style-name="gr2" draw:text-style-name="P3" draw:layer="layout" svg:width="0.7cm" svg:height="0.7cm" svg:x="9.303cm" svg:y="12.10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8" draw:layer="layout" svg:width="0.777cm" svg:height="0.816cm" svg:x="9.275cm" svg:y="12.016cm">
            <text:p text:style-name="P7"><text:span text:style-name="T4">6</text:span></text:p>
            <draw:enhanced-geometry svg:viewBox="0 0 21600 21600" draw:type="mso-spt202" draw:enhanced-path="M 0 0 L 21600 0 21600 21600 0 21600 0 0 Z N"/>
          </draw:custom-shape>
        </draw:g>
        <draw:g>
          <draw:custom-shape draw:style-name="gr2" draw:text-style-name="P3" draw:layer="layout" svg:width="0.7cm" svg:height="0.7cm" svg:x="9.303cm" svg:y="14.55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8" draw:layer="layout" svg:width="0.777cm" svg:height="0.816cm" svg:x="9.275cm" svg:y="14.466cm">
            <text:p text:style-name="P10"><text:span text:style-name="T4">4</text:span></text:p>
            <draw:enhanced-geometry svg:viewBox="0 0 21600 21600" draw:type="mso-spt202" draw:enhanced-path="M 0 0 L 21600 0 21600 21600 0 21600 0 0 Z N"/>
          </draw:custom-shape>
        </draw:g>
        <draw:g>
          <draw:custom-shape draw:style-name="gr2" draw:text-style-name="P3" draw:layer="layout" svg:width="0.7cm" svg:height="0.7cm" svg:x="12.803cm" svg:y="17.00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8" draw:layer="layout" svg:width="0.777cm" svg:height="0.816cm" svg:x="12.775cm" svg:y="16.916cm">
            <text:p text:style-name="P7"><text:span text:style-name="T4">7</text:span></text:p>
            <draw:enhanced-geometry svg:viewBox="0 0 21600 21600" draw:type="mso-spt202" draw:enhanced-path="M 0 0 L 21600 0 21600 21600 0 21600 0 0 Z N"/>
          </draw:custom-shape>
        </draw:g>
        <draw:line draw:style-name="gr4" draw:text-style-name="P9" draw:layer="layout" svg:x1="3.198cm" svg:y1="14.734cm" svg:x2="5.876cm" svg:y2="12.576cm">
          <text:p/>
        </draw:line>
        <draw:line draw:style-name="gr4" draw:text-style-name="P9" draw:layer="layout" svg:x1="3.251cm" svg:y1="14.913cm" svg:x2="5.817cm" svg:y2="14.917cm">
          <text:p/>
        </draw:line>
        <draw:line draw:style-name="gr4" draw:text-style-name="P9" draw:layer="layout" svg:x1="6.513cm" svg:y1="14.913cm" svg:x2="9.333cm" svg:y2="14.917cm">
          <text:p/>
        </draw:line>
        <draw:line draw:style-name="gr4" draw:text-style-name="P9" draw:layer="layout" svg:x1="6.513cm" svg:y1="12.434cm" svg:x2="9.333cm" svg:y2="12.438cm">
          <text:p/>
        </draw:line>
        <draw:line draw:style-name="gr4" draw:text-style-name="P9" draw:layer="layout" svg:x1="6.513cm" svg:y1="17.382cm" svg:x2="12.813cm" svg:y2="17.388cm">
          <text:p/>
        </draw:line>
        <draw:line draw:style-name="gr4" draw:text-style-name="P9" draw:layer="layout" svg:x1="6.144cm" svg:y1="12.765cm" svg:x2="6.148cm" svg:y2="14.514cm">
          <text:p/>
        </draw:line>
        <draw:line draw:style-name="gr4" draw:text-style-name="P9" draw:layer="layout" svg:x1="6.144cm" svg:y1="15.214cm" svg:x2="6.148cm" svg:y2="16.965cm">
          <text:p/>
        </draw:line>
        <draw:line draw:style-name="gr4" draw:text-style-name="P9" draw:layer="layout" svg:x1="9.682cm" svg:y1="12.803cm" svg:x2="9.688cm" svg:y2="14.554cm">
          <text:p/>
        </draw:line>
        <draw:line draw:style-name="gr4" draw:text-style-name="P9" draw:layer="layout" svg:x1="9.916cm" svg:y1="15.157cm" svg:x2="12.837cm" svg:y2="17.15cm">
          <text:p/>
        </draw:line>
        <draw:line draw:style-name="gr4" draw:text-style-name="P9" draw:layer="layout" svg:x1="9.478cm" svg:y1="15.147cm" svg:x2="6.372cm" svg:y2="17.14cm">
          <text:p/>
        </draw:line>
        <draw:line draw:style-name="gr4" draw:text-style-name="P9" draw:layer="layout" svg:x1="3.15cm" svg:y1="15.127cm" svg:x2="5.828cm" svg:y2="17.1cm">
          <text:p/>
        </draw:line>
        <draw:custom-shape draw:style-name="gr5" draw:text-style-name="P3" draw:layer="layout" svg:width="0.7cm" svg:height="0.987cm" svg:x="4.413cm" svg:y="14.068cm">
          <text:p/>
          <draw:enhanced-geometry svg:viewBox="0 0 21600 21600" draw:type="mso-spt202" draw:enhanced-path="M 0 0 L 21600 0 21600 21600 0 21600 0 0 Z N"/>
        </draw:custom-shape>
        <draw:custom-shape draw:style-name="gr5" draw:text-style-name="P3" draw:layer="layout" svg:width="0.7cm" svg:height="0.987cm" svg:x="3.951cm" svg:y="16.168cm">
          <text:p/>
          <draw:enhanced-geometry svg:viewBox="0 0 21600 21600" draw:type="mso-spt202" draw:enhanced-path="M 0 0 L 21600 0 21600 21600 0 21600 0 0 Z N"/>
        </draw:custom-shape>
        <draw:line draw:style-name="gr4" draw:text-style-name="P9" draw:layer="layout" svg:x1="3.198cm" svg:y1="14.734cm" svg:x2="5.876cm" svg:y2="12.576cm">
          <text:p/>
        </draw:line>
        <draw:line draw:style-name="gr4" draw:text-style-name="P9" draw:layer="layout" svg:x1="22.044cm" svg:y1="15.147cm" svg:x2="18.938cm" svg:y2="17.14cm">
          <text:p/>
        </draw:line>
        <draw:g xml:id="id1" draw:id="id1">
          <draw:custom-shape draw:style-name="gr6" draw:text-style-name="P3" draw:layer="layout" svg:width="0.7cm" svg:height="0.7cm" svg:x="9.334cm" svg:y="12.10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7" draw:text-style-name="P8" draw:layer="layout" svg:width="0.777cm" svg:height="0.816cm" svg:x="9.304cm" svg:y="12.016cm">
            <text:p text:style-name="P7"><text:span text:style-name="T4">6</text:span></text:p>
            <draw:enhanced-geometry svg:viewBox="0 0 21600 21600" draw:type="mso-spt202" draw:enhanced-path="M 0 0 L 21600 0 21600 21600 0 21600 0 0 Z N"/>
          </draw:custom-shape>
        </draw:g>
        <draw:g xml:id="id2" draw:id="id2">
          <draw:custom-shape draw:style-name="gr8" draw:text-style-name="P3" draw:layer="layout" svg:width="0.837cm" svg:height="0.7cm" svg:x="12.876cm" svg:y="16.97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8" draw:layer="layout" svg:width="0.777cm" svg:height="0.816cm" svg:x="12.916cm" svg:y="16.892cm">
            <text:p text:style-name="P10"><text:span text:style-name="T4">7</text:span></text:p>
            <draw:enhanced-geometry svg:viewBox="0 0 21600 21600" draw:type="mso-spt202" draw:enhanced-path="M 0 0 L 21600 0 21600 21600 0 21600 0 0 Z N"/>
          </draw:custom-shape>
        </draw:g>
        <draw:g xml:id="id3" draw:id="id3">
          <draw:custom-shape draw:style-name="gr8" draw:text-style-name="P3" draw:layer="layout" svg:width="0.7cm" svg:height="0.7cm" svg:x="5.862cm" svg:y="14.54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8" draw:layer="layout" svg:width="0.777cm" svg:height="0.816cm" svg:x="5.818cm" svg:y="14.447cm">
            <text:p text:style-name="P7"><text:span text:style-name="T4">5</text:span></text:p>
            <draw:enhanced-geometry svg:viewBox="0 0 21600 21600" draw:type="mso-spt202" draw:enhanced-path="M 0 0 L 21600 0 21600 21600 0 21600 0 0 Z N"/>
          </draw:custom-shape>
        </draw:g>
        <draw:g xml:id="id4" draw:id="id4">
          <draw:custom-shape draw:style-name="gr6" draw:text-style-name="P3" draw:layer="layout" svg:width="0.7cm" svg:height="0.7cm" svg:x="21.899cm" svg:y="12.10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7" draw:text-style-name="P8" draw:layer="layout" svg:width="0.777cm" svg:height="0.816cm" svg:x="21.869cm" svg:y="12.016cm">
            <text:p text:style-name="P7"><text:span text:style-name="T4">6</text:span></text:p>
            <draw:enhanced-geometry svg:viewBox="0 0 21600 21600" draw:type="mso-spt202" draw:enhanced-path="M 0 0 L 21600 0 21600 21600 0 21600 0 0 Z N"/>
          </draw:custom-shape>
        </draw:g>
        <draw:g xml:id="id5" draw:id="id5">
          <draw:custom-shape draw:style-name="gr8" draw:text-style-name="P3" draw:layer="layout" svg:width="0.7cm" svg:height="0.7cm" svg:x="18.31cm" svg:y="14.54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8" draw:layer="layout" svg:width="0.777cm" svg:height="0.816cm" svg:x="18.272cm" svg:y="14.447cm">
            <text:p text:style-name="P7"><text:span text:style-name="T4">5</text:span></text:p>
            <draw:enhanced-geometry svg:viewBox="0 0 21600 21600" draw:type="mso-spt202" draw:enhanced-path="M 0 0 L 21600 0 21600 21600 0 21600 0 0 Z N"/>
          </draw:custom-shape>
        </draw:g>
        <draw:g xml:id="id6" draw:id="id6">
          <draw:custom-shape draw:style-name="gr8" draw:text-style-name="P3" draw:layer="layout" svg:width="0.7cm" svg:height="0.7cm" svg:x="25.403cm" svg:y="16.9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8" draw:layer="layout" svg:width="0.777cm" svg:height="0.816cm" svg:x="25.375cm" svg:y="16.897cm">
            <text:p text:style-name="P10"><text:span text:style-name="T4">7</text:span></text:p>
            <draw:enhanced-geometry svg:viewBox="0 0 21600 21600" draw:type="mso-spt202" draw:enhanced-path="M 0 0 L 21600 0 21600 21600 0 21600 0 0 Z N"/>
          </draw:custom-shape>
        </draw:g>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 smil:attributeName="visibility" smil:to="visible"/>
                </anim:par>
                <anim:par smil:begin="0s" smil:dur="indefinite" smil:fill="hold" presentation:node-type="with-previous" presentation:preset-class="entrance" presentation:preset-id="ooo-entrance-appear">
                  <anim:set smil:begin="0s" smil:dur="0.001s" smil:fill="hold" smil:targetElement="id2" smil:attributeName="visibility" smil:to="visible"/>
                </anim:par>
                <anim:par smil:begin="0s" smil:dur="indefinite" smil:fill="hold" presentation:node-type="with-previous" presentation:preset-class="entrance" presentation:preset-id="ooo-entrance-appear">
                  <anim:set smil:begin="0s" smil:dur="0.001s" smil:fill="hold" smil:targetElement="id3"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4" smil:attributeName="visibility" smil:to="visible"/>
                </anim:par>
                <anim:par smil:begin="0s" smil:dur="indefinite" smil:fill="hold" presentation:node-type="with-previous" presentation:preset-class="entrance" presentation:preset-id="ooo-entrance-appear">
                  <anim:set smil:begin="0s" smil:dur="0.001s" smil:fill="hold" smil:targetElement="id5" smil:attributeName="visibility" smil:to="visible"/>
                </anim:par>
                <anim:par smil:begin="0s" smil:dur="indefinite" smil:fill="hold" presentation:node-type="with-previous" presentation:preset-class="entrance" presentation:preset-id="ooo-entrance-appear">
                  <anim:set smil:begin="0s" smil:dur="0.001s" smil:fill="hold" smil:targetElement="id6" smil:attributeName="visibility" smil:to="visible"/>
                </anim:par>
              </anim:par>
            </anim:par>
          </anim:seq>
        </anim:par>
        <presentation:notes draw:style-name="dp2">
          <draw:custom-shape draw:style-name="gr1" draw:text-style-name="P3" draw:layer="layout" svg:width="13.991cm" svg:height="11.138cm" svg:x="3.499cm" svg:y="2.227cm">
            <text:p/>
            <draw:enhanced-geometry svg:viewBox="0 0 21600 21600" draw:type="mso-spt202" draw:enhanced-path="M 0 0 L 21600 0 21600 21600 0 21600 0 0 Z N"/>
          </draw:custom-shape>
          <draw:frame presentation:style-name="pr2" draw:text-style-name="P4" draw:layer="layout" svg:width="16.707cm" svg:height="13.326cm" svg:x="2.1cm" svg:y="14.106cm" presentation:class="notes" presentation:placeholder="true" presentation:user-transformed="true">
            <draw:text-box/>
          </draw:frame>
        </presentation:notes>
      </draw:page>
      <draw:page draw:name="page3" draw:style-name="dp1" draw:master-page-name="Default" presentation:presentation-page-layout-name="AL1T1">
        <office:forms form:automatic-focus="false" form:apply-design-mode="false"/>
        <draw:frame presentation:style-name="pr4" draw:text-style-name="P11" draw:layer="layout" svg:width="19.824cm" svg:height="1.915cm" svg:x="4.432cm" svg:y="3.202cm" presentation:class="title" presentation:placeholder="true" presentation:user-transformed="true">
          <draw:text-box/>
        </draw:frame>
        <draw:frame presentation:style-name="pr5" draw:text-style-name="P6" draw:layer="layout" svg:width="24.491cm" svg:height="3.37cm" svg:x="2.565cm" svg:y="4.9cm" presentation:class="outline" presentation:user-transformed="true">
          <draw:text-box>
            <text:p text:style-name="P5"><text:span text:style-name="T1">O complemento de um conjunto independente é uma cobertura por vértices</text:span><text:span text:style-name="T3">.</text:span></text:p>
          </draw:text-box>
        </draw:frame>
        <draw:g>
          <draw:custom-shape draw:style-name="gr2" draw:text-style-name="P3" draw:layer="layout" svg:width="0.7cm" svg:height="0.7cm" svg:x="2.658cm" svg:y="13.00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8" draw:layer="layout" svg:width="0.777cm" svg:height="0.816cm" svg:x="2.62cm" svg:y="12.906cm">
            <text:p text:style-name="P7"><text:span text:style-name="T4">1</text:span></text:p>
            <draw:enhanced-geometry svg:viewBox="0 0 21600 21600" draw:type="mso-spt202" draw:enhanced-path="M 0 0 L 21600 0 21600 21600 0 21600 0 0 Z N"/>
          </draw:custom-shape>
        </draw:g>
        <draw:g>
          <draw:custom-shape draw:style-name="gr2" draw:text-style-name="P3" draw:layer="layout" svg:width="0.7cm" svg:height="0.7cm" svg:x="15.113cm" svg:y="13.00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8" draw:layer="layout" svg:width="0.777cm" svg:height="0.816cm" svg:x="15.074cm" svg:y="12.906cm">
            <text:p text:style-name="P7"><text:span text:style-name="T4">1</text:span></text:p>
            <draw:enhanced-geometry svg:viewBox="0 0 21600 21600" draw:type="mso-spt202" draw:enhanced-path="M 0 0 L 21600 0 21600 21600 0 21600 0 0 Z N"/>
          </draw:custom-shape>
        </draw:g>
        <draw:g>
          <draw:custom-shape draw:style-name="gr2" draw:text-style-name="P3" draw:layer="layout" svg:width="0.7cm" svg:height="0.7cm" svg:x="18.369cm" svg:y="10.55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8" draw:layer="layout" svg:width="0.777cm" svg:height="0.816cm" svg:x="18.341cm" svg:y="10.475cm">
            <text:p text:style-name="P7"><text:span text:style-name="T4">2</text:span></text:p>
            <draw:enhanced-geometry svg:viewBox="0 0 21600 21600" draw:type="mso-spt202" draw:enhanced-path="M 0 0 L 21600 0 21600 21600 0 21600 0 0 Z N"/>
          </draw:custom-shape>
        </draw:g>
        <draw:g>
          <draw:custom-shape draw:style-name="gr2" draw:text-style-name="P3" draw:layer="layout" svg:width="0.7cm" svg:height="0.7cm" svg:x="18.369cm" svg:y="13.01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8" draw:layer="layout" svg:width="0.777cm" svg:height="0.816cm" svg:x="18.341cm" svg:y="12.925cm">
            <text:p text:style-name="P7"><text:span text:style-name="T4">5</text:span></text:p>
            <draw:enhanced-geometry svg:viewBox="0 0 21600 21600" draw:type="mso-spt202" draw:enhanced-path="M 0 0 L 21600 0 21600 21600 0 21600 0 0 Z N"/>
          </draw:custom-shape>
        </draw:g>
        <draw:g>
          <draw:custom-shape draw:style-name="gr2" draw:text-style-name="P3" draw:layer="layout" svg:width="0.7cm" svg:height="0.7cm" svg:x="18.369cm" svg:y="15.45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8" draw:layer="layout" svg:width="0.777cm" svg:height="0.816cm" svg:x="18.341cm" svg:y="15.375cm">
            <text:p text:style-name="P7"><text:span text:style-name="T4">3</text:span></text:p>
            <draw:enhanced-geometry svg:viewBox="0 0 21600 21600" draw:type="mso-spt202" draw:enhanced-path="M 0 0 L 21600 0 21600 21600 0 21600 0 0 Z N"/>
          </draw:custom-shape>
        </draw:g>
        <draw:g>
          <draw:custom-shape draw:style-name="gr2" draw:text-style-name="P3" draw:layer="layout" svg:width="0.7cm" svg:height="0.7cm" svg:x="21.869cm" svg:y="10.55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8" draw:layer="layout" svg:width="0.777cm" svg:height="0.816cm" svg:x="21.841cm" svg:y="10.475cm">
            <text:p text:style-name="P7"><text:span text:style-name="T4">6</text:span></text:p>
            <draw:enhanced-geometry svg:viewBox="0 0 21600 21600" draw:type="mso-spt202" draw:enhanced-path="M 0 0 L 21600 0 21600 21600 0 21600 0 0 Z N"/>
          </draw:custom-shape>
        </draw:g>
        <draw:g>
          <draw:custom-shape draw:style-name="gr2" draw:text-style-name="P3" draw:layer="layout" svg:width="0.7cm" svg:height="0.7cm" svg:x="21.869cm" svg:y="13.01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8" draw:layer="layout" svg:width="0.777cm" svg:height="0.816cm" svg:x="21.841cm" svg:y="12.925cm">
            <text:p text:style-name="P7"><text:span text:style-name="T4">4</text:span></text:p>
            <draw:enhanced-geometry svg:viewBox="0 0 21600 21600" draw:type="mso-spt202" draw:enhanced-path="M 0 0 L 21600 0 21600 21600 0 21600 0 0 Z N"/>
          </draw:custom-shape>
        </draw:g>
        <draw:g>
          <draw:custom-shape draw:style-name="gr2" draw:text-style-name="P3" draw:layer="layout" svg:width="0.7cm" svg:height="0.7cm" svg:x="25.369cm" svg:y="13.01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8" draw:layer="layout" svg:width="0.777cm" svg:height="0.816cm" svg:x="25.341cm" svg:y="12.925cm">
            <text:p text:style-name="P7"><text:span text:style-name="T4">8</text:span></text:p>
            <draw:enhanced-geometry svg:viewBox="0 0 21600 21600" draw:type="mso-spt202" draw:enhanced-path="M 0 0 L 21600 0 21600 21600 0 21600 0 0 Z N"/>
          </draw:custom-shape>
        </draw:g>
        <draw:g>
          <draw:custom-shape draw:style-name="gr2" draw:text-style-name="P3" draw:layer="layout" svg:width="0.7cm" svg:height="0.7cm" svg:x="25.369cm" svg:y="15.45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8" draw:layer="layout" svg:width="0.777cm" svg:height="0.816cm" svg:x="25.341cm" svg:y="15.375cm">
            <text:p text:style-name="P7"><text:span text:style-name="T4">7</text:span></text:p>
            <draw:enhanced-geometry svg:viewBox="0 0 21600 21600" draw:type="mso-spt202" draw:enhanced-path="M 0 0 L 21600 0 21600 21600 0 21600 0 0 Z N"/>
          </draw:custom-shape>
        </draw:g>
        <draw:line draw:style-name="gr4" draw:text-style-name="P9" draw:layer="layout" svg:x1="15.764cm" svg:y1="13.192cm" svg:x2="18.442cm" svg:y2="11.034cm">
          <text:p/>
        </draw:line>
        <draw:line draw:style-name="gr4" draw:text-style-name="P9" draw:layer="layout" svg:x1="15.813cm" svg:y1="13.372cm" svg:x2="18.379cm" svg:y2="13.378cm">
          <text:p/>
        </draw:line>
        <draw:line draw:style-name="gr4" draw:text-style-name="P9" draw:layer="layout" svg:x1="19.079cm" svg:y1="13.372cm" svg:x2="21.899cm" svg:y2="13.378cm">
          <text:p/>
        </draw:line>
        <draw:line draw:style-name="gr4" draw:text-style-name="P9" draw:layer="layout" svg:x1="22.589cm" svg:y1="13.372cm" svg:x2="25.399cm" svg:y2="13.378cm">
          <text:p/>
        </draw:line>
        <draw:line draw:style-name="gr4" draw:text-style-name="P9" draw:layer="layout" svg:x1="19.079cm" svg:y1="10.893cm" svg:x2="21.899cm" svg:y2="10.899cm">
          <text:p/>
        </draw:line>
        <draw:line draw:style-name="gr4" draw:text-style-name="P9" draw:layer="layout" svg:x1="19.079cm" svg:y1="15.837cm" svg:x2="25.379cm" svg:y2="15.841cm">
          <text:p/>
        </draw:line>
        <draw:line draw:style-name="gr4" draw:text-style-name="P9" draw:layer="layout" svg:x1="18.71cm" svg:y1="11.224cm" svg:x2="18.714cm" svg:y2="12.975cm">
          <text:p/>
        </draw:line>
        <draw:line draw:style-name="gr4" draw:text-style-name="P9" draw:layer="layout" svg:x1="18.71cm" svg:y1="13.674cm" svg:x2="18.714cm" svg:y2="15.423cm">
          <text:p/>
        </draw:line>
        <draw:line draw:style-name="gr4" draw:text-style-name="P9" draw:layer="layout" svg:x1="22.248cm" svg:y1="11.258cm" svg:x2="22.254cm" svg:y2="13.007cm">
          <text:p/>
        </draw:line>
        <draw:line draw:style-name="gr4" draw:text-style-name="P9" draw:layer="layout" svg:x1="25.71cm" svg:y1="13.674cm" svg:x2="25.714cm" svg:y2="15.423cm">
          <text:p/>
        </draw:line>
        <draw:line draw:style-name="gr4" draw:text-style-name="P9" draw:layer="layout" svg:x1="22.492cm" svg:y1="11.078cm" svg:x2="25.413cm" svg:y2="13.071cm">
          <text:p/>
        </draw:line>
        <draw:line draw:style-name="gr4" draw:text-style-name="P9" draw:layer="layout" svg:x1="22.482cm" svg:y1="13.616cm" svg:x2="25.403cm" svg:y2="15.609cm">
          <text:p/>
        </draw:line>
        <draw:line draw:style-name="gr4" draw:text-style-name="P9" draw:layer="layout" svg:x1="22.044cm" svg:y1="13.606cm" svg:x2="18.938cm" svg:y2="15.599cm">
          <text:p/>
        </draw:line>
        <draw:line draw:style-name="gr4" draw:text-style-name="P9" draw:layer="layout" svg:x1="15.716cm" svg:y1="13.586cm" svg:x2="18.394cm" svg:y2="15.56cm">
          <text:p/>
        </draw:line>
        <draw:custom-shape draw:style-name="gr5" draw:text-style-name="P3" draw:layer="layout" svg:width="0.7cm" svg:height="0.987cm" svg:x="16.979cm" svg:y="12.527cm">
          <text:p/>
          <draw:enhanced-geometry svg:viewBox="0 0 21600 21600" draw:type="mso-spt202" draw:enhanced-path="M 0 0 L 21600 0 21600 21600 0 21600 0 0 Z N"/>
        </draw:custom-shape>
        <draw:custom-shape draw:style-name="gr5" draw:text-style-name="P3" draw:layer="layout" svg:width="0.7cm" svg:height="0.987cm" svg:x="16.513cm" svg:y="14.627cm">
          <text:p/>
          <draw:enhanced-geometry svg:viewBox="0 0 21600 21600" draw:type="mso-spt202" draw:enhanced-path="M 0 0 L 21600 0 21600 21600 0 21600 0 0 Z N"/>
        </draw:custom-shape>
        <draw:line draw:style-name="gr4" draw:text-style-name="P9" draw:layer="layout" svg:x1="22.496cm" svg:y1="11.078cm" svg:x2="25.417cm" svg:y2="13.071cm">
          <text:p/>
        </draw:line>
        <draw:line draw:style-name="gr4" draw:text-style-name="P9" draw:layer="layout" svg:x1="15.764cm" svg:y1="13.192cm" svg:x2="18.442cm" svg:y2="11.034cm">
          <text:p/>
        </draw:line>
        <draw:g>
          <draw:custom-shape draw:style-name="gr2" draw:text-style-name="P3" draw:layer="layout" svg:width="0.7cm" svg:height="0.7cm" svg:x="5.803cm" svg:y="10.55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8" draw:layer="layout" svg:width="0.777cm" svg:height="0.816cm" svg:x="5.775cm" svg:y="10.475cm">
            <text:p text:style-name="P7"><text:span text:style-name="T4">2</text:span></text:p>
            <draw:enhanced-geometry svg:viewBox="0 0 21600 21600" draw:type="mso-spt202" draw:enhanced-path="M 0 0 L 21600 0 21600 21600 0 21600 0 0 Z N"/>
          </draw:custom-shape>
        </draw:g>
        <draw:g>
          <draw:custom-shape draw:style-name="gr2" draw:text-style-name="P3" draw:layer="layout" svg:width="0.7cm" svg:height="0.7cm" svg:x="5.803cm" svg:y="13.01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8" draw:layer="layout" svg:width="0.777cm" svg:height="0.816cm" svg:x="5.775cm" svg:y="12.925cm">
            <text:p text:style-name="P7"><text:span text:style-name="T4">5</text:span></text:p>
            <draw:enhanced-geometry svg:viewBox="0 0 21600 21600" draw:type="mso-spt202" draw:enhanced-path="M 0 0 L 21600 0 21600 21600 0 21600 0 0 Z N"/>
          </draw:custom-shape>
        </draw:g>
        <draw:g>
          <draw:custom-shape draw:style-name="gr2" draw:text-style-name="P3" draw:layer="layout" svg:width="0.7cm" svg:height="0.7cm" svg:x="5.803cm" svg:y="15.45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8" draw:layer="layout" svg:width="0.777cm" svg:height="0.816cm" svg:x="5.775cm" svg:y="15.375cm">
            <text:p text:style-name="P7"><text:span text:style-name="T4">3</text:span></text:p>
            <draw:enhanced-geometry svg:viewBox="0 0 21600 21600" draw:type="mso-spt202" draw:enhanced-path="M 0 0 L 21600 0 21600 21600 0 21600 0 0 Z N"/>
          </draw:custom-shape>
        </draw:g>
        <draw:g>
          <draw:custom-shape draw:style-name="gr2" draw:text-style-name="P3" draw:layer="layout" svg:width="0.7cm" svg:height="0.7cm" svg:x="9.303cm" svg:y="10.55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8" draw:layer="layout" svg:width="0.777cm" svg:height="0.816cm" svg:x="9.275cm" svg:y="10.475cm">
            <text:p text:style-name="P7"><text:span text:style-name="T4">6</text:span></text:p>
            <draw:enhanced-geometry svg:viewBox="0 0 21600 21600" draw:type="mso-spt202" draw:enhanced-path="M 0 0 L 21600 0 21600 21600 0 21600 0 0 Z N"/>
          </draw:custom-shape>
        </draw:g>
        <draw:g>
          <draw:custom-shape draw:style-name="gr2" draw:text-style-name="P3" draw:layer="layout" svg:width="0.7cm" svg:height="0.7cm" svg:x="9.303cm" svg:y="13.01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8" draw:layer="layout" svg:width="0.777cm" svg:height="0.816cm" svg:x="9.275cm" svg:y="12.925cm">
            <text:p text:style-name="P10"><text:span text:style-name="T4">4</text:span></text:p>
            <draw:enhanced-geometry svg:viewBox="0 0 21600 21600" draw:type="mso-spt202" draw:enhanced-path="M 0 0 L 21600 0 21600 21600 0 21600 0 0 Z N"/>
          </draw:custom-shape>
        </draw:g>
        <draw:g>
          <draw:custom-shape draw:style-name="gr2" draw:text-style-name="P3" draw:layer="layout" svg:width="0.7cm" svg:height="0.7cm" svg:x="12.803cm" svg:y="15.45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8" draw:layer="layout" svg:width="0.777cm" svg:height="0.816cm" svg:x="12.775cm" svg:y="15.375cm">
            <text:p text:style-name="P7"><text:span text:style-name="T4">7</text:span></text:p>
            <draw:enhanced-geometry svg:viewBox="0 0 21600 21600" draw:type="mso-spt202" draw:enhanced-path="M 0 0 L 21600 0 21600 21600 0 21600 0 0 Z N"/>
          </draw:custom-shape>
        </draw:g>
        <draw:line draw:style-name="gr4" draw:text-style-name="P9" draw:layer="layout" svg:x1="3.198cm" svg:y1="13.192cm" svg:x2="5.876cm" svg:y2="11.034cm">
          <text:p/>
        </draw:line>
        <draw:line draw:style-name="gr4" draw:text-style-name="P9" draw:layer="layout" svg:x1="3.251cm" svg:y1="13.372cm" svg:x2="5.817cm" svg:y2="13.378cm">
          <text:p/>
        </draw:line>
        <draw:line draw:style-name="gr4" draw:text-style-name="P9" draw:layer="layout" svg:x1="6.513cm" svg:y1="13.372cm" svg:x2="9.333cm" svg:y2="13.378cm">
          <text:p/>
        </draw:line>
        <draw:line draw:style-name="gr4" draw:text-style-name="P9" draw:layer="layout" svg:x1="6.513cm" svg:y1="10.893cm" svg:x2="9.333cm" svg:y2="10.899cm">
          <text:p/>
        </draw:line>
        <draw:line draw:style-name="gr4" draw:text-style-name="P9" draw:layer="layout" svg:x1="6.513cm" svg:y1="15.837cm" svg:x2="12.813cm" svg:y2="15.841cm">
          <text:p/>
        </draw:line>
        <draw:line draw:style-name="gr4" draw:text-style-name="P9" draw:layer="layout" svg:x1="6.144cm" svg:y1="11.224cm" svg:x2="6.148cm" svg:y2="12.975cm">
          <text:p/>
        </draw:line>
        <draw:line draw:style-name="gr4" draw:text-style-name="P9" draw:layer="layout" svg:x1="6.144cm" svg:y1="13.674cm" svg:x2="6.148cm" svg:y2="15.423cm">
          <text:p/>
        </draw:line>
        <draw:line draw:style-name="gr4" draw:text-style-name="P9" draw:layer="layout" svg:x1="9.682cm" svg:y1="11.258cm" svg:x2="9.688cm" svg:y2="13.007cm">
          <text:p/>
        </draw:line>
        <draw:line draw:style-name="gr4" draw:text-style-name="P9" draw:layer="layout" svg:x1="9.916cm" svg:y1="13.616cm" svg:x2="12.837cm" svg:y2="15.609cm">
          <text:p/>
        </draw:line>
        <draw:line draw:style-name="gr4" draw:text-style-name="P9" draw:layer="layout" svg:x1="9.478cm" svg:y1="13.606cm" svg:x2="6.372cm" svg:y2="15.599cm">
          <text:p/>
        </draw:line>
        <draw:line draw:style-name="gr4" draw:text-style-name="P9" draw:layer="layout" svg:x1="3.15cm" svg:y1="13.586cm" svg:x2="5.828cm" svg:y2="15.56cm">
          <text:p/>
        </draw:line>
        <draw:custom-shape draw:style-name="gr5" draw:text-style-name="P3" draw:layer="layout" svg:width="0.7cm" svg:height="0.987cm" svg:x="4.413cm" svg:y="12.527cm">
          <text:p/>
          <draw:enhanced-geometry svg:viewBox="0 0 21600 21600" draw:type="mso-spt202" draw:enhanced-path="M 0 0 L 21600 0 21600 21600 0 21600 0 0 Z N"/>
        </draw:custom-shape>
        <draw:custom-shape draw:style-name="gr5" draw:text-style-name="P3" draw:layer="layout" svg:width="0.7cm" svg:height="0.987cm" svg:x="3.951cm" svg:y="14.627cm">
          <text:p/>
          <draw:enhanced-geometry svg:viewBox="0 0 21600 21600" draw:type="mso-spt202" draw:enhanced-path="M 0 0 L 21600 0 21600 21600 0 21600 0 0 Z N"/>
        </draw:custom-shape>
        <draw:line draw:style-name="gr4" draw:text-style-name="P9" draw:layer="layout" svg:x1="3.198cm" svg:y1="13.192cm" svg:x2="5.876cm" svg:y2="11.034cm">
          <text:p/>
        </draw:line>
        <draw:line draw:style-name="gr4" draw:text-style-name="P9" draw:layer="layout" svg:x1="22.044cm" svg:y1="13.606cm" svg:x2="18.938cm" svg:y2="15.599cm">
          <text:p/>
        </draw:line>
        <draw:g xml:id="id7" draw:id="id7">
          <draw:custom-shape draw:style-name="gr6" draw:text-style-name="P3" draw:layer="layout" svg:width="0.7cm" svg:height="0.7cm" svg:x="9.334cm" svg:y="10.55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7" draw:text-style-name="P8" draw:layer="layout" svg:width="0.777cm" svg:height="0.816cm" svg:x="9.304cm" svg:y="10.475cm">
            <text:p text:style-name="P7"><text:span text:style-name="T4">6</text:span></text:p>
            <draw:enhanced-geometry svg:viewBox="0 0 21600 21600" draw:type="mso-spt202" draw:enhanced-path="M 0 0 L 21600 0 21600 21600 0 21600 0 0 Z N"/>
          </draw:custom-shape>
        </draw:g>
        <draw:g xml:id="id8" draw:id="id8">
          <draw:custom-shape draw:style-name="gr8" draw:text-style-name="P3" draw:layer="layout" svg:width="0.837cm" svg:height="0.7cm" svg:x="12.876cm" svg:y="15.43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8" draw:layer="layout" svg:width="0.777cm" svg:height="0.816cm" svg:x="12.916cm" svg:y="15.351cm">
            <text:p text:style-name="P10"><text:span text:style-name="T4">7</text:span></text:p>
            <draw:enhanced-geometry svg:viewBox="0 0 21600 21600" draw:type="mso-spt202" draw:enhanced-path="M 0 0 L 21600 0 21600 21600 0 21600 0 0 Z N"/>
          </draw:custom-shape>
        </draw:g>
        <draw:g xml:id="id9" draw:id="id9">
          <draw:custom-shape draw:style-name="gr8" draw:text-style-name="P3" draw:layer="layout" svg:width="0.7cm" svg:height="0.7cm" svg:x="5.862cm" svg:y="13.00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8" draw:layer="layout" svg:width="0.777cm" svg:height="0.816cm" svg:x="5.818cm" svg:y="12.906cm">
            <text:p text:style-name="P7"><text:span text:style-name="T4">5</text:span></text:p>
            <draw:enhanced-geometry svg:viewBox="0 0 21600 21600" draw:type="mso-spt202" draw:enhanced-path="M 0 0 L 21600 0 21600 21600 0 21600 0 0 Z N"/>
          </draw:custom-shape>
        </draw:g>
        <draw:g xml:id="id10" draw:id="id10">
          <draw:custom-shape draw:style-name="gr6" draw:text-style-name="P3" draw:layer="layout" svg:width="0.7cm" svg:height="0.7cm" svg:x="21.899cm" svg:y="10.55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7" draw:text-style-name="P8" draw:layer="layout" svg:width="0.777cm" svg:height="0.816cm" svg:x="21.869cm" svg:y="10.475cm">
            <text:p text:style-name="P7"><text:span text:style-name="T4">6</text:span></text:p>
            <draw:enhanced-geometry svg:viewBox="0 0 21600 21600" draw:type="mso-spt202" draw:enhanced-path="M 0 0 L 21600 0 21600 21600 0 21600 0 0 Z N"/>
          </draw:custom-shape>
        </draw:g>
        <draw:g xml:id="id11" draw:id="id11">
          <draw:custom-shape draw:style-name="gr8" draw:text-style-name="P3" draw:layer="layout" svg:width="0.7cm" svg:height="0.7cm" svg:x="18.31cm" svg:y="13.00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8" draw:layer="layout" svg:width="0.777cm" svg:height="0.816cm" svg:x="18.272cm" svg:y="12.906cm">
            <text:p text:style-name="P7"><text:span text:style-name="T4">5</text:span></text:p>
            <draw:enhanced-geometry svg:viewBox="0 0 21600 21600" draw:type="mso-spt202" draw:enhanced-path="M 0 0 L 21600 0 21600 21600 0 21600 0 0 Z N"/>
          </draw:custom-shape>
        </draw:g>
        <draw:g xml:id="id12" draw:id="id12">
          <draw:custom-shape draw:style-name="gr8" draw:text-style-name="P3" draw:layer="layout" svg:width="0.7cm" svg:height="0.7cm" svg:x="25.403cm" svg:y="15.43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8" draw:layer="layout" svg:width="0.777cm" svg:height="0.816cm" svg:x="25.375cm" svg:y="15.351cm">
            <text:p text:style-name="P10"><text:span text:style-name="T4">7</text:span></text:p>
            <draw:enhanced-geometry svg:viewBox="0 0 21600 21600" draw:type="mso-spt202" draw:enhanced-path="M 0 0 L 21600 0 21600 21600 0 21600 0 0 Z N"/>
          </draw:custom-shape>
        </draw:g>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7" smil:attributeName="visibility" smil:to="visible"/>
                </anim:par>
                <anim:par smil:begin="0s" smil:dur="indefinite" smil:fill="hold" presentation:node-type="with-previous" presentation:preset-class="entrance" presentation:preset-id="ooo-entrance-appear">
                  <anim:set smil:begin="0s" smil:dur="0.001s" smil:fill="hold" smil:targetElement="id8" smil:attributeName="visibility" smil:to="visible"/>
                </anim:par>
                <anim:par smil:begin="0s" smil:dur="indefinite" smil:fill="hold" presentation:node-type="with-previous" presentation:preset-class="entrance" presentation:preset-id="ooo-entrance-appear">
                  <anim:set smil:begin="0s" smil:dur="0.001s" smil:fill="hold" smil:targetElement="id9"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0" smil:attributeName="visibility" smil:to="visible"/>
                </anim:par>
                <anim:par smil:begin="0s" smil:dur="indefinite" smil:fill="hold" presentation:node-type="with-previous" presentation:preset-class="entrance" presentation:preset-id="ooo-entrance-appear">
                  <anim:set smil:begin="0s" smil:dur="0.001s" smil:fill="hold" smil:targetElement="id11" smil:attributeName="visibility" smil:to="visible"/>
                </anim:par>
                <anim:par smil:begin="0s" smil:dur="indefinite" smil:fill="hold" presentation:node-type="with-previous" presentation:preset-class="entrance" presentation:preset-id="ooo-entrance-appear">
                  <anim:set smil:begin="0s" smil:dur="0.001s" smil:fill="hold" smil:targetElement="id12" smil:attributeName="visibility" smil:to="visible"/>
                </anim:par>
              </anim:par>
            </anim:par>
          </anim:seq>
        </anim:par>
        <presentation:notes draw:style-name="dp2">
          <draw:custom-shape draw:style-name="gr1" draw:text-style-name="P3" draw:layer="layout" svg:width="13.991cm" svg:height="11.138cm" svg:x="3.499cm" svg:y="2.227cm">
            <text:p/>
            <draw:enhanced-geometry svg:viewBox="0 0 21600 21600" draw:type="mso-spt202" draw:enhanced-path="M 0 0 L 21600 0 21600 21600 0 21600 0 0 Z N"/>
          </draw:custom-shape>
          <draw:frame presentation:style-name="pr2" draw:text-style-name="P4" draw:layer="layout" svg:width="16.707cm" svg:height="13.326cm" svg:x="2.1cm" svg:y="14.106cm" presentation:class="notes" presentation:placeholder="true" presentation:user-transformed="true">
            <draw:text-box/>
          </draw:frame>
        </presentation:notes>
      </draw:page>
      <draw:page draw:name="page4" draw:style-name="dp1" draw:master-page-name="Default" presentation:presentation-page-layout-name="AL1T1">
        <office:forms form:automatic-focus="false" form:apply-design-mode="false"/>
        <draw:frame presentation:style-name="pr4" draw:text-style-name="P11" draw:layer="layout" svg:width="19.824cm" svg:height="1.915cm" svg:x="4.432cm" svg:y="3.202cm" presentation:class="title" presentation:placeholder="true" presentation:user-transformed="true">
          <draw:text-box/>
        </draw:frame>
        <draw:frame presentation:style-name="pr6" draw:text-style-name="P6" draw:layer="layout" svg:width="24.491cm" svg:height="14.395cm" svg:x="2.565cm" svg:y="4.898cm" presentation:class="outline" presentation:user-transformed="true">
          <draw:text-box>
            <text:p text:style-name="P5"><text:span text:style-name="T1">Cada aresta do grafo tem pelo menos um vértice em V\S -&gt; V\S é uma cobertura por vértices.</text:span></text:p>
            <text:p text:style-name="P12"><text:span text:style-name="T2"></text:span><text:span text:style-name="T3">:</text:span><text:span text:style-name="T2"></text:span><text:span text:style-name="T3">Cardinalidade do conjunto independente máximo.</text:span></text:p>
            <text:p text:style-name="P12"><text:span text:style-name="T2"></text:span><text:span text:style-name="T3">: Cardinalidade da cobertura por vértices mínima.</text:span></text:p>
            <text:p text:style-name="P13"><text:span text:style-name="T3">Teorema: </text:span><text:span text:style-name="T2"></text:span><text:span text:style-name="T3">+</text:span><text:span text:style-name="T2"></text:span><text:span text:style-name="T3">= n</text:span></text:p>
          </draw:text-box>
        </draw:frame>
        <presentation:notes draw:style-name="dp2">
          <draw:custom-shape draw:style-name="gr1" draw:text-style-name="P3" draw:layer="layout" svg:width="13.991cm" svg:height="11.138cm" svg:x="3.499cm" svg:y="2.227cm">
            <text:p/>
            <draw:enhanced-geometry svg:viewBox="0 0 21600 21600" draw:type="mso-spt202" draw:enhanced-path="M 0 0 L 21600 0 21600 21600 0 21600 0 0 Z N"/>
          </draw:custom-shape>
          <draw:frame presentation:style-name="pr2" draw:text-style-name="P4" draw:layer="layout" svg:width="16.707cm" svg:height="13.326cm" svg:x="2.1cm" svg:y="14.106cm" presentation:class="notes" presentation:placeholder="true" presentation:user-transformed="true">
            <draw:text-box/>
          </draw:frame>
        </presentation:notes>
      </draw:page>
      <draw:page draw:name="page5" draw:style-name="dp1" draw:master-page-name="Default" presentation:presentation-page-layout-name="AL1T1">
        <office:forms form:automatic-focus="false" form:apply-design-mode="false"/>
        <draw:frame presentation:style-name="pr4" draw:text-style-name="P11" draw:layer="layout" svg:width="19.824cm" svg:height="1.915cm" svg:x="4.432cm" svg:y="3.202cm" presentation:class="title" presentation:placeholder="true" presentation:user-transformed="true">
          <draw:text-box/>
        </draw:frame>
        <draw:frame presentation:style-name="pr7" draw:text-style-name="P6" draw:layer="layout" svg:width="24.491cm" svg:height="14.395cm" svg:x="2.565cm" svg:y="4.898cm" presentation:class="outline" presentation:user-transformed="true">
          <draw:text-box>
            <text:p text:style-name="P5"><text:span text:style-name="T1">Prova: Seja S um conjunto independente máximo e K uma cobertura por vértices mínima.</text:span></text:p>
            <text:p xml:id="id13" text:id="id13" text:style-name="P13"><text:span text:style-name="T1">V\K é um conjunto independente e V\S uma cobertura por vértices.</text:span></text:p>
            <text:p xml:id="id14" text:id="id14" text:style-name="P13"><text:span text:style-name="T1">n - </text:span><text:span text:style-name="T2"></text:span><text:span text:style-name="T3">= |V\K| </text:span><text:span text:style-name="T2"></text:span><text:span text:style-name="T3"> </text:span><text:span text:style-name="T2"></text:span></text:p>
            <text:p xml:id="id15" text:id="id15" text:style-name="P13"><text:span text:style-name="T3">n -</text:span><text:span text:style-name="T2"></text:span><text:span text:style-name="T3">= |V\S| </text:span><text:span text:style-name="T2"></text:span><text:span text:style-name="T3"> </text:span><text:span text:style-name="T2"></text:span></text:p>
            <text:p xml:id="id16" text:id="id16" text:style-name="P13"><text:span text:style-name="T3">n </text:span><text:span text:style-name="T2"></text:span><text:span text:style-name="T3"> </text:span><text:span text:style-name="T2"></text:span><text:span text:style-name="T3">+ </text:span><text:span text:style-name="T2"></text:span><text:span text:style-name="T3"> e n </text:span><text:span text:style-name="T2"></text:span><text:span text:style-name="T3"> </text:span><text:span text:style-name="T2"></text:span><text:span text:style-name="T3"> + </text:span><text:span text:style-name="T2"></text:span><text:span text:style-name="T3"> <text:s/>-&gt; <text:s/>n= </text:span><text:span text:style-name="T2"></text:span><text:span text:style-name="T3">+ </text:span><text:span text:style-name="T2"></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seq>
        </anim:par>
        <presentation:notes draw:style-name="dp2">
          <draw:custom-shape draw:style-name="gr1" draw:text-style-name="P3" draw:layer="layout" svg:width="13.991cm" svg:height="11.138cm" svg:x="3.499cm" svg:y="2.227cm">
            <text:p/>
            <draw:enhanced-geometry svg:viewBox="0 0 21600 21600" draw:type="mso-spt202" draw:enhanced-path="M 0 0 L 21600 0 21600 21600 0 21600 0 0 Z N"/>
          </draw:custom-shape>
          <draw:frame presentation:style-name="pr2" draw:text-style-name="P4" draw:layer="layout" svg:width="16.707cm" svg:height="13.326cm" svg:x="2.1cm" svg:y="14.106cm" presentation:class="notes" presentation:placeholder="true" presentation:user-transformed="true">
            <draw:text-box/>
          </draw:frame>
        </presentation:notes>
      </draw:page>
      <draw:page draw:name="page6" draw:style-name="dp1" draw:master-page-name="Default" presentation:presentation-page-layout-name="AL1T1">
        <office:forms form:automatic-focus="false" form:apply-design-mode="false"/>
        <draw:frame presentation:style-name="pr4" draw:text-style-name="P11" draw:layer="layout" svg:width="19.824cm" svg:height="1.915cm" svg:x="4.432cm" svg:y="3.202cm" presentation:class="title" presentation:placeholder="true" presentation:user-transformed="true">
          <draw:text-box/>
        </draw:frame>
        <draw:frame presentation:style-name="pr8" draw:text-style-name="P6" draw:layer="layout" svg:width="24.491cm" svg:height="3.37cm" svg:x="2.565cm" svg:y="4.9cm" presentation:class="outline" presentation:user-transformed="true">
          <draw:text-box>
            <text:p text:style-name="P5"><text:span text:style-name="T1">Todo conjunto independente é um clique no grafo complemento.</text:span></text:p>
          </draw:text-box>
        </draw:frame>
        <draw:g>
          <draw:custom-shape draw:style-name="gr2" draw:text-style-name="P3" draw:layer="layout" svg:width="0.7cm" svg:height="0.7cm" svg:x="2.658cm" svg:y="13.00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8" draw:layer="layout" svg:width="0.777cm" svg:height="0.816cm" svg:x="2.62cm" svg:y="12.906cm">
            <text:p text:style-name="P7"><text:span text:style-name="T4">1</text:span></text:p>
            <draw:enhanced-geometry svg:viewBox="0 0 21600 21600" draw:type="mso-spt202" draw:enhanced-path="M 0 0 L 21600 0 21600 21600 0 21600 0 0 Z N"/>
          </draw:custom-shape>
        </draw:g>
        <draw:g>
          <draw:custom-shape draw:style-name="gr2" draw:text-style-name="P3" draw:layer="layout" svg:width="0.7cm" svg:height="0.7cm" svg:x="5.803cm" svg:y="10.55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8" draw:layer="layout" svg:width="0.777cm" svg:height="0.816cm" svg:x="5.775cm" svg:y="10.475cm">
            <text:p text:style-name="P7"><text:span text:style-name="T4">2</text:span></text:p>
            <draw:enhanced-geometry svg:viewBox="0 0 21600 21600" draw:type="mso-spt202" draw:enhanced-path="M 0 0 L 21600 0 21600 21600 0 21600 0 0 Z N"/>
          </draw:custom-shape>
        </draw:g>
        <draw:g>
          <draw:custom-shape draw:style-name="gr2" draw:text-style-name="P3" draw:layer="layout" svg:width="0.7cm" svg:height="0.7cm" svg:x="5.803cm" svg:y="13.01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8" draw:layer="layout" svg:width="0.777cm" svg:height="0.816cm" svg:x="5.775cm" svg:y="12.925cm">
            <text:p text:style-name="P7"><text:span text:style-name="T4">5</text:span></text:p>
            <draw:enhanced-geometry svg:viewBox="0 0 21600 21600" draw:type="mso-spt202" draw:enhanced-path="M 0 0 L 21600 0 21600 21600 0 21600 0 0 Z N"/>
          </draw:custom-shape>
        </draw:g>
        <draw:g>
          <draw:custom-shape draw:style-name="gr2" draw:text-style-name="P3" draw:layer="layout" svg:width="0.7cm" svg:height="0.7cm" svg:x="5.803cm" svg:y="15.45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8" draw:layer="layout" svg:width="0.777cm" svg:height="0.816cm" svg:x="5.775cm" svg:y="15.375cm">
            <text:p text:style-name="P7"><text:span text:style-name="T4">3</text:span></text:p>
            <draw:enhanced-geometry svg:viewBox="0 0 21600 21600" draw:type="mso-spt202" draw:enhanced-path="M 0 0 L 21600 0 21600 21600 0 21600 0 0 Z N"/>
          </draw:custom-shape>
        </draw:g>
        <draw:g>
          <draw:custom-shape draw:style-name="gr2" draw:text-style-name="P3" draw:layer="layout" svg:width="0.7cm" svg:height="0.7cm" svg:x="9.303cm" svg:y="10.55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8" draw:layer="layout" svg:width="0.777cm" svg:height="0.816cm" svg:x="9.275cm" svg:y="10.475cm">
            <text:p text:style-name="P7"><text:span text:style-name="T4">6</text:span></text:p>
            <draw:enhanced-geometry svg:viewBox="0 0 21600 21600" draw:type="mso-spt202" draw:enhanced-path="M 0 0 L 21600 0 21600 21600 0 21600 0 0 Z N"/>
          </draw:custom-shape>
        </draw:g>
        <draw:g>
          <draw:custom-shape draw:style-name="gr2" draw:text-style-name="P3" draw:layer="layout" svg:width="0.7cm" svg:height="0.7cm" svg:x="9.303cm" svg:y="13.01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8" draw:layer="layout" svg:width="0.777cm" svg:height="0.816cm" svg:x="9.275cm" svg:y="12.925cm">
            <text:p text:style-name="P10"><text:span text:style-name="T4">4</text:span></text:p>
            <draw:enhanced-geometry svg:viewBox="0 0 21600 21600" draw:type="mso-spt202" draw:enhanced-path="M 0 0 L 21600 0 21600 21600 0 21600 0 0 Z N"/>
          </draw:custom-shape>
        </draw:g>
        <draw:g>
          <draw:custom-shape draw:style-name="gr2" draw:text-style-name="P3" draw:layer="layout" svg:width="0.7cm" svg:height="0.7cm" svg:x="12.803cm" svg:y="15.45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8" draw:layer="layout" svg:width="0.777cm" svg:height="0.816cm" svg:x="12.775cm" svg:y="15.375cm">
            <text:p text:style-name="P7"><text:span text:style-name="T4">7</text:span></text:p>
            <draw:enhanced-geometry svg:viewBox="0 0 21600 21600" draw:type="mso-spt202" draw:enhanced-path="M 0 0 L 21600 0 21600 21600 0 21600 0 0 Z N"/>
          </draw:custom-shape>
        </draw:g>
        <draw:line draw:style-name="gr4" draw:text-style-name="P9" draw:layer="layout" svg:x1="3.203cm" svg:y1="13.192cm" svg:x2="5.882cm" svg:y2="11.034cm">
          <text:p/>
        </draw:line>
        <draw:line draw:style-name="gr4" draw:text-style-name="P9" draw:layer="layout" svg:x1="3.251cm" svg:y1="13.372cm" svg:x2="5.817cm" svg:y2="13.378cm">
          <text:p/>
        </draw:line>
        <draw:line draw:style-name="gr4" draw:text-style-name="P9" draw:layer="layout" svg:x1="6.513cm" svg:y1="13.372cm" svg:x2="9.333cm" svg:y2="13.378cm">
          <text:p/>
        </draw:line>
        <draw:line draw:style-name="gr4" draw:text-style-name="P9" draw:layer="layout" svg:x1="6.513cm" svg:y1="10.893cm" svg:x2="9.333cm" svg:y2="10.899cm">
          <text:p/>
        </draw:line>
        <draw:line draw:style-name="gr4" draw:text-style-name="P9" draw:layer="layout" svg:x1="6.513cm" svg:y1="15.837cm" svg:x2="12.813cm" svg:y2="15.841cm">
          <text:p/>
        </draw:line>
        <draw:line draw:style-name="gr4" draw:text-style-name="P9" draw:layer="layout" svg:x1="6.144cm" svg:y1="11.224cm" svg:x2="6.148cm" svg:y2="12.975cm">
          <text:p/>
        </draw:line>
        <draw:line draw:style-name="gr4" draw:text-style-name="P9" draw:layer="layout" svg:x1="6.144cm" svg:y1="13.674cm" svg:x2="6.148cm" svg:y2="15.423cm">
          <text:p/>
        </draw:line>
        <draw:line draw:style-name="gr4" draw:text-style-name="P9" draw:layer="layout" svg:x1="9.682cm" svg:y1="11.258cm" svg:x2="9.688cm" svg:y2="13.007cm">
          <text:p/>
        </draw:line>
        <draw:line draw:style-name="gr4" draw:text-style-name="P9" draw:layer="layout" svg:x1="9.916cm" svg:y1="13.616cm" svg:x2="12.837cm" svg:y2="15.609cm">
          <text:p/>
        </draw:line>
        <draw:line draw:style-name="gr4" draw:text-style-name="P9" draw:layer="layout" svg:x1="9.478cm" svg:y1="13.606cm" svg:x2="6.372cm" svg:y2="15.599cm">
          <text:p/>
        </draw:line>
        <draw:line draw:style-name="gr4" draw:text-style-name="P9" draw:layer="layout" svg:x1="3.154cm" svg:y1="13.586cm" svg:x2="5.833cm" svg:y2="15.56cm">
          <text:p/>
        </draw:line>
        <draw:custom-shape draw:style-name="gr5" draw:text-style-name="P3" draw:layer="layout" svg:width="0.7cm" svg:height="0.987cm" svg:x="4.413cm" svg:y="12.527cm">
          <text:p/>
          <draw:enhanced-geometry svg:viewBox="0 0 21600 21600" draw:type="mso-spt202" draw:enhanced-path="M 0 0 L 21600 0 21600 21600 0 21600 0 0 Z N"/>
        </draw:custom-shape>
        <draw:custom-shape draw:style-name="gr5" draw:text-style-name="P3" draw:layer="layout" svg:width="0.7cm" svg:height="0.987cm" svg:x="3.951cm" svg:y="14.627cm">
          <text:p/>
          <draw:enhanced-geometry svg:viewBox="0 0 21600 21600" draw:type="mso-spt202" draw:enhanced-path="M 0 0 L 21600 0 21600 21600 0 21600 0 0 Z N"/>
        </draw:custom-shape>
        <draw:line draw:style-name="gr4" draw:text-style-name="P9" draw:layer="layout" svg:x1="3.203cm" svg:y1="13.192cm" svg:x2="5.882cm" svg:y2="11.034cm">
          <text:p/>
        </draw:line>
        <draw:g>
          <draw:custom-shape draw:style-name="gr6" draw:text-style-name="P3" draw:layer="layout" svg:width="0.7cm" svg:height="0.7cm" svg:x="9.334cm" svg:y="10.55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7" draw:text-style-name="P8" draw:layer="layout" svg:width="0.777cm" svg:height="0.816cm" svg:x="9.304cm" svg:y="10.475cm">
            <text:p text:style-name="P7"><text:span text:style-name="T4">6</text:span></text:p>
            <draw:enhanced-geometry svg:viewBox="0 0 21600 21600" draw:type="mso-spt202" draw:enhanced-path="M 0 0 L 21600 0 21600 21600 0 21600 0 0 Z N"/>
          </draw:custom-shape>
        </draw:g>
        <draw:g>
          <draw:custom-shape draw:style-name="gr8" draw:text-style-name="P3" draw:layer="layout" svg:width="0.837cm" svg:height="0.7cm" svg:x="12.876cm" svg:y="15.43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8" draw:layer="layout" svg:width="0.777cm" svg:height="0.816cm" svg:x="12.916cm" svg:y="15.351cm">
            <text:p text:style-name="P10"><text:span text:style-name="T4">7</text:span></text:p>
            <draw:enhanced-geometry svg:viewBox="0 0 21600 21600" draw:type="mso-spt202" draw:enhanced-path="M 0 0 L 21600 0 21600 21600 0 21600 0 0 Z N"/>
          </draw:custom-shape>
        </draw:g>
        <draw:g>
          <draw:custom-shape draw:style-name="gr8" draw:text-style-name="P3" draw:layer="layout" svg:width="0.7cm" svg:height="0.7cm" svg:x="5.862cm" svg:y="13.00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8" draw:layer="layout" svg:width="0.777cm" svg:height="0.816cm" svg:x="5.818cm" svg:y="12.906cm">
            <text:p text:style-name="P7"><text:span text:style-name="T4">5</text:span></text:p>
            <draw:enhanced-geometry svg:viewBox="0 0 21600 21600" draw:type="mso-spt202" draw:enhanced-path="M 0 0 L 21600 0 21600 21600 0 21600 0 0 Z N"/>
          </draw:custom-shape>
        </draw:g>
        <draw:g xml:id="id17" draw:id="id17">
          <draw:custom-shape draw:style-name="gr2" draw:text-style-name="P3" draw:layer="layout" svg:width="0.7cm" svg:height="0.7cm" svg:x="17.489cm" svg:y="13.01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8" draw:layer="layout" svg:width="0.777cm" svg:height="0.816cm" svg:x="17.461cm" svg:y="12.925cm">
            <text:p text:style-name="P7"><text:span text:style-name="T4">5</text:span></text:p>
            <draw:enhanced-geometry svg:viewBox="0 0 21600 21600" draw:type="mso-spt202" draw:enhanced-path="M 0 0 L 21600 0 21600 21600 0 21600 0 0 Z N"/>
          </draw:custom-shape>
        </draw:g>
        <draw:g xml:id="id18" draw:id="id18">
          <draw:custom-shape draw:style-name="gr2" draw:text-style-name="P3" draw:layer="layout" svg:width="0.7cm" svg:height="0.7cm" svg:x="20.989cm" svg:y="10.55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8" draw:layer="layout" svg:width="0.777cm" svg:height="0.816cm" svg:x="20.961cm" svg:y="10.475cm">
            <text:p text:style-name="P7"><text:span text:style-name="T4">6</text:span></text:p>
            <draw:enhanced-geometry svg:viewBox="0 0 21600 21600" draw:type="mso-spt202" draw:enhanced-path="M 0 0 L 21600 0 21600 21600 0 21600 0 0 Z N"/>
          </draw:custom-shape>
        </draw:g>
        <draw:g xml:id="id19" draw:id="id19">
          <draw:custom-shape draw:style-name="gr2" draw:text-style-name="P3" draw:layer="layout" svg:width="0.7cm" svg:height="0.7cm" svg:x="24.489cm" svg:y="15.45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8" draw:layer="layout" svg:width="0.777cm" svg:height="0.816cm" svg:x="24.461cm" svg:y="15.375cm">
            <text:p text:style-name="P7"><text:span text:style-name="T4">7</text:span></text:p>
            <draw:enhanced-geometry svg:viewBox="0 0 21600 21600" draw:type="mso-spt202" draw:enhanced-path="M 0 0 L 21600 0 21600 21600 0 21600 0 0 Z N"/>
          </draw:custom-shape>
        </draw:g>
        <draw:polyline draw:style-name="gr4" draw:text-style-name="P9" xml:id="id20" draw:id="id20" draw:layer="layout" svg:width="6.055cm" svg:height="2.25cm" svg:x="14.889cm" svg:y="10.941cm" svg:viewBox="0 0 6056 2251" draw:points="0,2251 6056,0">
          <text:p text:style-name="P11"/>
        </draw:polyline>
        <draw:polyline draw:style-name="gr10" draw:text-style-name="P9" xml:id="id21" draw:id="id21" draw:layer="layout" svg:width="3.027cm" svg:height="4.584cm" svg:x="21.496cm" svg:y="11.024cm" svg:viewBox="0 0 3028 4585" draw:points="0,0 3028,4585">
          <text:p text:style-name="P11"/>
        </draw:polyline>
        <draw:polyline draw:style-name="gr10" draw:text-style-name="P9" xml:id="id22" draw:id="id22" draw:layer="layout" svg:width="5.993cm" svg:height="1.847cm" svg:x="18.258cm" svg:y="13.586cm" svg:viewBox="0 0 5994 1848" draw:points="0,0 5994,1848">
          <text:p text:style-name="P11"/>
        </draw:polyline>
        <draw:custom-shape draw:style-name="gr5" draw:text-style-name="P3" xml:id="id23" draw:id="id23" draw:layer="layout" svg:width="0.7cm" svg:height="0.987cm" svg:x="16.1cm" svg:y="12.527cm">
          <text:p text:style-name="P11"/>
          <draw:enhanced-geometry svg:viewBox="0 0 21600 21600" draw:type="mso-spt202" draw:enhanced-path="M 0 0 L 21600 0 21600 21600 0 21600 0 0 Z N"/>
        </draw:custom-shape>
        <draw:custom-shape draw:style-name="gr5" draw:text-style-name="P3" xml:id="id24" draw:id="id24" draw:layer="layout" svg:width="0.7cm" svg:height="0.987cm" svg:x="15.638cm" svg:y="14.627cm">
          <text:p text:style-name="P11"/>
          <draw:enhanced-geometry svg:viewBox="0 0 21600 21600" draw:type="mso-spt202" draw:enhanced-path="M 0 0 L 21600 0 21600 21600 0 21600 0 0 Z N"/>
        </draw:custom-shape>
        <draw:polyline draw:style-name="gr10" draw:text-style-name="P9" xml:id="id25" draw:id="id25" draw:layer="layout" svg:width="2.677cm" svg:height="2.157cm" svg:x="18.196cm" svg:y="11.035cm" svg:viewBox="0 0 2678 2158" draw:points="0,2158 2678,0">
          <text:p text:style-name="P11"/>
        </draw:polyline>
        <draw:g xml:id="id26" draw:id="id26">
          <draw:custom-shape draw:style-name="gr8" draw:text-style-name="P3" draw:layer="layout" svg:width="0.837cm" svg:height="0.7cm" svg:x="24.562cm" svg:y="15.43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8" draw:layer="layout" svg:width="0.777cm" svg:height="0.816cm" svg:x="24.602cm" svg:y="15.351cm">
            <text:p text:style-name="P10"><text:span text:style-name="T4">7</text:span></text:p>
            <draw:enhanced-geometry svg:viewBox="0 0 21600 21600" draw:type="mso-spt202" draw:enhanced-path="M 0 0 L 21600 0 21600 21600 0 21600 0 0 Z N"/>
          </draw:custom-shape>
        </draw:g>
        <draw:g xml:id="id27" draw:id="id27">
          <draw:custom-shape draw:style-name="gr8" draw:text-style-name="P3" draw:layer="layout" svg:width="0.7cm" svg:height="0.7cm" svg:x="17.548cm" svg:y="13.00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8" draw:layer="layout" svg:width="0.777cm" svg:height="0.816cm" svg:x="17.504cm" svg:y="12.906cm">
            <text:p text:style-name="P7"><text:span text:style-name="T4">5</text:span></text:p>
            <draw:enhanced-geometry svg:viewBox="0 0 21600 21600" draw:type="mso-spt202" draw:enhanced-path="M 0 0 L 21600 0 21600 21600 0 21600 0 0 Z N"/>
          </draw:custom-shape>
        </draw:g>
        <draw:polyline draw:style-name="gr4" draw:text-style-name="P9" xml:id="id28" draw:id="id28" draw:layer="layout" svg:width="9.371cm" svg:height="1.651cm" svg:x="14.879cm" svg:y="13.781cm" svg:viewBox="0 0 9372 1652" draw:points="0,0 9372,1652">
          <text:p text:style-name="P11"/>
        </draw:polyline>
        <draw:custom-shape draw:style-name="gr11" draw:text-style-name="P3" xml:id="id29" draw:id="id29" draw:layer="layout" svg:width="9.367cm" svg:height="4.311cm" svg:x="14.164cm" svg:y="9.168cm">
          <text:p text:style-name="P11"/>
          <draw:enhanced-geometry svg:viewBox="0 0 8498 3912" draw:type="non-primitive" draw:enhanced-path="M 205 3810 C 386 3359 0 2925 161 2487 376 1901 1032 1682 1439 1252 1805 865 2306 700 2806 591 3259 492 3682 285 4129 150 4624 0 5160 70 5673 106 6144 139 6614 183 7084 150 7562 116 8141 260 8274 811 8382 1259 8494 1704 8495 2178 8497 2664 8359 3138 8010 3501 7616 3911 7133 3696 6687 3766 L 6687 3766 N"/>
        </draw:custom-shape>
        <draw:custom-shape draw:style-name="gr11" draw:text-style-name="P3" xml:id="id30" draw:id="id30" draw:layer="layout" svg:width="4.234cm" svg:height="4.865cm" svg:x="13.265cm" svg:y="10.937cm">
          <text:p text:style-name="P11"/>
          <draw:enhanced-geometry svg:viewBox="0 0 3843 4412" draw:type="non-primitive" draw:enhanced-path="M 3842 4410 C 3339 4411 2982 3978 2519 3881 2051 3783 1632 3600 1196 3440 715 3264 238 2906 138 2337 57 1875 0 1341 490 1014 928 722 1408 572 1902 441 2368 317 2826 457 3269 265 L 3710 44 3842 0 N"/>
        </draw:custom-shape>
        <draw:polyline draw:style-name="gr12" draw:text-style-name="P9" xml:id="id31" draw:id="id31" draw:layer="layout" svg:width="3.859cm" svg:height="5.123cm" svg:x="17.635cm" svg:y="10.942cm" svg:viewBox="0 0 3860 5124" draw:points="0,5124 3860,0">
          <text:p text:style-name="P11"/>
        </draw:polyline>
        <draw:custom-shape draw:style-name="gr11" draw:text-style-name="P3" xml:id="id38" draw:id="id38" draw:layer="layout" svg:width="7.301cm" svg:height="6.942cm" svg:x="17.889cm" svg:y="8.371cm">
          <text:p text:style-name="P11"/>
          <draw:enhanced-geometry svg:viewBox="0 0 6625 6297" draw:type="non-primitive" draw:enhanced-path="M 6438 6296 C 6415 5851 6516 5414 6570 4973 6624 4535 6538 4089 6570 3650 6606 3162 6493 2689 6350 2239 6174 1685 5627 1368 5203 1004 4794 653 4339 350 3836 166 3384 0 2884 26 2425 122 1971 217 1495 9 1102 387 710 764 454 1234 220 1710 L 0 1974 N"/>
        </draw:custom-shape>
        <draw:g xml:id="id32" draw:id="id32">
          <draw:custom-shape draw:style-name="gr2" draw:text-style-name="P3" draw:layer="layout" svg:width="0.554cm" svg:height="0.7cm" svg:x="17.446cm" svg:y="15.45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8" draw:layer="layout" svg:width="0.777cm" svg:height="0.816cm" svg:x="17.339cm" svg:y="15.375cm">
            <text:p text:style-name="P7"><text:span text:style-name="T4">3</text:span></text:p>
            <draw:enhanced-geometry svg:viewBox="0 0 21600 21600" draw:type="mso-spt202" draw:enhanced-path="M 0 0 L 21600 0 21600 21600 0 21600 0 0 Z N"/>
          </draw:custom-shape>
        </draw:g>
        <draw:g xml:id="id33" draw:id="id33">
          <draw:custom-shape draw:style-name="gr2" draw:text-style-name="P3" draw:layer="layout" svg:width="0.7cm" svg:height="0.7cm" svg:x="14.344cm" svg:y="13.00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8" draw:layer="layout" svg:width="0.777cm" svg:height="0.816cm" svg:x="14.306cm" svg:y="12.906cm">
            <text:p text:style-name="P7"><text:span text:style-name="T4">1</text:span></text:p>
            <draw:enhanced-geometry svg:viewBox="0 0 21600 21600" draw:type="mso-spt202" draw:enhanced-path="M 0 0 L 21600 0 21600 21600 0 21600 0 0 Z N"/>
          </draw:custom-shape>
        </draw:g>
        <draw:polyline draw:style-name="gr12" draw:text-style-name="P9" xml:id="id34" draw:id="id34" draw:layer="layout" svg:width="3.469cm" svg:height="2.371cm" svg:x="17.558cm" svg:y="10.937cm" svg:viewBox="0 0 3470 2372" draw:points="3470,2372 0,0">
          <text:p text:style-name="P11"/>
        </draw:polyline>
        <draw:g xml:id="id35" draw:id="id35">
          <draw:custom-shape draw:style-name="gr2" draw:text-style-name="P3" draw:layer="layout" svg:width="0.7cm" svg:height="0.7cm" svg:x="17.489cm" svg:y="10.55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8" draw:layer="layout" svg:width="0.777cm" svg:height="0.816cm" svg:x="17.461cm" svg:y="10.475cm">
            <text:p text:style-name="P7"><text:span text:style-name="T4">2</text:span></text:p>
            <draw:enhanced-geometry svg:viewBox="0 0 21600 21600" draw:type="mso-spt202" draw:enhanced-path="M 0 0 L 21600 0 21600 21600 0 21600 0 0 Z N"/>
          </draw:custom-shape>
        </draw:g>
        <draw:g xml:id="id36" draw:id="id36">
          <draw:custom-shape draw:style-name="gr2" draw:text-style-name="P3" draw:layer="layout" svg:width="0.7cm" svg:height="0.7cm" svg:x="20.989cm" svg:y="13.01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8" draw:layer="layout" svg:width="0.777cm" svg:height="0.816cm" svg:x="20.961cm" svg:y="12.925cm">
            <text:p text:style-name="P10"><text:span text:style-name="T4">4</text:span></text:p>
            <draw:enhanced-geometry svg:viewBox="0 0 21600 21600" draw:type="mso-spt202" draw:enhanced-path="M 0 0 L 21600 0 21600 21600 0 21600 0 0 Z N"/>
          </draw:custom-shape>
        </draw:g>
        <draw:g xml:id="id37" draw:id="id37">
          <draw:custom-shape draw:style-name="gr6" draw:text-style-name="P3" draw:layer="layout" svg:width="0.7cm" svg:height="0.7cm" svg:x="21.02cm" svg:y="10.55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7" draw:text-style-name="P8" draw:layer="layout" svg:width="0.777cm" svg:height="0.816cm" svg:x="20.99cm" svg:y="10.475cm">
            <text:p text:style-name="P7"><text:span text:style-name="T4">6</text:span></text:p>
            <draw:enhanced-geometry svg:viewBox="0 0 21600 21600" draw:type="mso-spt202" draw:enhanced-path="M 0 0 L 21600 0 21600 21600 0 21600 0 0 Z N"/>
          </draw:custom-shape>
        </draw:g>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7" smil:attributeName="visibility" smil:to="visible"/>
                </anim:par>
                <anim:par smil:begin="0s" smil:dur="indefinite" smil:fill="hold" presentation:node-type="with-previous" presentation:preset-class="entrance" presentation:preset-id="ooo-entrance-appear">
                  <anim:set smil:begin="0s" smil:dur="0.001s" smil:fill="hold" smil:targetElement="id18" smil:attributeName="visibility" smil:to="visible"/>
                </anim:par>
                <anim:par smil:begin="0s" smil:dur="indefinite" smil:fill="hold" presentation:node-type="with-previous" presentation:preset-class="entrance" presentation:preset-id="ooo-entrance-appear">
                  <anim:set smil:begin="0s" smil:dur="0.001s" smil:fill="hold" smil:targetElement="id19" smil:attributeName="visibility" smil:to="visible"/>
                </anim:par>
                <anim:par smil:begin="0s" smil:dur="indefinite" smil:fill="hold" presentation:node-type="with-previous" presentation:preset-class="entrance" presentation:preset-id="ooo-entrance-appear">
                  <anim:set smil:begin="0s" smil:dur="0.001s" smil:fill="hold" smil:targetElement="id20" smil:attributeName="visibility" smil:to="visible"/>
                </anim:par>
                <anim:par smil:begin="0s" smil:dur="indefinite" smil:fill="hold" presentation:node-type="with-previous" presentation:preset-class="entrance" presentation:preset-id="ooo-entrance-appear">
                  <anim:set smil:begin="0s" smil:dur="0.001s" smil:fill="hold" smil:targetElement="id21" smil:attributeName="visibility" smil:to="visible"/>
                </anim:par>
                <anim:par smil:begin="0s" smil:dur="indefinite" smil:fill="hold" presentation:node-type="with-previous" presentation:preset-class="entrance" presentation:preset-id="ooo-entrance-appear">
                  <anim:set smil:begin="0s" smil:dur="0.001s" smil:fill="hold" smil:targetElement="id22" smil:attributeName="visibility" smil:to="visible"/>
                </anim:par>
                <anim:par smil:begin="0s" smil:dur="indefinite" smil:fill="hold" presentation:node-type="with-previous" presentation:preset-class="entrance" presentation:preset-id="ooo-entrance-appear">
                  <anim:set smil:begin="0s" smil:dur="0.001s" smil:fill="hold" smil:targetElement="id23" smil:attributeName="visibility" smil:to="visible"/>
                </anim:par>
                <anim:par smil:begin="0s" smil:dur="indefinite" smil:fill="hold" presentation:node-type="with-previous" presentation:preset-class="entrance" presentation:preset-id="ooo-entrance-appear">
                  <anim:set smil:begin="0s" smil:dur="0.001s" smil:fill="hold" smil:targetElement="id24" smil:attributeName="visibility" smil:to="visible"/>
                </anim:par>
                <anim:par smil:begin="0s" smil:dur="indefinite" smil:fill="hold" presentation:node-type="with-previous" presentation:preset-class="entrance" presentation:preset-id="ooo-entrance-appear">
                  <anim:set smil:begin="0s" smil:dur="0.001s" smil:fill="hold" smil:targetElement="id25" smil:attributeName="visibility" smil:to="visible"/>
                </anim:par>
                <anim:par smil:begin="0s" smil:dur="indefinite" smil:fill="hold" presentation:node-type="with-previous" presentation:preset-class="entrance" presentation:preset-id="ooo-entrance-appear">
                  <anim:set smil:begin="0s" smil:dur="0.001s" smil:fill="hold" smil:targetElement="id26" smil:attributeName="visibility" smil:to="visible"/>
                </anim:par>
                <anim:par smil:begin="0s" smil:dur="indefinite" smil:fill="hold" presentation:node-type="with-previous" presentation:preset-class="entrance" presentation:preset-id="ooo-entrance-appear">
                  <anim:set smil:begin="0s" smil:dur="0.001s" smil:fill="hold" smil:targetElement="id27" smil:attributeName="visibility" smil:to="visible"/>
                </anim:par>
                <anim:par smil:begin="0s" smil:dur="indefinite" smil:fill="hold" presentation:node-type="with-previous" presentation:preset-class="entrance" presentation:preset-id="ooo-entrance-appear">
                  <anim:set smil:begin="0s" smil:dur="0.001s" smil:fill="hold" smil:targetElement="id28" smil:attributeName="visibility" smil:to="visible"/>
                </anim:par>
                <anim:par smil:begin="0s" smil:dur="indefinite" smil:fill="hold" presentation:node-type="with-previous" presentation:preset-class="entrance" presentation:preset-id="ooo-entrance-appear">
                  <anim:set smil:begin="0s" smil:dur="0.001s" smil:fill="hold" smil:targetElement="id29" smil:attributeName="visibility" smil:to="visible"/>
                </anim:par>
                <anim:par smil:begin="0s" smil:dur="indefinite" smil:fill="hold" presentation:node-type="with-previous" presentation:preset-class="entrance" presentation:preset-id="ooo-entrance-appear">
                  <anim:set smil:begin="0s" smil:dur="0.001s" smil:fill="hold" smil:targetElement="id30" smil:attributeName="visibility" smil:to="visible"/>
                </anim:par>
                <anim:par smil:begin="0s" smil:dur="indefinite" smil:fill="hold" presentation:node-type="with-previous" presentation:preset-class="entrance" presentation:preset-id="ooo-entrance-appear">
                  <anim:set smil:begin="0s" smil:dur="0.001s" smil:fill="hold" smil:targetElement="id31" smil:attributeName="visibility" smil:to="visible"/>
                </anim:par>
                <anim:par smil:begin="0s" smil:dur="indefinite" smil:fill="hold" presentation:node-type="with-previous" presentation:preset-class="entrance" presentation:preset-id="ooo-entrance-appear">
                  <anim:set smil:begin="0s" smil:dur="0.001s" smil:fill="hold" smil:targetElement="id32" smil:attributeName="visibility" smil:to="visible"/>
                </anim:par>
                <anim:par smil:begin="0s" smil:dur="indefinite" smil:fill="hold" presentation:node-type="with-previous" presentation:preset-class="entrance" presentation:preset-id="ooo-entrance-appear">
                  <anim:set smil:begin="0s" smil:dur="0.001s" smil:fill="hold" smil:targetElement="id33" smil:attributeName="visibility" smil:to="visible"/>
                </anim:par>
                <anim:par smil:begin="0s" smil:dur="indefinite" smil:fill="hold" presentation:node-type="with-previous" presentation:preset-class="entrance" presentation:preset-id="ooo-entrance-appear">
                  <anim:set smil:begin="0s" smil:dur="0.001s" smil:fill="hold" smil:targetElement="id34" smil:attributeName="visibility" smil:to="visible"/>
                </anim:par>
                <anim:par smil:begin="0s" smil:dur="indefinite" smil:fill="hold" presentation:node-type="with-previous" presentation:preset-class="entrance" presentation:preset-id="ooo-entrance-appear">
                  <anim:set smil:begin="0s" smil:dur="0.001s" smil:fill="hold" smil:targetElement="id35" smil:attributeName="visibility" smil:to="visible"/>
                </anim:par>
                <anim:par smil:begin="0s" smil:dur="indefinite" smil:fill="hold" presentation:node-type="with-previous" presentation:preset-class="entrance" presentation:preset-id="ooo-entrance-appear">
                  <anim:set smil:begin="0s" smil:dur="0.001s" smil:fill="hold" smil:targetElement="id36" smil:attributeName="visibility" smil:to="visible"/>
                </anim:par>
                <anim:par smil:begin="0s" smil:dur="indefinite" smil:fill="hold" presentation:node-type="with-previous" presentation:preset-class="entrance" presentation:preset-id="ooo-entrance-appear">
                  <anim:set smil:begin="0s" smil:dur="0.001s" smil:fill="hold" smil:targetElement="id37" smil:attributeName="visibility" smil:to="visible"/>
                </anim:par>
                <anim:par smil:begin="0s" smil:dur="indefinite" smil:fill="hold" presentation:node-type="with-previous" presentation:preset-class="entrance" presentation:preset-id="ooo-entrance-appear">
                  <anim:set smil:begin="0s" smil:dur="0.001s" smil:fill="hold" smil:targetElement="id38" smil:attributeName="visibility" smil:to="visible"/>
                </anim:par>
              </anim:par>
            </anim:par>
          </anim:seq>
        </anim:par>
        <presentation:notes draw:style-name="dp2">
          <draw:custom-shape draw:style-name="gr1" draw:text-style-name="P3" draw:layer="layout" svg:width="13.991cm" svg:height="11.138cm" svg:x="3.499cm" svg:y="2.227cm">
            <text:p/>
            <draw:enhanced-geometry svg:viewBox="0 0 21600 21600" draw:type="mso-spt202" draw:enhanced-path="M 0 0 L 21600 0 21600 21600 0 21600 0 0 Z N"/>
          </draw:custom-shape>
          <draw:frame presentation:style-name="pr2" draw:text-style-name="P4" draw:layer="layout" svg:width="16.707cm" svg:height="13.326cm" svg:x="2.1cm" svg:y="14.106cm" presentation:class="notes" presentation:placeholder="true" presentation:user-transformed="true">
            <draw:text-box/>
          </draw:frame>
        </presentation:notes>
      </draw:page>
      <draw:page draw:name="page7" draw:style-name="dp1" draw:master-page-name="Default" presentation:presentation-page-layout-name="AL1T1">
        <office:forms form:automatic-focus="false" form:apply-design-mode="false"/>
        <draw:frame presentation:style-name="pr9" draw:text-style-name="P2" draw:layer="layout" svg:width="22.049cm" svg:height="2.339cm" svg:x="3.305cm" svg:y="9.371cm" presentation:class="outline" presentation:user-transformed="true">
          <draw:text-box>
            <text:p text:style-name="P1"><text:span text:style-name="T1">Coloração de vértices</text:span></text:p>
          </draw:text-box>
        </draw:frame>
        <presentation:notes draw:style-name="dp2">
          <draw:custom-shape draw:style-name="gr1" draw:text-style-name="P3" draw:layer="layout" svg:width="14cm" svg:height="11.138cm" svg:x="3.499cm" svg:y="2.227cm">
            <text:p/>
            <draw:enhanced-geometry svg:viewBox="0 0 21600 21600" draw:type="mso-spt202" draw:enhanced-path="M 0 0 L 21600 0 21600 21600 0 21600 0 0 Z N"/>
          </draw:custom-shape>
          <draw:frame presentation:style-name="pr2" draw:text-style-name="P4" draw:layer="layout" svg:width="16.707cm" svg:height="13.326cm" svg:x="2.1cm" svg:y="14.106cm" presentation:class="notes" presentation:placeholder="true" presentation:user-transformed="true">
            <draw:text-box/>
          </draw:frame>
        </presentation:notes>
      </draw:page>
      <draw:page draw:name="page8" draw:style-name="dp1" draw:master-page-name="Default" presentation:presentation-page-layout-name="AL1T1">
        <office:forms form:automatic-focus="false" form:apply-design-mode="false"/>
        <draw:frame presentation:style-name="pr10" draw:text-style-name="P6" draw:layer="layout" svg:width="24.491cm" svg:height="14.439cm" svg:x="2.565cm" svg:y="4.127cm" presentation:class="outline" presentation:user-transformed="true">
          <draw:text-box>
            <text:p text:style-name="P5"><text:span text:style-name="T1">Uma k-coloração de vértices é uma atribuição de uma cor a cada vértice do grafo usando k cores.</text:span></text:p>
            <text:p text:style-name="P13"><text:span text:style-name="T1">Uma k-coloração de vértices é própria se para todo par de vértices adjacentes a cor atribuida a cada um deles é diferente.</text:span></text:p>
            <text:p text:style-name="P13"><text:span text:style-name="T1">Chamamos siplesmente de k-coloração a cada uma das k-colorações de vértices próprias de um grafo. </text:span></text:p>
          </draw:text-box>
        </draw:frame>
        <presentation:notes draw:style-name="dp2">
          <draw:custom-shape draw:style-name="gr1" draw:text-style-name="P3" draw:layer="layout" svg:width="13.991cm" svg:height="11.138cm" svg:x="3.499cm" svg:y="2.227cm">
            <text:p/>
            <draw:enhanced-geometry svg:viewBox="0 0 21600 21600" draw:type="mso-spt202" draw:enhanced-path="M 0 0 L 21600 0 21600 21600 0 21600 0 0 Z N"/>
          </draw:custom-shape>
          <draw:frame presentation:style-name="pr2" draw:text-style-name="P4" draw:layer="layout" svg:width="16.707cm" svg:height="13.326cm" svg:x="2.1cm" svg:y="14.106cm" presentation:class="notes" presentation:placeholder="true" presentation:user-transformed="true">
            <draw:text-box/>
          </draw:frame>
        </presentation:notes>
      </draw:page>
      <draw:page draw:name="page9" draw:style-name="dp1" draw:master-page-name="Default" presentation:presentation-page-layout-name="AL1T1">
        <office:forms form:automatic-focus="false" form:apply-design-mode="false"/>
        <draw:frame presentation:style-name="pr4" draw:text-style-name="P11" draw:layer="layout" svg:width="19.824cm" svg:height="1.915cm" svg:x="4.432cm" svg:y="3.202cm" presentation:class="title" presentation:placeholder="true" presentation:user-transformed="true">
          <draw:text-box/>
        </draw:frame>
        <draw:frame presentation:style-name="pr11" draw:text-style-name="P6" draw:layer="layout" svg:width="24.491cm" svg:height="5.022cm" svg:x="2.565cm" svg:y="4.898cm" presentation:class="outline" presentation:user-transformed="true">
          <draw:text-box>
            <text:p text:style-name="P5"><text:span text:style-name="T1">G é k-colorível se tem uma k-coloração.</text:span></text:p>
            <text:p text:style-name="P13"><text:span text:style-name="T1">Toda k-coloração é uma partição de V em k conjuntos independentes.</text:span></text:p>
          </draw:text-box>
        </draw:frame>
        <draw:g>
          <draw:custom-shape draw:style-name="gr2" draw:text-style-name="P3" draw:layer="layout" svg:width="0.7cm" svg:height="0.7cm" svg:x="2.658cm" svg:y="13.33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8" draw:layer="layout" svg:width="0.777cm" svg:height="0.816cm" svg:x="2.62cm" svg:y="13.237cm">
            <text:p text:style-name="P7"><text:span text:style-name="T4">1</text:span></text:p>
            <draw:enhanced-geometry svg:viewBox="0 0 21600 21600" draw:type="mso-spt202" draw:enhanced-path="M 0 0 L 21600 0 21600 21600 0 21600 0 0 Z N"/>
          </draw:custom-shape>
        </draw:g>
        <draw:g>
          <draw:custom-shape draw:style-name="gr2" draw:text-style-name="P3" draw:layer="layout" svg:width="0.7cm" svg:height="0.7cm" svg:x="15.113cm" svg:y="13.33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8" draw:layer="layout" svg:width="0.777cm" svg:height="0.816cm" svg:x="15.074cm" svg:y="13.237cm">
            <text:p text:style-name="P7"><text:span text:style-name="T4">1</text:span></text:p>
            <draw:enhanced-geometry svg:viewBox="0 0 21600 21600" draw:type="mso-spt202" draw:enhanced-path="M 0 0 L 21600 0 21600 21600 0 21600 0 0 Z N"/>
          </draw:custom-shape>
        </draw:g>
        <draw:g>
          <draw:custom-shape draw:style-name="gr2" draw:text-style-name="P3" draw:layer="layout" svg:width="0.7cm" svg:height="0.7cm" svg:x="18.369cm" svg:y="10.89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8" draw:layer="layout" svg:width="0.777cm" svg:height="0.816cm" svg:x="18.341cm" svg:y="10.806cm">
            <text:p text:style-name="P7"><text:span text:style-name="T4">2</text:span></text:p>
            <draw:enhanced-geometry svg:viewBox="0 0 21600 21600" draw:type="mso-spt202" draw:enhanced-path="M 0 0 L 21600 0 21600 21600 0 21600 0 0 Z N"/>
          </draw:custom-shape>
        </draw:g>
        <draw:g>
          <draw:custom-shape draw:style-name="gr2" draw:text-style-name="P3" draw:layer="layout" svg:width="0.7cm" svg:height="0.7cm" svg:x="18.369cm" svg:y="13.34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8" draw:layer="layout" svg:width="0.777cm" svg:height="0.816cm" svg:x="18.341cm" svg:y="13.255cm">
            <text:p text:style-name="P7"><text:span text:style-name="T4">5</text:span></text:p>
            <draw:enhanced-geometry svg:viewBox="0 0 21600 21600" draw:type="mso-spt202" draw:enhanced-path="M 0 0 L 21600 0 21600 21600 0 21600 0 0 Z N"/>
          </draw:custom-shape>
        </draw:g>
        <draw:g>
          <draw:custom-shape draw:style-name="gr2" draw:text-style-name="P3" draw:layer="layout" svg:width="0.7cm" svg:height="0.7cm" svg:x="18.369cm" svg:y="15.79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8" draw:layer="layout" svg:width="0.777cm" svg:height="0.816cm" svg:x="18.341cm" svg:y="15.706cm">
            <text:p text:style-name="P7"><text:span text:style-name="T4">3</text:span></text:p>
            <draw:enhanced-geometry svg:viewBox="0 0 21600 21600" draw:type="mso-spt202" draw:enhanced-path="M 0 0 L 21600 0 21600 21600 0 21600 0 0 Z N"/>
          </draw:custom-shape>
        </draw:g>
        <draw:g>
          <draw:custom-shape draw:style-name="gr2" draw:text-style-name="P3" draw:layer="layout" svg:width="0.7cm" svg:height="0.7cm" svg:x="21.869cm" svg:y="10.89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8" draw:layer="layout" svg:width="0.777cm" svg:height="0.816cm" svg:x="21.841cm" svg:y="10.806cm">
            <text:p text:style-name="P7"><text:span text:style-name="T4">6</text:span></text:p>
            <draw:enhanced-geometry svg:viewBox="0 0 21600 21600" draw:type="mso-spt202" draw:enhanced-path="M 0 0 L 21600 0 21600 21600 0 21600 0 0 Z N"/>
          </draw:custom-shape>
        </draw:g>
        <draw:g>
          <draw:custom-shape draw:style-name="gr2" draw:text-style-name="P3" draw:layer="layout" svg:width="0.7cm" svg:height="0.7cm" svg:x="21.869cm" svg:y="13.34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8" draw:layer="layout" svg:width="0.777cm" svg:height="0.816cm" svg:x="21.841cm" svg:y="13.255cm">
            <text:p text:style-name="P7"><text:span text:style-name="T4">4</text:span></text:p>
            <draw:enhanced-geometry svg:viewBox="0 0 21600 21600" draw:type="mso-spt202" draw:enhanced-path="M 0 0 L 21600 0 21600 21600 0 21600 0 0 Z N"/>
          </draw:custom-shape>
        </draw:g>
        <draw:g>
          <draw:custom-shape draw:style-name="gr2" draw:text-style-name="P3" draw:layer="layout" svg:width="0.7cm" svg:height="0.7cm" svg:x="25.369cm" svg:y="13.34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8" draw:layer="layout" svg:width="0.777cm" svg:height="0.816cm" svg:x="25.341cm" svg:y="13.255cm">
            <text:p text:style-name="P7"><text:span text:style-name="T4">8</text:span></text:p>
            <draw:enhanced-geometry svg:viewBox="0 0 21600 21600" draw:type="mso-spt202" draw:enhanced-path="M 0 0 L 21600 0 21600 21600 0 21600 0 0 Z N"/>
          </draw:custom-shape>
        </draw:g>
        <draw:g>
          <draw:custom-shape draw:style-name="gr2" draw:text-style-name="P3" draw:layer="layout" svg:width="0.7cm" svg:height="0.7cm" svg:x="25.369cm" svg:y="15.79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8" draw:layer="layout" svg:width="0.777cm" svg:height="0.816cm" svg:x="25.341cm" svg:y="15.706cm">
            <text:p text:style-name="P7"><text:span text:style-name="T4">7</text:span></text:p>
            <draw:enhanced-geometry svg:viewBox="0 0 21600 21600" draw:type="mso-spt202" draw:enhanced-path="M 0 0 L 21600 0 21600 21600 0 21600 0 0 Z N"/>
          </draw:custom-shape>
        </draw:g>
        <draw:line draw:style-name="gr4" draw:text-style-name="P9" draw:layer="layout" svg:x1="15.768cm" svg:y1="13.523cm" svg:x2="18.447cm" svg:y2="11.365cm">
          <text:p/>
        </draw:line>
        <draw:line draw:style-name="gr4" draw:text-style-name="P9" draw:layer="layout" svg:x1="15.813cm" svg:y1="13.703cm" svg:x2="18.379cm" svg:y2="13.707cm">
          <text:p/>
        </draw:line>
        <draw:line draw:style-name="gr4" draw:text-style-name="P9" draw:layer="layout" svg:x1="19.079cm" svg:y1="13.703cm" svg:x2="21.899cm" svg:y2="13.707cm">
          <text:p/>
        </draw:line>
        <draw:line draw:style-name="gr4" draw:text-style-name="P9" draw:layer="layout" svg:x1="22.589cm" svg:y1="13.703cm" svg:x2="25.399cm" svg:y2="13.707cm">
          <text:p/>
        </draw:line>
        <draw:line draw:style-name="gr4" draw:text-style-name="P9" draw:layer="layout" svg:x1="19.079cm" svg:y1="11.224cm" svg:x2="21.899cm" svg:y2="11.228cm">
          <text:p/>
        </draw:line>
        <draw:line draw:style-name="gr4" draw:text-style-name="P9" draw:layer="layout" svg:x1="19.079cm" svg:y1="16.172cm" svg:x2="25.379cm" svg:y2="16.178cm">
          <text:p/>
        </draw:line>
        <draw:line draw:style-name="gr4" draw:text-style-name="P9" draw:layer="layout" svg:x1="18.71cm" svg:y1="11.554cm" svg:x2="18.714cm" svg:y2="13.303cm">
          <text:p/>
        </draw:line>
        <draw:line draw:style-name="gr4" draw:text-style-name="P9" draw:layer="layout" svg:x1="18.71cm" svg:y1="14.004cm" svg:x2="18.714cm" svg:y2="15.755cm">
          <text:p/>
        </draw:line>
        <draw:line draw:style-name="gr4" draw:text-style-name="P9" draw:layer="layout" svg:x1="22.248cm" svg:y1="11.593cm" svg:x2="22.254cm" svg:y2="13.344cm">
          <text:p/>
        </draw:line>
        <draw:line draw:style-name="gr4" draw:text-style-name="P9" draw:layer="layout" svg:x1="25.71cm" svg:y1="14.004cm" svg:x2="25.714cm" svg:y2="15.755cm">
          <text:p/>
        </draw:line>
        <draw:line draw:style-name="gr4" draw:text-style-name="P9" draw:layer="layout" svg:x1="22.496cm" svg:y1="11.409cm" svg:x2="25.417cm" svg:y2="13.402cm">
          <text:p/>
        </draw:line>
        <draw:line draw:style-name="gr4" draw:text-style-name="P9" draw:layer="layout" svg:x1="22.482cm" svg:y1="13.946cm" svg:x2="25.403cm" svg:y2="15.939cm">
          <text:p/>
        </draw:line>
        <draw:line draw:style-name="gr4" draw:text-style-name="P9" draw:layer="layout" svg:x1="22.044cm" svg:y1="13.937cm" svg:x2="18.938cm" svg:y2="15.93cm">
          <text:p/>
        </draw:line>
        <draw:line draw:style-name="gr4" draw:text-style-name="P9" draw:layer="layout" svg:x1="15.72cm" svg:y1="13.917cm" svg:x2="18.399cm" svg:y2="15.89cm">
          <text:p/>
        </draw:line>
        <draw:custom-shape draw:style-name="gr5" draw:text-style-name="P3" draw:layer="layout" svg:width="0.7cm" svg:height="0.987cm" svg:x="16.979cm" svg:y="12.857cm">
          <text:p/>
          <draw:enhanced-geometry svg:viewBox="0 0 21600 21600" draw:type="mso-spt202" draw:enhanced-path="M 0 0 L 21600 0 21600 21600 0 21600 0 0 Z N"/>
        </draw:custom-shape>
        <draw:custom-shape draw:style-name="gr5" draw:text-style-name="P3" draw:layer="layout" svg:width="0.7cm" svg:height="0.987cm" svg:x="16.513cm" svg:y="14.957cm">
          <text:p/>
          <draw:enhanced-geometry svg:viewBox="0 0 21600 21600" draw:type="mso-spt202" draw:enhanced-path="M 0 0 L 21600 0 21600 21600 0 21600 0 0 Z N"/>
        </draw:custom-shape>
        <draw:line draw:style-name="gr4" draw:text-style-name="P9" draw:layer="layout" svg:x1="22.496cm" svg:y1="11.409cm" svg:x2="25.417cm" svg:y2="13.402cm">
          <text:p/>
        </draw:line>
        <draw:line draw:style-name="gr4" draw:text-style-name="P9" draw:layer="layout" svg:x1="15.768cm" svg:y1="13.523cm" svg:x2="18.447cm" svg:y2="11.365cm">
          <text:p/>
        </draw:line>
        <draw:g>
          <draw:custom-shape draw:style-name="gr13" draw:text-style-name="P3" draw:layer="layout" svg:width="0.7cm" svg:height="0.7cm" svg:x="5.803cm" svg:y="10.89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8" draw:layer="layout" svg:width="0.777cm" svg:height="0.816cm" svg:x="5.775cm" svg:y="10.806cm">
            <text:p text:style-name="P7"><text:span text:style-name="T4">2</text:span></text:p>
            <draw:enhanced-geometry svg:viewBox="0 0 21600 21600" draw:type="mso-spt202" draw:enhanced-path="M 0 0 L 21600 0 21600 21600 0 21600 0 0 Z N"/>
          </draw:custom-shape>
        </draw:g>
        <draw:g>
          <draw:custom-shape draw:style-name="gr2" draw:text-style-name="P3" draw:layer="layout" svg:width="0.7cm" svg:height="0.7cm" svg:x="5.803cm" svg:y="13.34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8" draw:layer="layout" svg:width="0.777cm" svg:height="0.816cm" svg:x="5.775cm" svg:y="13.255cm">
            <text:p text:style-name="P7"><text:span text:style-name="T4">5</text:span></text:p>
            <draw:enhanced-geometry svg:viewBox="0 0 21600 21600" draw:type="mso-spt202" draw:enhanced-path="M 0 0 L 21600 0 21600 21600 0 21600 0 0 Z N"/>
          </draw:custom-shape>
        </draw:g>
        <draw:g>
          <draw:custom-shape draw:style-name="gr13" draw:text-style-name="P3" draw:layer="layout" svg:width="0.7cm" svg:height="0.7cm" svg:x="5.803cm" svg:y="15.79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8" draw:layer="layout" svg:width="0.777cm" svg:height="0.816cm" svg:x="5.775cm" svg:y="15.706cm">
            <text:p text:style-name="P7"><text:span text:style-name="T4">3</text:span></text:p>
            <draw:enhanced-geometry svg:viewBox="0 0 21600 21600" draw:type="mso-spt202" draw:enhanced-path="M 0 0 L 21600 0 21600 21600 0 21600 0 0 Z N"/>
          </draw:custom-shape>
        </draw:g>
        <draw:g>
          <draw:custom-shape draw:style-name="gr2" draw:text-style-name="P3" draw:layer="layout" svg:width="0.7cm" svg:height="0.7cm" svg:x="9.303cm" svg:y="10.89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8" draw:layer="layout" svg:width="0.777cm" svg:height="0.816cm" svg:x="9.275cm" svg:y="10.806cm">
            <text:p text:style-name="P7"><text:span text:style-name="T4">6</text:span></text:p>
            <draw:enhanced-geometry svg:viewBox="0 0 21600 21600" draw:type="mso-spt202" draw:enhanced-path="M 0 0 L 21600 0 21600 21600 0 21600 0 0 Z N"/>
          </draw:custom-shape>
        </draw:g>
        <draw:g>
          <draw:custom-shape draw:style-name="gr2" draw:text-style-name="P3" draw:layer="layout" svg:width="0.7cm" svg:height="0.7cm" svg:x="9.303cm" svg:y="13.34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8" draw:layer="layout" svg:width="0.777cm" svg:height="0.816cm" svg:x="9.275cm" svg:y="13.255cm">
            <text:p text:style-name="P10"><text:span text:style-name="T4">4</text:span></text:p>
            <draw:enhanced-geometry svg:viewBox="0 0 21600 21600" draw:type="mso-spt202" draw:enhanced-path="M 0 0 L 21600 0 21600 21600 0 21600 0 0 Z N"/>
          </draw:custom-shape>
        </draw:g>
        <draw:g>
          <draw:custom-shape draw:style-name="gr2" draw:text-style-name="P3" draw:layer="layout" svg:width="0.7cm" svg:height="0.7cm" svg:x="12.803cm" svg:y="15.79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8" draw:layer="layout" svg:width="0.777cm" svg:height="0.816cm" svg:x="12.775cm" svg:y="15.706cm">
            <text:p text:style-name="P7"><text:span text:style-name="T4">7</text:span></text:p>
            <draw:enhanced-geometry svg:viewBox="0 0 21600 21600" draw:type="mso-spt202" draw:enhanced-path="M 0 0 L 21600 0 21600 21600 0 21600 0 0 Z N"/>
          </draw:custom-shape>
        </draw:g>
        <draw:line draw:style-name="gr4" draw:text-style-name="P9" draw:layer="layout" svg:x1="3.203cm" svg:y1="13.523cm" svg:x2="5.882cm" svg:y2="11.365cm">
          <text:p/>
        </draw:line>
        <draw:line draw:style-name="gr4" draw:text-style-name="P9" draw:layer="layout" svg:x1="3.251cm" svg:y1="13.703cm" svg:x2="5.817cm" svg:y2="13.707cm">
          <text:p/>
        </draw:line>
        <draw:line draw:style-name="gr4" draw:text-style-name="P9" draw:layer="layout" svg:x1="6.513cm" svg:y1="13.703cm" svg:x2="9.333cm" svg:y2="13.707cm">
          <text:p/>
        </draw:line>
        <draw:line draw:style-name="gr4" draw:text-style-name="P9" draw:layer="layout" svg:x1="6.513cm" svg:y1="11.224cm" svg:x2="9.333cm" svg:y2="11.228cm">
          <text:p/>
        </draw:line>
        <draw:line draw:style-name="gr4" draw:text-style-name="P9" draw:layer="layout" svg:x1="6.513cm" svg:y1="16.172cm" svg:x2="12.813cm" svg:y2="16.178cm">
          <text:p/>
        </draw:line>
        <draw:line draw:style-name="gr4" draw:text-style-name="P9" draw:layer="layout" svg:x1="6.144cm" svg:y1="11.554cm" svg:x2="6.148cm" svg:y2="13.303cm">
          <text:p/>
        </draw:line>
        <draw:line draw:style-name="gr4" draw:text-style-name="P9" draw:layer="layout" svg:x1="6.144cm" svg:y1="14.004cm" svg:x2="6.148cm" svg:y2="15.755cm">
          <text:p/>
        </draw:line>
        <draw:line draw:style-name="gr4" draw:text-style-name="P9" draw:layer="layout" svg:x1="9.682cm" svg:y1="11.593cm" svg:x2="9.688cm" svg:y2="13.344cm">
          <text:p/>
        </draw:line>
        <draw:line draw:style-name="gr4" draw:text-style-name="P9" draw:layer="layout" svg:x1="9.916cm" svg:y1="13.946cm" svg:x2="12.837cm" svg:y2="15.939cm">
          <text:p/>
        </draw:line>
        <draw:line draw:style-name="gr4" draw:text-style-name="P9" draw:layer="layout" svg:x1="9.478cm" svg:y1="13.937cm" svg:x2="6.372cm" svg:y2="15.93cm">
          <text:p/>
        </draw:line>
        <draw:line draw:style-name="gr4" draw:text-style-name="P9" draw:layer="layout" svg:x1="3.154cm" svg:y1="13.917cm" svg:x2="5.833cm" svg:y2="15.89cm">
          <text:p/>
        </draw:line>
        <draw:custom-shape draw:style-name="gr5" draw:text-style-name="P3" draw:layer="layout" svg:width="0.7cm" svg:height="0.987cm" svg:x="4.413cm" svg:y="12.857cm">
          <text:p/>
          <draw:enhanced-geometry svg:viewBox="0 0 21600 21600" draw:type="mso-spt202" draw:enhanced-path="M 0 0 L 21600 0 21600 21600 0 21600 0 0 Z N"/>
        </draw:custom-shape>
        <draw:custom-shape draw:style-name="gr5" draw:text-style-name="P3" draw:layer="layout" svg:width="0.7cm" svg:height="0.987cm" svg:x="3.951cm" svg:y="14.957cm">
          <text:p/>
          <draw:enhanced-geometry svg:viewBox="0 0 21600 21600" draw:type="mso-spt202" draw:enhanced-path="M 0 0 L 21600 0 21600 21600 0 21600 0 0 Z N"/>
        </draw:custom-shape>
        <draw:line draw:style-name="gr4" draw:text-style-name="P9" draw:layer="layout" svg:x1="3.203cm" svg:y1="13.523cm" svg:x2="5.882cm" svg:y2="11.365cm">
          <text:p/>
        </draw:line>
        <draw:line draw:style-name="gr4" draw:text-style-name="P9" draw:layer="layout" svg:x1="22.044cm" svg:y1="13.937cm" svg:x2="18.938cm" svg:y2="15.93cm">
          <text:p/>
        </draw:line>
        <draw:g xml:id="id39" draw:id="id39">
          <draw:custom-shape draw:style-name="gr6" draw:text-style-name="P3" draw:layer="layout" svg:width="0.7cm" svg:height="0.7cm" svg:x="9.334cm" svg:y="10.89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7" draw:text-style-name="P8" draw:layer="layout" svg:width="0.777cm" svg:height="0.816cm" svg:x="9.304cm" svg:y="10.806cm">
            <text:p text:style-name="P7"><text:span text:style-name="T4">6</text:span></text:p>
            <draw:enhanced-geometry svg:viewBox="0 0 21600 21600" draw:type="mso-spt202" draw:enhanced-path="M 0 0 L 21600 0 21600 21600 0 21600 0 0 Z N"/>
          </draw:custom-shape>
        </draw:g>
        <draw:g xml:id="id40" draw:id="id40">
          <draw:custom-shape draw:style-name="gr8" draw:text-style-name="P3" draw:layer="layout" svg:width="0.837cm" svg:height="0.7cm" svg:x="12.876cm" svg:y="15.76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8" draw:layer="layout" svg:width="0.777cm" svg:height="0.816cm" svg:x="12.916cm" svg:y="15.682cm">
            <text:p text:style-name="P10"><text:span text:style-name="T4">7</text:span></text:p>
            <draw:enhanced-geometry svg:viewBox="0 0 21600 21600" draw:type="mso-spt202" draw:enhanced-path="M 0 0 L 21600 0 21600 21600 0 21600 0 0 Z N"/>
          </draw:custom-shape>
        </draw:g>
        <draw:g xml:id="id41" draw:id="id41">
          <draw:custom-shape draw:style-name="gr8" draw:text-style-name="P3" draw:layer="layout" svg:width="0.7cm" svg:height="0.7cm" svg:x="5.862cm" svg:y="13.33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8" draw:layer="layout" svg:width="0.777cm" svg:height="0.816cm" svg:x="5.818cm" svg:y="13.237cm">
            <text:p text:style-name="P7"><text:span text:style-name="T4">5</text:span></text:p>
            <draw:enhanced-geometry svg:viewBox="0 0 21600 21600" draw:type="mso-spt202" draw:enhanced-path="M 0 0 L 21600 0 21600 21600 0 21600 0 0 Z N"/>
          </draw:custom-shape>
        </draw:g>
        <draw:g xml:id="id46" draw:id="id46">
          <draw:custom-shape draw:style-name="gr6" draw:text-style-name="P3" draw:layer="layout" svg:width="0.7cm" svg:height="0.7cm" svg:x="21.899cm" svg:y="10.89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7" draw:text-style-name="P8" draw:layer="layout" svg:width="0.777cm" svg:height="0.816cm" svg:x="21.869cm" svg:y="10.806cm">
            <text:p text:style-name="P7"><text:span text:style-name="T4">6</text:span></text:p>
            <draw:enhanced-geometry svg:viewBox="0 0 21600 21600" draw:type="mso-spt202" draw:enhanced-path="M 0 0 L 21600 0 21600 21600 0 21600 0 0 Z N"/>
          </draw:custom-shape>
        </draw:g>
        <draw:g xml:id="id47" draw:id="id47">
          <draw:custom-shape draw:style-name="gr8" draw:text-style-name="P3" draw:layer="layout" svg:width="0.7cm" svg:height="0.7cm" svg:x="18.311cm" svg:y="13.33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8" draw:layer="layout" svg:width="0.777cm" svg:height="0.816cm" svg:x="18.278cm" svg:y="13.237cm">
            <text:p text:style-name="P7"><text:span text:style-name="T4">5</text:span></text:p>
            <draw:enhanced-geometry svg:viewBox="0 0 21600 21600" draw:type="mso-spt202" draw:enhanced-path="M 0 0 L 21600 0 21600 21600 0 21600 0 0 Z N"/>
          </draw:custom-shape>
        </draw:g>
        <draw:g xml:id="id48" draw:id="id48">
          <draw:custom-shape draw:style-name="gr8" draw:text-style-name="P3" draw:layer="layout" svg:width="0.7cm" svg:height="0.7cm" svg:x="25.403cm" svg:y="15.76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8" draw:layer="layout" svg:width="0.777cm" svg:height="0.816cm" svg:x="25.375cm" svg:y="15.686cm">
            <text:p text:style-name="P10"><text:span text:style-name="T4">7</text:span></text:p>
            <draw:enhanced-geometry svg:viewBox="0 0 21600 21600" draw:type="mso-spt202" draw:enhanced-path="M 0 0 L 21600 0 21600 21600 0 21600 0 0 Z N"/>
          </draw:custom-shape>
        </draw:g>
        <draw:g xml:id="id44" draw:id="id44">
          <draw:custom-shape draw:style-name="gr14" draw:text-style-name="P3" draw:layer="layout" svg:width="0.7cm" svg:height="0.7cm" svg:x="9.334cm" svg:y="13.31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5" draw:text-style-name="P8" draw:layer="layout" svg:width="0.777cm" svg:height="0.816cm" svg:x="9.304cm" svg:y="13.231cm">
            <text:p text:style-name="P7"><text:span text:style-name="T4">4</text:span></text:p>
            <draw:enhanced-geometry svg:viewBox="0 0 21600 21600" draw:type="mso-spt202" draw:enhanced-path="M 0 0 L 21600 0 21600 21600 0 21600 0 0 Z N"/>
          </draw:custom-shape>
        </draw:g>
        <draw:g xml:id="id45" draw:id="id45">
          <draw:custom-shape draw:style-name="gr14" draw:text-style-name="P3" draw:layer="layout" svg:width="0.7cm" svg:height="0.7cm" svg:x="2.609cm" svg:y="13.31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5" draw:text-style-name="P8" draw:layer="layout" svg:width="0.777cm" svg:height="0.816cm" svg:x="2.581cm" svg:y="13.231cm">
            <text:p text:style-name="P7"><text:span text:style-name="T4">1</text:span></text:p>
            <draw:enhanced-geometry svg:viewBox="0 0 21600 21600" draw:type="mso-spt202" draw:enhanced-path="M 0 0 L 21600 0 21600 21600 0 21600 0 0 Z N"/>
          </draw:custom-shape>
        </draw:g>
        <draw:g xml:id="id42" draw:id="id42">
          <draw:custom-shape draw:style-name="gr16" draw:text-style-name="P3" draw:layer="layout" svg:width="0.7cm" svg:height="0.7cm" svg:x="5.92cm" svg:y="10.78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7" draw:text-style-name="P8" draw:layer="layout" svg:width="0.777cm" svg:height="0.816cm" svg:x="5.892cm" svg:y="10.694cm">
            <text:p text:style-name="P7"><text:span text:style-name="T4">2</text:span></text:p>
            <draw:enhanced-geometry svg:viewBox="0 0 21600 21600" draw:type="mso-spt202" draw:enhanced-path="M 0 0 L 21600 0 21600 21600 0 21600 0 0 Z N"/>
          </draw:custom-shape>
        </draw:g>
        <draw:g xml:id="id43" draw:id="id43">
          <draw:custom-shape draw:style-name="gr16" draw:text-style-name="P3" draw:layer="layout" svg:width="0.7cm" svg:height="0.7cm" svg:x="5.809cm" svg:y="15.74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7" draw:text-style-name="P8" draw:layer="layout" svg:width="0.777cm" svg:height="0.816cm" svg:x="5.779cm" svg:y="15.657cm">
            <text:p text:style-name="P7"><text:span text:style-name="T4">3</text:span></text:p>
            <draw:enhanced-geometry svg:viewBox="0 0 21600 21600" draw:type="mso-spt202" draw:enhanced-path="M 0 0 L 21600 0 21600 21600 0 21600 0 0 Z N"/>
          </draw:custom-shape>
        </draw:g>
        <draw:g xml:id="id52" draw:id="id52">
          <draw:custom-shape draw:style-name="gr14" draw:text-style-name="P3" draw:layer="layout" svg:width="0.7cm" svg:height="0.7cm" svg:x="21.793cm" svg:y="13.31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5" draw:text-style-name="P8" draw:layer="layout" svg:width="0.777cm" svg:height="0.816cm" svg:x="21.763cm" svg:y="13.231cm">
            <text:p text:style-name="P7"><text:span text:style-name="T4">4</text:span></text:p>
            <draw:enhanced-geometry svg:viewBox="0 0 21600 21600" draw:type="mso-spt202" draw:enhanced-path="M 0 0 L 21600 0 21600 21600 0 21600 0 0 Z N"/>
          </draw:custom-shape>
        </draw:g>
        <draw:g xml:id="id53" draw:id="id53">
          <draw:custom-shape draw:style-name="gr14" draw:text-style-name="P3" draw:layer="layout" svg:width="0.7cm" svg:height="0.7cm" svg:x="15.068cm" svg:y="13.31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5" draw:text-style-name="P8" draw:layer="layout" svg:width="0.777cm" svg:height="0.816cm" svg:x="15.04cm" svg:y="13.231cm">
            <text:p text:style-name="P7"><text:span text:style-name="T4">1</text:span></text:p>
            <draw:enhanced-geometry svg:viewBox="0 0 21600 21600" draw:type="mso-spt202" draw:enhanced-path="M 0 0 L 21600 0 21600 21600 0 21600 0 0 Z N"/>
          </draw:custom-shape>
        </draw:g>
        <draw:g xml:id="id49" draw:id="id49">
          <draw:custom-shape draw:style-name="gr16" draw:text-style-name="P3" draw:layer="layout" svg:width="0.7cm" svg:height="0.7cm" svg:x="18.375cm" svg:y="10.78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7" draw:text-style-name="P8" draw:layer="layout" svg:width="0.777cm" svg:height="0.816cm" svg:x="18.345cm" svg:y="10.694cm">
            <text:p text:style-name="P7"><text:span text:style-name="T4">2</text:span></text:p>
            <draw:enhanced-geometry svg:viewBox="0 0 21600 21600" draw:type="mso-spt202" draw:enhanced-path="M 0 0 L 21600 0 21600 21600 0 21600 0 0 Z N"/>
          </draw:custom-shape>
        </draw:g>
        <draw:g xml:id="id50" draw:id="id50">
          <draw:custom-shape draw:style-name="gr16" draw:text-style-name="P3" draw:layer="layout" svg:width="0.7cm" svg:height="0.7cm" svg:x="18.268cm" svg:y="15.74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7" draw:text-style-name="P8" draw:layer="layout" svg:width="0.777cm" svg:height="0.816cm" svg:x="18.238cm" svg:y="15.657cm">
            <text:p text:style-name="P7"><text:span text:style-name="T4">3</text:span></text:p>
            <draw:enhanced-geometry svg:viewBox="0 0 21600 21600" draw:type="mso-spt202" draw:enhanced-path="M 0 0 L 21600 0 21600 21600 0 21600 0 0 Z N"/>
          </draw:custom-shape>
        </draw:g>
        <draw:g xml:id="id51" draw:id="id51">
          <draw:custom-shape draw:style-name="gr16" draw:text-style-name="P3" draw:layer="layout" svg:width="0.7cm" svg:height="0.7cm" svg:x="25.434cm" svg:y="13.31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7" draw:text-style-name="P8" draw:layer="layout" svg:width="0.777cm" svg:height="0.816cm" svg:x="25.404cm" svg:y="13.231cm">
            <text:p text:style-name="P7"><text:span text:style-name="T4">8</text:span></text:p>
            <draw:enhanced-geometry svg:viewBox="0 0 21600 21600" draw:type="mso-spt202" draw:enhanced-path="M 0 0 L 21600 0 21600 21600 0 21600 0 0 Z N"/>
          </draw:custom-shape>
        </draw:g>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39" smil:attributeName="visibility" smil:to="visible"/>
                </anim:par>
                <anim:par smil:begin="0s" smil:dur="indefinite" smil:fill="hold" presentation:node-type="with-previous" presentation:preset-class="entrance" presentation:preset-id="ooo-entrance-appear">
                  <anim:set smil:begin="0s" smil:dur="0.001s" smil:fill="hold" smil:targetElement="id40" smil:attributeName="visibility" smil:to="visible"/>
                </anim:par>
                <anim:par smil:begin="0s" smil:dur="indefinite" smil:fill="hold" presentation:node-type="with-previous" presentation:preset-class="entrance" presentation:preset-id="ooo-entrance-appear">
                  <anim:set smil:begin="0s" smil:dur="0.001s" smil:fill="hold" smil:targetElement="id41"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42" smil:attributeName="visibility" smil:to="visible"/>
                </anim:par>
                <anim:par smil:begin="0s" smil:dur="indefinite" smil:fill="hold" presentation:node-type="with-previous" presentation:preset-class="entrance" presentation:preset-id="ooo-entrance-appear">
                  <anim:set smil:begin="0s" smil:dur="0.001s" smil:fill="hold" smil:targetElement="id43"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44" smil:attributeName="visibility" smil:to="visible"/>
                </anim:par>
                <anim:par smil:begin="0s" smil:dur="indefinite" smil:fill="hold" presentation:node-type="with-previous" presentation:preset-class="entrance" presentation:preset-id="ooo-entrance-appear">
                  <anim:set smil:begin="0s" smil:dur="0.001s" smil:fill="hold" smil:targetElement="id45"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46" smil:attributeName="visibility" smil:to="visible"/>
                </anim:par>
                <anim:par smil:begin="0s" smil:dur="indefinite" smil:fill="hold" presentation:node-type="with-previous" presentation:preset-class="entrance" presentation:preset-id="ooo-entrance-appear">
                  <anim:set smil:begin="0s" smil:dur="0.001s" smil:fill="hold" smil:targetElement="id47" smil:attributeName="visibility" smil:to="visible"/>
                </anim:par>
                <anim:par smil:begin="0s" smil:dur="indefinite" smil:fill="hold" presentation:node-type="with-previous" presentation:preset-class="entrance" presentation:preset-id="ooo-entrance-appear">
                  <anim:set smil:begin="0s" smil:dur="0.001s" smil:fill="hold" smil:targetElement="id48"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49" smil:attributeName="visibility" smil:to="visible"/>
                </anim:par>
                <anim:par smil:begin="0s" smil:dur="indefinite" smil:fill="hold" presentation:node-type="with-previous" presentation:preset-class="entrance" presentation:preset-id="ooo-entrance-appear">
                  <anim:set smil:begin="0s" smil:dur="0.001s" smil:fill="hold" smil:targetElement="id50" smil:attributeName="visibility" smil:to="visible"/>
                </anim:par>
                <anim:par smil:begin="0s" smil:dur="indefinite" smil:fill="hold" presentation:node-type="with-previous" presentation:preset-class="entrance" presentation:preset-id="ooo-entrance-appear">
                  <anim:set smil:begin="0s" smil:dur="0.001s" smil:fill="hold" smil:targetElement="id51"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52" smil:attributeName="visibility" smil:to="visible"/>
                </anim:par>
                <anim:par smil:begin="0s" smil:dur="indefinite" smil:fill="hold" presentation:node-type="with-previous" presentation:preset-class="entrance" presentation:preset-id="ooo-entrance-appear">
                  <anim:set smil:begin="0s" smil:dur="0.001s" smil:fill="hold" smil:targetElement="id53" smil:attributeName="visibility" smil:to="visible"/>
                </anim:par>
              </anim:par>
            </anim:par>
          </anim:seq>
        </anim:par>
        <presentation:notes draw:style-name="dp2">
          <draw:custom-shape draw:style-name="gr1" draw:text-style-name="P3" draw:layer="layout" svg:width="13.991cm" svg:height="11.138cm" svg:x="3.499cm" svg:y="2.227cm">
            <text:p/>
            <draw:enhanced-geometry svg:viewBox="0 0 21600 21600" draw:type="mso-spt202" draw:enhanced-path="M 0 0 L 21600 0 21600 21600 0 21600 0 0 Z N"/>
          </draw:custom-shape>
          <draw:frame presentation:style-name="pr2" draw:text-style-name="P4" draw:layer="layout" svg:width="16.707cm" svg:height="13.326cm" svg:x="2.1cm" svg:y="14.106cm" presentation:class="notes" presentation:placeholder="true" presentation:user-transformed="true">
            <draw:text-box/>
          </draw:frame>
        </presentation:notes>
      </draw:page>
      <draw:page draw:name="page10" draw:style-name="dp1" draw:master-page-name="Default" presentation:presentation-page-layout-name="AL1T1">
        <office:forms form:automatic-focus="false" form:apply-design-mode="false"/>
        <draw:frame presentation:style-name="pr4" draw:text-style-name="P11" draw:layer="layout" svg:width="19.824cm" svg:height="1.915cm" svg:x="4.432cm" svg:y="0.887cm" presentation:class="title" presentation:placeholder="true" presentation:user-transformed="true">
          <draw:text-box/>
        </draw:frame>
        <draw:frame presentation:style-name="pr12" draw:text-style-name="P6" draw:layer="layout" svg:width="24.491cm" svg:height="14.616cm" svg:x="2.565cm" svg:y="4.017cm" presentation:class="outline" presentation:user-transformed="true">
          <draw:text-box>
            <text:p text:style-name="P5"><text:span text:style-name="T5">G é 1-colorível se e somente se E = </text:span><text:span text:style-name="T6"></text:span><text:span text:style-name="T7">.</text:span></text:p>
            <text:p text:style-name="P13"><text:span text:style-name="T7">G é 2-colorível se e somente se é bipartido.</text:span></text:p>
            <text:p text:style-name="P13"><text:span text:style-name="T7">O número cromático </text:span><text:span text:style-name="T6"></text:span><text:span text:style-name="T7">é o mínimo k tal que G é k-colorível.</text:span></text:p>
            <text:p text:style-name="P13"><text:span text:style-name="T7">G é k-crítico se </text:span><text:span text:style-name="T6"></text:span><text:span text:style-name="T7">(H) &lt; </text:span><text:span text:style-name="T6"></text:span><text:span text:style-name="T7">(G) = k para todo subgrafo próprio H de G.</text:span></text:p>
            <text:p text:style-name="P13"><text:span text:style-name="T7">Todo grafo tal que </text:span><text:span text:style-name="T6"></text:span><text:span text:style-name="T7">(G) = k tem um subgrafo k-colorível crítico (k-crítico).</text:span></text:p>
            <text:p text:style-name="P13"><text:span text:style-name="T7">Todo grafo crítico é conexo.</text:span></text:p>
          </draw:text-box>
        </draw:frame>
        <presentation:notes draw:style-name="dp2">
          <draw:custom-shape draw:style-name="gr1" draw:text-style-name="P3" draw:layer="layout" svg:width="13.991cm" svg:height="11.138cm" svg:x="3.499cm" svg:y="2.227cm">
            <text:p/>
            <draw:enhanced-geometry svg:viewBox="0 0 21600 21600" draw:type="mso-spt202" draw:enhanced-path="M 0 0 L 21600 0 21600 21600 0 21600 0 0 Z N"/>
          </draw:custom-shape>
          <draw:frame presentation:style-name="pr2" draw:text-style-name="P4" draw:layer="layout" svg:width="16.707cm" svg:height="13.326cm" svg:x="2.1cm" svg:y="14.106cm" presentation:class="notes" presentation:placeholder="true" presentation:user-transformed="true">
            <draw:text-box/>
          </draw:frame>
        </presentation:notes>
      </draw:page>
      <draw:page draw:name="page11" draw:style-name="dp1" draw:master-page-name="Default" presentation:presentation-page-layout-name="AL1T1">
        <office:forms form:automatic-focus="false" form:apply-design-mode="false"/>
        <draw:frame presentation:style-name="pr13" draw:text-style-name="P6" draw:layer="layout" svg:width="24.49cm" svg:height="17.5cm" svg:x="2.755cm" svg:y="1.984cm" presentation:class="outline" presentation:user-transformed="true">
          <draw:text-box>
            <text:p text:style-name="P5"><text:span text:style-name="T8">Teorema: Se G é k-crítico o menor grau no grafo é maior ou igual a k-1.</text:span></text:p>
            <text:p xml:id="id54" text:id="id54" text:style-name="P13"><text:span text:style-name="T8">Prova: Seja G um grafo k-crítico e seja v um vértice tal que d(v)&lt;k-1.</text:span></text:p>
            <text:p xml:id="id55" text:id="id55" text:style-name="P13"><text:span text:style-name="T8">Como G é crítico, G-v é (k-1)-colorível.</text:span></text:p>
            <text:p xml:id="id56" text:id="id56" text:style-name="P13"><text:span text:style-name="T8">Seja (V</text:span><text:span text:style-name="T9">1</text:span><text:span text:style-name="T8">, ... , V</text:span><text:span text:style-name="T9">k-1</text:span><text:span text:style-name="T8">) uma (k-1)-coloração de G-v.</text:span></text:p>
            <text:p xml:id="id57" text:id="id57" text:style-name="P13"><text:span text:style-name="T8">Como d(v)&lt;k-1 existe i tal que v não é adjacente a nenhum vértice de V</text:span><text:span text:style-name="T9">i</text:span><text:span text:style-name="T8">.</text:span></text:p>
            <text:p xml:id="id58" text:id="id58" text:style-name="P13"><text:span text:style-name="T8">Então, (V</text:span><text:span text:style-name="T9">1</text:span><text:span text:style-name="T8">, ..., V</text:span><text:span text:style-name="T9">i</text:span><text:span text:style-name="T8"> </text:span><text:span text:style-name="T10"></text:span><text:span text:style-name="T11"> {v} ...</text:span><text:span text:style-name="T8"> , V</text:span><text:span text:style-name="T9">k-1</text:span><text:span text:style-name="T8">) é uma (k-1)-coloração de G. </text:span></text:p>
            <text:p xml:id="id59" text:id="id59" text:style-name="P13"><text:span text:style-name="T8">Absurdo porque </text:span><text:span text:style-name="T10"></text:span><text:span text:style-name="T11">(G) = k.</text:span><text:span text:style-name="T8"> <text:s/></text:span></text:p>
          </draw:text-box>
        </draw:fram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54"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59" anim:sub-item="text" smil:attributeName="visibility" smil:to="visible"/>
                </anim:par>
              </anim:par>
            </anim:par>
          </anim:seq>
        </anim:par>
        <presentation:notes draw:style-name="dp2">
          <draw:custom-shape draw:style-name="gr1" draw:text-style-name="P3" draw:layer="layout" svg:width="13.991cm" svg:height="11.138cm" svg:x="3.499cm" svg:y="2.227cm">
            <text:p/>
            <draw:enhanced-geometry svg:viewBox="0 0 21600 21600" draw:type="mso-spt202" draw:enhanced-path="M 0 0 L 21600 0 21600 21600 0 21600 0 0 Z N"/>
          </draw:custom-shape>
          <draw:frame presentation:style-name="pr2" draw:text-style-name="P4" draw:layer="layout" svg:width="16.707cm" svg:height="13.326cm" svg:x="2.1cm" svg:y="14.106cm" presentation:class="notes" presentation:placeholder="true" presentation:user-transformed="true">
            <draw:text-box/>
          </draw:frame>
        </presentation:notes>
      </draw:page>
      <draw:page draw:name="page12" draw:style-name="dp1" draw:master-page-name="Default" presentation:presentation-page-layout-name="AL1T1">
        <office:forms form:automatic-focus="false" form:apply-design-mode="false"/>
        <draw:frame presentation:style-name="pr4" draw:text-style-name="P11" draw:layer="layout" svg:width="19.824cm" svg:height="1.915cm" svg:x="4.432cm" svg:y="3.202cm" presentation:class="title" presentation:placeholder="true" presentation:user-transformed="true">
          <draw:text-box/>
        </draw:frame>
        <draw:frame presentation:style-name="pr14" draw:text-style-name="P6" draw:layer="layout" svg:width="24.491cm" svg:height="12.091cm" svg:x="2.565cm" svg:y="4.898cm" presentation:class="outline" presentation:user-transformed="true">
          <draw:text-box>
            <text:p text:style-name="P5"><text:span text:style-name="T12">Teorema: Se </text:span><text:span text:style-name="T13"></text:span><text:span text:style-name="T14">= k, G tem pelo menos k vértices de grau maior ou igual k-1.</text:span></text:p>
            <text:p xml:id="id60" text:id="id60" text:style-name="P13"><text:span text:style-name="T14">Prova: Seja H um subgrafo k-crítico de G.</text:span></text:p>
            <text:p xml:id="id61" text:id="id61" text:style-name="P13"><text:span text:style-name="T14">Pelo teorema anterior, o menor grau possível em H é k-1.</text:span></text:p>
            <text:p xml:id="id62" text:id="id62" text:style-name="P13"><text:span text:style-name="T14">Como H tem pelo menos k vértices fica provado o teorema.</text:span></text:p>
          </draw:text-box>
        </draw:fram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61"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62" anim:sub-item="text" smil:attributeName="visibility" smil:to="visible"/>
                </anim:par>
              </anim:par>
            </anim:par>
          </anim:seq>
        </anim:par>
        <presentation:notes draw:style-name="dp2">
          <draw:custom-shape draw:style-name="gr1" draw:text-style-name="P3" draw:layer="layout" svg:width="13.991cm" svg:height="11.138cm" svg:x="3.499cm" svg:y="2.227cm">
            <text:p/>
            <draw:enhanced-geometry svg:viewBox="0 0 21600 21600" draw:type="mso-spt202" draw:enhanced-path="M 0 0 L 21600 0 21600 21600 0 21600 0 0 Z N"/>
          </draw:custom-shape>
          <draw:frame presentation:style-name="pr2" draw:text-style-name="P4" draw:layer="layout" svg:width="16.707cm" svg:height="13.326cm" svg:x="2.1cm" svg:y="14.106cm" presentation:class="notes" presentation:placeholder="true" presentation:user-transformed="true">
            <draw:text-box/>
          </draw:frame>
        </presentation:notes>
      </draw:page>
      <draw:page draw:name="page13" draw:style-name="dp1" draw:master-page-name="Default" presentation:presentation-page-layout-name="AL1T1">
        <office:forms form:automatic-focus="false" form:apply-design-mode="false"/>
        <draw:frame presentation:style-name="pr4" draw:text-style-name="P11" draw:layer="layout" svg:width="19.824cm" svg:height="1.915cm" svg:x="4.432cm" svg:y="3.202cm" presentation:class="title" presentation:placeholder="true" presentation:user-transformed="true">
          <draw:text-box/>
        </draw:frame>
        <draw:frame presentation:style-name="pr15" draw:text-style-name="P6" draw:layer="layout" svg:width="24.491cm" svg:height="12.091cm" svg:x="2.565cm" svg:y="4.898cm" presentation:class="outline" presentation:user-transformed="true">
          <draw:text-box>
            <text:p text:style-name="P5"><text:span text:style-name="T1">Teorema: Para todo grafo, </text:span><text:span text:style-name="T13"></text:span><text:span text:style-name="T15"></text:span><text:span text:style-name="T14"> </text:span><text:span text:style-name="T15"></text:span><text:span text:style-name="T16"> + 1</text:span><text:span text:style-name="T14">.</text:span></text:p>
            <text:p xml:id="id63" text:id="id63" text:style-name="P13"><text:span text:style-name="T14">Prova: Seja G um grafo com </text:span><text:span text:style-name="T13"></text:span><text:span text:style-name="T14">= k &gt; </text:span><text:span text:style-name="T15"></text:span><text:span text:style-name="T16"> + 1</text:span><text:span text:style-name="T14">.</text:span></text:p>
            <text:p xml:id="id64" text:id="id64" text:style-name="P13"><text:span text:style-name="T14">Pelo teorema anterior G tem que ter pelo menos k vértices com grau pelo menos k-1</text:span></text:p>
            <text:p xml:id="id65" text:id="id65" text:style-name="P13"><text:span text:style-name="T14">Mas k-1 é maior que o maior grau em G.</text:span></text:p>
          </draw:text-box>
        </draw:fram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63"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64"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65" anim:sub-item="text" smil:attributeName="visibility" smil:to="visible"/>
                </anim:par>
              </anim:par>
            </anim:par>
          </anim:seq>
        </anim:par>
        <presentation:notes draw:style-name="dp2">
          <draw:custom-shape draw:style-name="gr1" draw:text-style-name="P3" draw:layer="layout" svg:width="13.991cm" svg:height="11.138cm" svg:x="3.499cm" svg:y="2.227cm">
            <text:p/>
            <draw:enhanced-geometry svg:viewBox="0 0 21600 21600" draw:type="mso-spt202" draw:enhanced-path="M 0 0 L 21600 0 21600 21600 0 21600 0 0 Z N"/>
          </draw:custom-shape>
          <draw:frame presentation:style-name="pr2" draw:text-style-name="P4" draw:layer="layout" svg:width="16.707cm" svg:height="13.326cm" svg:x="2.1cm" svg:y="14.106cm" presentation:class="notes" presentation:placeholder="true" presentation:user-transformed="true">
            <draw:text-box/>
          </draw:frame>
        </presentation:notes>
      </draw:page>
      <draw:page draw:name="page14" draw:style-name="dp1" draw:master-page-name="Default" presentation:presentation-page-layout-name="AL1T1">
        <office:forms form:automatic-focus="false" form:apply-design-mode="false"/>
        <draw:frame presentation:style-name="pr4" draw:text-style-name="P11" draw:layer="layout" svg:width="19.824cm" svg:height="1.915cm" svg:x="4.432cm" svg:y="3.202cm" presentation:class="title" presentation:placeholder="true" presentation:user-transformed="true">
          <draw:text-box/>
        </draw:frame>
        <draw:frame presentation:style-name="pr16" draw:text-style-name="P6" draw:layer="layout" svg:width="24.491cm" svg:height="12.091cm" svg:x="2.565cm" svg:y="4.898cm" presentation:class="outline" presentation:user-transformed="true">
          <draw:text-box>
            <text:p text:style-name="P5"><text:span text:style-name="T1">Teorema: Se G é crítico, não existe S (corte) tal que G-S é desconexo e S é uma clique.</text:span></text:p>
            <text:p text:style-name="P5"><text:span text:style-name="T1"/></text:p>
          </draw:text-box>
        </draw:frame>
        <presentation:notes draw:style-name="dp2">
          <draw:custom-shape draw:style-name="gr1" draw:text-style-name="P3" draw:layer="layout" svg:width="13.991cm" svg:height="11.138cm" svg:x="3.499cm" svg:y="2.227cm">
            <text:p/>
            <draw:enhanced-geometry svg:viewBox="0 0 21600 21600" draw:type="mso-spt202" draw:enhanced-path="M 0 0 L 21600 0 21600 21600 0 21600 0 0 Z N"/>
          </draw:custom-shape>
          <draw:frame presentation:style-name="pr2" draw:text-style-name="P4" draw:layer="layout" svg:width="16.707cm" svg:height="13.326cm" svg:x="2.1cm" svg:y="14.106cm" presentation:class="notes" presentation:placeholder="true" presentation:user-transformed="true">
            <draw:text-box/>
          </draw:frame>
        </presentation:notes>
      </draw:page>
      <draw:page draw:name="page15" draw:style-name="dp1" draw:master-page-name="Default" presentation:presentation-page-layout-name="AL1T1">
        <office:forms form:automatic-focus="false" form:apply-design-mode="false"/>
        <draw:frame presentation:style-name="pr17" draw:text-style-name="P11" draw:layer="layout" svg:width="19.741cm" svg:height="1.915cm" svg:x="4.433cm" svg:y="0.847cm" presentation:class="title" presentation:placeholder="true" presentation:user-transformed="true">
          <draw:text-box/>
        </draw:frame>
        <draw:frame presentation:style-name="pr18" draw:text-style-name="P14" draw:layer="layout" svg:width="24.409cm" svg:height="14.758cm" svg:x="2.566cm" svg:y="4.127cm" presentation:class="outline" presentation:user-transformed="true">
          <draw:text-box>
            <text:p text:style-name="P5"><text:span text:style-name="T17">Ideia da prova: Sejam V</text:span><text:span text:style-name="T18">1</text:span><text:span text:style-name="T17">, V</text:span><text:span text:style-name="T18">2</text:span><text:span text:style-name="T17"> … V</text:span><text:span text:style-name="T18">p</text:span><text:span text:style-name="T17"> os vértices das componentes conexas de G-S. S é um clique.</text:span></text:p>
            <text:p xml:id="id66" text:id="id66" text:style-name="P5"><text:span text:style-name="T17">As cores dos vértices de S tem que ser todas diferentes em toda coloração e podemos fixar essas cores.</text:span></text:p>
            <text:p xml:id="id67" text:id="id67" text:style-name="P5"><text:span text:style-name="T17">Consideremos G</text:span><text:span text:style-name="T18">1</text:span><text:span text:style-name="T17">, G</text:span><text:span text:style-name="T18">2</text:span><text:span text:style-name="T17"> … G</text:span><text:span text:style-name="T18">p</text:span><text:span text:style-name="T17"> os subgrafos induzidos por V</text:span><text:span text:style-name="T18">1</text:span><text:span text:style-name="T17"> U S, V</text:span><text:span text:style-name="T18">2</text:span><text:span text:style-name="T17"> U S, … V</text:span><text:span text:style-name="T18">p</text:span><text:span text:style-name="T17"> U S.</text:span></text:p>
            <text:p xml:id="id68" text:id="id68" text:style-name="P5"><text:span text:style-name="T17">Como a coloração de cada subgrafo é independente o </text:span><text:span text:style-name="T13"> </text:span><text:span text:style-name="T17">de algum dos subgrafos (G</text:span><text:span text:style-name="T18">i</text:span><text:span text:style-name="T17">) é igual ao </text:span><text:span text:style-name="T13"> </text:span><text:span text:style-name="T17">do grafo G.</text:span></text:p>
            <text:p xml:id="id69" text:id="id69" text:style-name="P5"><text:span text:style-name="T17">G</text:span><text:span text:style-name="T18">i</text:span><text:span text:style-name="T17"> é subgrafo de G e G</text:span><text:span text:style-name="T18">i</text:span><text:span text:style-name="T17"> </text:span><text:span text:style-name="T19"> </text:span><text:span text:style-name="T17">G pelo que G não é crítico. <text:s text:c="2"/></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anim:sub-item="text" smil:attributeName="visibility" smil:to="visible"/>
                </anim:par>
              </anim:par>
            </anim:par>
          </anim:seq>
        </anim:par>
        <presentation:notes draw:style-name="dp2">
          <draw:page-thumbnail draw:style-name="gr18" draw:layer="layout" svg:width="14.848cm" svg:height="11.136cm" svg:x="3.075cm" svg:y="2.257cm" draw:page-number="15" presentation:class="page"/>
          <draw:frame presentation:style-name="pr19" draw:text-style-name="P4" draw:layer="layout" svg:width="16.707cm" svg:height="13.033cm" svg:x="2.1cm" svg:y="14.106cm" presentation:class="notes" presentation:placeholder="true" presentation:user-transformed="true">
            <draw:text-box/>
          </draw:frame>
        </presentation:notes>
      </draw:page>
      <draw:page draw:name="page16" draw:style-name="dp1" draw:master-page-name="Default" presentation:presentation-page-layout-name="AL1T1">
        <office:forms form:automatic-focus="false" form:apply-design-mode="false"/>
        <draw:frame presentation:style-name="pr4" draw:text-style-name="P11" draw:layer="layout" svg:width="19.824cm" svg:height="1.915cm" svg:x="4.432cm" svg:y="3.202cm" presentation:class="title" presentation:placeholder="true" presentation:user-transformed="true">
          <draw:text-box/>
        </draw:frame>
        <draw:frame presentation:style-name="pr20" draw:text-style-name="P6" draw:layer="layout" svg:width="24.491cm" svg:height="12.091cm" svg:x="2.509cm" svg:y="4.909cm" presentation:class="outline" presentation:user-transformed="true">
          <draw:text-box>
            <text:p text:style-name="P5"><text:span text:style-name="T1">Teorema: Se G é conexo, não é um ciclo impar e não é completo, </text:span><text:span text:style-name="T13"></text:span><text:span text:style-name="T15"></text:span><text:span text:style-name="T20"> </text:span><text:span text:style-name="T15"></text:span><text:span text:style-name="T14">.</text:span></text:p>
            <text:p xml:id="id70" text:id="id70" text:style-name="P5"><text:span text:style-name="T14"/></text:p>
            <text:p xml:id="id71" text:id="id71" text:style-name="P5"><text:span text:style-name="T14"/></text:p>
            <text:p text:style-name="P13"><text:span text:style-name="T14"/></text:p>
          </draw:text-box>
        </draw:fram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70"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71" anim:sub-item="text" smil:attributeName="visibility" smil:to="visible"/>
                </anim:par>
              </anim:par>
            </anim:par>
          </anim:seq>
        </anim:par>
        <presentation:notes draw:style-name="dp2">
          <draw:custom-shape draw:style-name="gr1" draw:text-style-name="P3" draw:layer="layout" svg:width="13.991cm" svg:height="11.138cm" svg:x="3.499cm" svg:y="2.227cm">
            <text:p/>
            <draw:enhanced-geometry svg:viewBox="0 0 21600 21600" draw:type="mso-spt202" draw:enhanced-path="M 0 0 L 21600 0 21600 21600 0 21600 0 0 Z N"/>
          </draw:custom-shape>
          <draw:frame presentation:style-name="pr2" draw:text-style-name="P4" draw:layer="layout" svg:width="16.707cm" svg:height="13.326cm" svg:x="2.1cm" svg:y="14.106cm" presentation:class="notes" presentation:placeholder="true" presentation:user-transformed="true">
            <draw:text-box/>
          </draw:frame>
        </presentation:notes>
      </draw:page>
      <draw:page draw:name="page17" draw:style-name="dp1" draw:master-page-name="Default" presentation:presentation-page-layout-name="AL1T1">
        <office:forms form:automatic-focus="false" form:apply-design-mode="false"/>
        <draw:frame presentation:style-name="pr21" draw:layer="layout" svg:width="25.199cm" svg:height="3.506cm" svg:x="1.4cm" svg:y="0.837cm" presentation:class="title">
          <draw:text-box>
            <text:p>Algoritmo Guloso</text:p>
          </draw:text-box>
        </draw:frame>
        <draw:frame presentation:style-name="pr22" draw:layer="layout" svg:width="25.199cm" svg:height="13.859cm" svg:x="1.4cm" svg:y="4.914cm" presentation:class="outline" presentation:user-transformed="true">
          <draw:text-box>
            <text:p text:style-name="P5"><text:span text:style-name="T14">Para cada vértice:</text:span></text:p>
            <text:list text:style-name="L1">
              <text:list-item>
                <text:p text:style-name="P5"><text:span text:style-name="T14">Colorir com a menor cor disponível</text:span></text:p>
                <text:p text:style-name="P5"><text:span text:style-name="T14"/></text:p>
                <text:p text:style-name="P15"><text:span text:style-name="T14">Observar que nunca usa mais do que </text:span><text:span text:style-name="T15"> </text:span><text:span text:style-name="T3">+ 1 cores.</text:span><text:span text:style-name="T14"> </text:span></text:p>
              </text:list-item>
            </text:list>
            <text:p text:style-name="P5"><text:span text:style-name="T14"/></text:p>
          </draw:text-box>
        </draw:frame>
        <presentation:notes draw:style-name="dp2">
          <office:forms form:automatic-focus="false" form:apply-design-mode="false"/>
          <draw:page-thumbnail draw:style-name="gr18" draw:layer="layout" svg:width="14.848cm" svg:height="11.136cm" svg:x="3.075cm" svg:y="2.257cm" draw:page-number="17" presentation:class="page"/>
          <draw:frame presentation:style-name="pr2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21" draw:layer="layout" svg:width="25.199cm" svg:height="3.506cm" svg:x="1.4cm" svg:y="0.837cm" presentation:class="title" presentation:placeholder="true">
          <draw:text-box/>
        </draw:frame>
        <draw:frame presentation:style-name="pr22" draw:layer="layout" svg:width="25.199cm" svg:height="15.788cm" svg:x="1.4cm" svg:y="4.914cm" presentation:class="outline" presentation:user-transformed="true">
          <draw:text-box>
            <text:p text:style-name="P5"><text:span text:style-name="T14">Teorema: Se G é conexo e não regular </text:span><text:span text:style-name="T13"></text:span><text:span text:style-name="T15"></text:span><text:span text:style-name="T20"> </text:span><text:span text:style-name="T15"></text:span><text:span text:style-name="T14">.</text:span><text:span text:style-name="T14"> </text:span></text:p>
            <text:p text:style-name="P5"><text:span text:style-name="T14">Prova:</text:span></text:p>
            <text:p text:style-name="P5"><text:span text:style-name="T14">Por construção:</text:span></text:p>
            <text:p text:style-name="P5"><text:span text:style-name="T14">Encontre um v tal que o grau de v seja menor que </text:span><text:span text:style-name="T15"></text:span><text:span text:style-name="T14">. Existe pois o grafo não é regular.</text:span></text:p>
            <text:p text:style-name="P5"><text:span text:style-name="T14">Execute busca em profundidade a partir de v.</text:span></text:p>
            <text:p text:style-name="P5"><text:span text:style-name="T14">Quando um vértice fechar colora ele com a menor cor disponível.</text:span></text:p>
            <text:p text:style-name="P5"><text:span text:style-name="T14"/></text:p>
            <text:p text:style-name="P5"><text:span text:style-name="T14">Mostrar que não usa mais do que </text:span><text:span text:style-name="T15"> </text:span><text:span text:style-name="T14">cores.</text:span></text:p>
          </draw:text-box>
        </draw:frame>
        <presentation:notes draw:style-name="dp2">
          <office:forms form:automatic-focus="false" form:apply-design-mode="false"/>
          <draw:page-thumbnail draw:style-name="gr18" draw:layer="layout" svg:width="14.848cm" svg:height="11.136cm" svg:x="3.075cm" svg:y="2.257cm" draw:page-number="18" presentation:class="page"/>
          <draw:frame presentation:style-name="pr23"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21" draw:layer="layout" svg:width="25.199cm" svg:height="3.506cm" svg:x="1.4cm" svg:y="0.837cm" presentation:class="title" presentation:placeholder="true">
          <draw:text-box/>
        </draw:frame>
        <draw:frame presentation:style-name="pr22" draw:layer="layout" svg:width="25.199cm" svg:height="13.859cm" svg:x="1.4cm" svg:y="4.914cm" presentation:class="outline" presentation:user-transformed="true">
          <draw:text-box>
            <text:p text:style-name="P13"><text:span text:style-name="T14">Teorema: Todo grafo planar é 5-colorível.</text:span></text:p>
            <text:p text:style-name="P13"><text:span text:style-name="T14">Teorema (1976): Todo grafo planar é 4-colorível.</text:span></text:p>
          </draw:text-box>
        </draw:frame>
        <presentation:notes draw:style-name="dp2">
          <draw:page-thumbnail draw:style-name="gr18" draw:layer="layout" svg:width="14.848cm" svg:height="11.136cm" svg:x="3.075cm" svg:y="2.257cm" draw:page-number="19" presentation:class="page"/>
          <draw:frame presentation:style-name="pr23"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24" draw:text-style-name="P17" draw:layer="layout" svg:width="19.824cm" svg:height="1.915cm" svg:x="4.432cm" svg:y="1.139cm" presentation:class="title" presentation:user-transformed="true">
          <draw:text-box>
            <text:p text:style-name="P16"><text:span text:style-name="T1">Teorema das 4 cores</text:span></text:p>
          </draw:text-box>
        </draw:frame>
        <draw:frame presentation:style-name="pr25" draw:text-style-name="P6" draw:layer="layout" svg:width="24.49cm" svg:height="17.024cm" svg:x="2.517cm" svg:y="3.514cm" presentation:class="outline" presentation:user-transformed="true">
          <draw:text-box>
            <text:p xml:id="id72" text:id="id72" text:style-name="P5"><text:span text:style-name="T21">Conjetura em 1852.</text:span></text:p>
            <text:p xml:id="id73" text:id="id73" text:style-name="P13"><text:span text:style-name="T21">Provado em 1879.</text:span></text:p>
            <text:p xml:id="id74" text:id="id74" text:style-name="P13"><text:span text:style-name="T21">Provado em 1880.</text:span></text:p>
            <text:p xml:id="id75" text:id="id75" text:style-name="P13"><text:span text:style-name="T21">Em 1890 se mostra que a prova de 1879 esetava errada e que se pode colorir um grafo planar com 5 cores.</text:span></text:p>
            <text:p xml:id="id76" text:id="id76" text:style-name="P13"><text:span text:style-name="T21">Em 1891 se mostra que a prova de 1880 esetava errada.</text:span></text:p>
            <text:p xml:id="id77" text:id="id77" text:style-name="P13"><text:span text:style-name="T21">Nas décadas de 60 e 70 se desenvolvem algoritmos para tentar provar a conjetura por computador.</text:span></text:p>
            <text:p xml:id="id78" text:id="id78" text:style-name="P13"><text:span text:style-name="T21">Em 1976 o teorema é provado com métodos computacionais. Reduziram o teorema a ser provado em 1936 grafos. Esse número foi reduzido a 1476. O programa rodou por centos de horas.</text:span></text:p>
            <text:p xml:id="id79" text:id="id79" text:style-name="P13"><text:span text:style-name="T21">Em 1996 o número de grafos a ser testados foi reduzido a 633.</text:span></text:p>
          </draw:text-box>
        </draw:fram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72"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73"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74"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75"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76"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77"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78"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79" anim:sub-item="text" smil:attributeName="visibility" smil:to="visible"/>
                </anim:par>
              </anim:par>
            </anim:par>
          </anim:seq>
        </anim:par>
        <presentation:notes draw:style-name="dp2">
          <draw:custom-shape draw:style-name="gr1" draw:text-style-name="P3" draw:layer="layout" svg:width="13.991cm" svg:height="11.138cm" svg:x="3.499cm" svg:y="2.227cm">
            <text:p/>
            <draw:enhanced-geometry svg:viewBox="0 0 21600 21600" draw:type="mso-spt202" draw:enhanced-path="M 0 0 L 21600 0 21600 21600 0 21600 0 0 Z N"/>
          </draw:custom-shape>
          <draw:frame presentation:style-name="pr2" draw:text-style-name="P4" draw:layer="layout" svg:width="16.707cm" svg:height="13.326cm" svg:x="2.1cm" svg:y="14.106cm" presentation:class="notes" presentation:placeholder="true" presentation:user-transformed="true">
            <draw:text-box/>
          </draw:frame>
        </presentation:notes>
      </draw:page>
      <draw:page draw:name="page21" draw:style-name="dp1" draw:master-page-name="Default" presentation:presentation-page-layout-name="AL1T1">
        <office:forms form:automatic-focus="false" form:apply-design-mode="false"/>
        <draw:frame presentation:style-name="pr4" draw:text-style-name="P11" draw:layer="layout" svg:width="19.824cm" svg:height="1.915cm" svg:x="4.432cm" svg:y="3.202cm" presentation:class="title" presentation:placeholder="true" presentation:user-transformed="true">
          <draw:text-box/>
        </draw:frame>
        <draw:frame presentation:style-name="pr26" draw:text-style-name="P6" draw:layer="layout" svg:width="24.491cm" svg:height="12.512cm" svg:x="2.565cm" svg:y="4.898cm" presentation:class="outline" presentation:user-transformed="true">
          <draw:text-box>
            <text:p text:style-name="P5"><text:span text:style-name="T1">Determinar se um grafo é k-colorível é <text:s/>NP-Completo.</text:span></text:p>
            <text:p text:style-name="P13"><text:span text:style-name="T1">Determinar se um grafo planar é 3-colorível é NP-Completo.</text:span></text:p>
            <text:p text:style-name="P13"><text:span text:style-name="T1">Exercício: </text:span><text:span text:style-name="T22">Provar que o número cromático de um grafo mais o número cromático do seu complemento é sempre maior ou igual a duas vezes a raiz quadrada de n.</text:span></text:p>
            <text:p text:style-name="P13"><text:span text:style-name="T1"/></text:p>
          </draw:text-box>
        </draw:frame>
        <presentation:notes draw:style-name="dp2">
          <draw:custom-shape draw:style-name="gr1" draw:text-style-name="P3" draw:layer="layout" svg:width="13.991cm" svg:height="11.138cm" svg:x="3.499cm" svg:y="2.227cm">
            <text:p/>
            <draw:enhanced-geometry svg:viewBox="0 0 21600 21600" draw:type="mso-spt202" draw:enhanced-path="M 0 0 L 21600 0 21600 21600 0 21600 0 0 Z N"/>
          </draw:custom-shape>
          <draw:frame presentation:style-name="pr2" draw:text-style-name="P4" draw:layer="layout" svg:width="16.707cm" svg:height="13.326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t" fo:country="B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OpenOffice/4.1.1$Win32 OpenOffice.org_project/411m6$Build-9775</meta:generator>
    <meta:creation-date>2009-05-18T16:56:39</meta:creation-date>
    <dc:date>2017-06-05T16:08:44.25</dc:date>
    <meta:editing-cycles>10</meta:editing-cycles>
    <meta:editing-duration>P1DT5H38M42S</meta:editing-duration>
    <meta:document-statistic meta:object-count="501"/>
    <meta:user-defined meta:name="Info 1"/>
    <meta:user-defined meta:name="Info 2"/>
    <meta:user-defined meta:name="Info 3"/>
    <meta:user-defined meta:name="Info 4"/>
  </office:meta>
</office:document-meta>
</file>